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C000020D7000010F752FB48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Arial Unicode MS'" style:font-charset="x-symbol"/>
    <style:font-face style:name="StarSymbol" svg:font-family="StarSymbol"/>
    <style:font-face style:name="Tahoma2" svg:font-family="Tahoma"/>
    <style:font-face style:name="Courier New" svg:font-family="'Courier New'" style:font-family-generic="modern"/>
    <style:font-face style:name="MS Mincho" svg:font-family="'MS Mincho', 'MS ??'" style:font-family-generic="roman"/>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automatic-styles>
    <style:style style:name="Tableau1" style:family="table">
      <style:table-properties style:width="17.263cm" fo:margin-left="-0.132cm" table:align="left" style:writing-mode="lr-tb"/>
    </style:style>
    <style:style style:name="Tableau1.A" style:family="table-column">
      <style:table-column-properties style:column-width="5.749cm"/>
    </style:style>
    <style:style style:name="Tableau1.C" style:family="table-column">
      <style:table-column-properties style:column-width="5.766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C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 style:family="table">
      <style:table-properties style:width="17.251cm" fo:margin-left="-0.132cm" fo:margin-right="-0.12cm" table:align="margins" style:writing-mode="lr-tb"/>
    </style:style>
    <style:style style:name="Tableau2.A" style:family="table-column">
      <style:table-column-properties style:column-width="2.877cm" style:rel-column-width="10928*"/>
    </style:style>
    <style:style style:name="Tableau2.F" style:family="table-column">
      <style:table-column-properties style:column-width="2.868cm" style:rel-column-width="10895*"/>
    </style:style>
    <style:style style:name="Tableau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F1" style:family="table-cell">
      <style:table-cell-properties style:vertical-align="top" fo:padding-left="0.123cm" fo:padding-right="0.123cm" fo:padding-top="0cm" fo:padding-bottom="0cm" fo:border="0.002cm solid #000000"/>
    </style:style>
    <style:style style:name="Tableau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F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 style:family="table">
      <style:table-properties style:width="17.143cm" fo:margin-left="-0.132cm" table:align="left" style:writing-mode="lr-tb"/>
    </style:style>
    <style:style style:name="Tableau3.A" style:family="table-column">
      <style:table-column-properties style:column-width="3.124cm"/>
    </style:style>
    <style:style style:name="Tableau3.B" style:family="table-column">
      <style:table-column-properties style:column-width="2.752cm"/>
    </style:style>
    <style:style style:name="Tableau3.C" style:family="table-column">
      <style:table-column-properties style:column-width="2.499cm"/>
    </style:style>
    <style:style style:name="Tableau3.E" style:family="table-column">
      <style:table-column-properties style:column-width="3.752cm"/>
    </style:style>
    <style:style style:name="Tableau3.F" style:family="table-column">
      <style:table-column-properties style:column-width="2.517cm"/>
    </style:style>
    <style:style style:name="Tableau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F1" style:family="table-cell">
      <style:table-cell-properties style:vertical-align="top" fo:padding-left="0.123cm" fo:padding-right="0.123cm" fo:padding-top="0cm" fo:padding-bottom="0cm" fo:border="0.002cm solid #000000"/>
    </style:style>
    <style:style style:name="Tableau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F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6.143cm" fo:margin-left="-0.132cm" table:align="left" style:writing-mode="lr-tb"/>
    </style:style>
    <style:style style:name="Tableau4.A" style:family="table-column">
      <style:table-column-properties style:column-width="3.124cm"/>
    </style:style>
    <style:style style:name="Tableau4.B" style:family="table-column">
      <style:table-column-properties style:column-width="2.752cm"/>
    </style:style>
    <style:style style:name="Tableau4.C" style:family="table-column">
      <style:table-column-properties style:column-width="4.001cm"/>
    </style:style>
    <style:style style:name="Tableau4.E" style:family="table-column">
      <style:table-column-properties style:column-width="2.267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E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E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 style:family="table">
      <style:table-properties style:width="10.643cm" fo:margin-left="-0.132cm" table:align="left" style:writing-mode="lr-tb"/>
    </style:style>
    <style:style style:name="Tableau5.A" style:family="table-column">
      <style:table-column-properties style:column-width="3.124cm"/>
    </style:style>
    <style:style style:name="Tableau5.B" style:family="table-column">
      <style:table-column-properties style:column-width="1.251cm"/>
    </style:style>
    <style:style style:name="Tableau5.C" style:family="table-column">
      <style:table-column-properties style:column-width="2.501cm"/>
    </style:style>
    <style:style style:name="Tableau5.D" style:family="table-column">
      <style:table-column-properties style:column-width="1.249cm"/>
    </style:style>
    <style:style style:name="Tableau5.E" style:family="table-column">
      <style:table-column-properties style:column-width="2.519cm"/>
    </style:style>
    <style:style style:name="Tableau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E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6" style:family="table">
      <style:table-properties style:width="17.254cm" fo:margin-left="-0.132cm" table:align="left" style:writing-mode="lr-tb"/>
    </style:style>
    <style:style style:name="Tableau6.A" style:family="table-column">
      <style:table-column-properties style:column-width="2.875cm"/>
    </style:style>
    <style:style style:name="Tableau6.B" style:family="table-column">
      <style:table-column-properties style:column-width="2.249cm"/>
    </style:style>
    <style:style style:name="Tableau6.C" style:family="table-column">
      <style:table-column-properties style:column-width="2.501cm"/>
    </style:style>
    <style:style style:name="Tableau6.D" style:family="table-column">
      <style:table-column-properties style:column-width="2.499cm"/>
    </style:style>
    <style:style style:name="Tableau6.F" style:family="table-column">
      <style:table-column-properties style:column-width="2.251cm"/>
    </style:style>
    <style:style style:name="Tableau6.G" style:family="table-column">
      <style:table-column-properties style:column-width="2.378cm"/>
    </style:style>
    <style:style style:name="Tableau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G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7" style:family="table">
      <style:table-properties style:width="17.254cm" fo:margin-left="-0.132cm" table:align="left" style:writing-mode="lr-tb"/>
    </style:style>
    <style:style style:name="Tableau7.A" style:family="table-column">
      <style:table-column-properties style:column-width="2.462cm"/>
    </style:style>
    <style:style style:name="Tableau7.G" style:family="table-column">
      <style:table-column-properties style:column-width="2.48cm"/>
    </style:style>
    <style:style style:name="Tableau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7.G1" style:family="table-cell">
      <style:table-cell-properties style:vertical-align="top" fo:padding-left="0.123cm" fo:padding-right="0.123cm" fo:padding-top="0cm" fo:padding-bottom="0cm" fo:border="0.002cm solid #000000"/>
    </style:style>
    <style:style style:name="Tableau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7.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7.261cm" fo:margin-left="-0.132cm" table:align="left" style:writing-mode="lr-tb"/>
    </style:style>
    <style:style style:name="Tableau8.A" style:family="table-column">
      <style:table-column-properties style:column-width="1.875cm"/>
    </style:style>
    <style:style style:name="Tableau8.B" style:family="table-column">
      <style:table-column-properties style:column-width="15.386cm"/>
    </style:style>
    <style:style style:name="Tableau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8.B1" style:family="table-cell">
      <style:table-cell-properties style:vertical-align="top" fo:padding-left="0.123cm" fo:padding-right="0.123cm" fo:padding-top="0cm" fo:padding-bottom="0cm" fo:border="0.002cm solid #000000"/>
    </style:style>
    <style:style style:name="Tableau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9" style:family="table">
      <style:table-properties style:width="5.392cm" fo:margin-left="-0.132cm" table:align="left" style:writing-mode="lr-tb"/>
    </style:style>
    <style:style style:name="Tableau9.A" style:family="table-column">
      <style:table-column-properties style:column-width="0.875cm"/>
    </style:style>
    <style:style style:name="Tableau9.B" style:family="table-column">
      <style:table-column-properties style:column-width="4.517cm"/>
    </style:style>
    <style:style style:name="Tableau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9.B1" style:family="table-cell">
      <style:table-cell-properties style:vertical-align="top" fo:padding-left="0.123cm" fo:padding-right="0.123cm" fo:padding-top="0cm" fo:padding-bottom="0cm" fo:border="0.002cm solid #000000"/>
    </style:style>
    <style:style style:name="Tableau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0" style:family="table">
      <style:table-properties style:width="17.261cm" fo:margin-left="-0.132cm" table:align="left" style:writing-mode="lr-tb"/>
    </style:style>
    <style:style style:name="Tableau10.A" style:family="table-column">
      <style:table-column-properties style:column-width="0.875cm"/>
    </style:style>
    <style:style style:name="Tableau10.B" style:family="table-column">
      <style:table-column-properties style:column-width="16.387cm"/>
    </style:style>
    <style:style style:name="Tableau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0.B1" style:family="table-cell">
      <style:table-cell-properties style:vertical-align="top" fo:padding-left="0.123cm" fo:padding-right="0.123cm" fo:padding-top="0cm" fo:padding-bottom="0cm" fo:border="0.002cm solid #000000"/>
    </style:style>
    <style:style style:name="Tableau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1" style:family="table">
      <style:table-properties style:width="17.261cm" fo:margin-left="-0.132cm" table:align="left" style:writing-mode="lr-tb"/>
    </style:style>
    <style:style style:name="Tableau11.A" style:family="table-column">
      <style:table-column-properties style:column-width="0.875cm"/>
    </style:style>
    <style:style style:name="Tableau11.B" style:family="table-column">
      <style:table-column-properties style:column-width="16.387cm"/>
    </style:style>
    <style:style style:name="Tableau1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1.B1" style:family="table-cell">
      <style:table-cell-properties style:vertical-align="top" fo:padding-left="0.123cm" fo:padding-right="0.123cm" fo:padding-top="0cm" fo:padding-bottom="0cm" fo:border="0.002cm solid #000000"/>
    </style:style>
    <style:style style:name="Tableau1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2" style:family="table">
      <style:table-properties style:width="17.261cm" fo:margin-left="-0.132cm" table:align="left" style:writing-mode="lr-tb"/>
    </style:style>
    <style:style style:name="Tableau12.A" style:family="table-column">
      <style:table-column-properties style:column-width="0.875cm"/>
    </style:style>
    <style:style style:name="Tableau12.B" style:family="table-column">
      <style:table-column-properties style:column-width="16.387cm"/>
    </style:style>
    <style:style style:name="Tableau1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2.B1" style:family="table-cell">
      <style:table-cell-properties style:vertical-align="top" fo:padding-left="0.123cm" fo:padding-right="0.123cm" fo:padding-top="0cm" fo:padding-bottom="0cm" fo:border="0.002cm solid #000000"/>
    </style:style>
    <style:style style:name="Tableau1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
      <style:table-properties style:width="17.261cm" fo:margin-left="-0.132cm" table:align="left" style:writing-mode="lr-tb"/>
    </style:style>
    <style:style style:name="Tableau13.A" style:family="table-column">
      <style:table-column-properties style:column-width="0.875cm"/>
    </style:style>
    <style:style style:name="Tableau13.B" style:family="table-column">
      <style:table-column-properties style:column-width="16.387cm"/>
    </style:style>
    <style:style style:name="Tableau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3.B1" style:family="table-cell">
      <style:table-cell-properties style:vertical-align="top" fo:padding-left="0.123cm" fo:padding-right="0.123cm" fo:padding-top="0cm" fo:padding-bottom="0cm" fo:border="0.002cm solid #000000"/>
    </style:style>
    <style:style style:name="Tableau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 style:family="table">
      <style:table-properties style:width="17.261cm" fo:margin-left="-0.132cm" table:align="left" style:writing-mode="lr-tb"/>
    </style:style>
    <style:style style:name="Tableau14.A" style:family="table-column">
      <style:table-column-properties style:column-width="0.875cm"/>
    </style:style>
    <style:style style:name="Tableau14.B" style:family="table-column">
      <style:table-column-properties style:column-width="16.387cm"/>
    </style:style>
    <style:style style:name="Tableau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4.B1" style:family="table-cell">
      <style:table-cell-properties style:vertical-align="top" fo:padding-left="0.123cm" fo:padding-right="0.123cm" fo:padding-top="0cm" fo:padding-bottom="0cm" fo:border="0.002cm solid #000000"/>
    </style:style>
    <style:style style:name="Tableau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5" style:family="table">
      <style:table-properties style:width="17.261cm" fo:margin-left="-0.132cm" table:align="left" style:writing-mode="lr-tb"/>
    </style:style>
    <style:style style:name="Tableau15.A" style:family="table-column">
      <style:table-column-properties style:column-width="0.875cm"/>
    </style:style>
    <style:style style:name="Tableau15.B" style:family="table-column">
      <style:table-column-properties style:column-width="16.387cm"/>
    </style:style>
    <style:style style:name="Tableau1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5.B1" style:family="table-cell">
      <style:table-cell-properties style:vertical-align="top" fo:padding-left="0.123cm" fo:padding-right="0.123cm" fo:padding-top="0cm" fo:padding-bottom="0cm" fo:border="0.002cm solid #000000"/>
    </style:style>
    <style:style style:name="Tableau1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6" style:family="table">
      <style:table-properties style:width="17.261cm" fo:margin-left="-0.132cm" table:align="left" style:writing-mode="lr-tb"/>
    </style:style>
    <style:style style:name="Tableau16.A" style:family="table-column">
      <style:table-column-properties style:column-width="0.875cm"/>
    </style:style>
    <style:style style:name="Tableau16.B" style:family="table-column">
      <style:table-column-properties style:column-width="16.387cm"/>
    </style:style>
    <style:style style:name="Tableau1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6.B1" style:family="table-cell">
      <style:table-cell-properties style:vertical-align="top" fo:padding-left="0.123cm" fo:padding-right="0.123cm" fo:padding-top="0cm" fo:padding-bottom="0cm" fo:border="0.002cm solid #000000"/>
    </style:style>
    <style:style style:name="Tableau1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7" style:family="table">
      <style:table-properties style:width="17.261cm" fo:margin-left="-0.132cm" table:align="left" style:writing-mode="lr-tb"/>
    </style:style>
    <style:style style:name="Tableau17.A" style:family="table-column">
      <style:table-column-properties style:column-width="0.875cm"/>
    </style:style>
    <style:style style:name="Tableau17.B" style:family="table-column">
      <style:table-column-properties style:column-width="16.387cm"/>
    </style:style>
    <style:style style:name="Tableau1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7.B1" style:family="table-cell">
      <style:table-cell-properties style:vertical-align="top" fo:padding-left="0.123cm" fo:padding-right="0.123cm" fo:padding-top="0cm" fo:padding-bottom="0cm" fo:border="0.002cm solid #000000"/>
    </style:style>
    <style:style style:name="Tableau1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8" style:family="table">
      <style:table-properties style:width="17.261cm" fo:margin-left="-0.132cm" table:align="left" style:writing-mode="lr-tb"/>
    </style:style>
    <style:style style:name="Tableau18.A" style:family="table-column">
      <style:table-column-properties style:column-width="0.875cm"/>
    </style:style>
    <style:style style:name="Tableau18.B" style:family="table-column">
      <style:table-column-properties style:column-width="16.387cm"/>
    </style:style>
    <style:style style:name="Tableau1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8.B1" style:family="table-cell">
      <style:table-cell-properties style:vertical-align="top" fo:padding-left="0.123cm" fo:padding-right="0.123cm" fo:padding-top="0cm" fo:padding-bottom="0cm" fo:border="0.002cm solid #000000"/>
    </style:style>
    <style:style style:name="Tableau1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9" style:family="table">
      <style:table-properties style:width="17.261cm" fo:margin-left="-0.132cm" table:align="left" style:writing-mode="lr-tb"/>
    </style:style>
    <style:style style:name="Tableau19.A" style:family="table-column">
      <style:table-column-properties style:column-width="0.875cm"/>
    </style:style>
    <style:style style:name="Tableau19.B" style:family="table-column">
      <style:table-column-properties style:column-width="16.387cm"/>
    </style:style>
    <style:style style:name="Tableau1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9.B1" style:family="table-cell">
      <style:table-cell-properties style:vertical-align="top" fo:padding-left="0.123cm" fo:padding-right="0.123cm" fo:padding-top="0cm" fo:padding-bottom="0cm" fo:border="0.002cm solid #000000"/>
    </style:style>
    <style:style style:name="Tableau1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0" style:family="table">
      <style:table-properties style:width="17.261cm" fo:margin-left="-0.132cm" table:align="left" style:writing-mode="lr-tb"/>
    </style:style>
    <style:style style:name="Tableau20.A" style:family="table-column">
      <style:table-column-properties style:column-width="0.875cm"/>
    </style:style>
    <style:style style:name="Tableau20.B" style:family="table-column">
      <style:table-column-properties style:column-width="16.387cm"/>
    </style:style>
    <style:style style:name="Tableau2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0.B1" style:family="table-cell">
      <style:table-cell-properties style:vertical-align="top" fo:padding-left="0.123cm" fo:padding-right="0.123cm" fo:padding-top="0cm" fo:padding-bottom="0cm" fo:border="0.002cm solid #000000"/>
    </style:style>
    <style:style style:name="Tableau2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1" style:family="table">
      <style:table-properties style:width="17.261cm" fo:margin-left="-0.132cm" table:align="left" style:writing-mode="lr-tb"/>
    </style:style>
    <style:style style:name="Tableau21.A" style:family="table-column">
      <style:table-column-properties style:column-width="1.124cm"/>
    </style:style>
    <style:style style:name="Tableau21.B" style:family="table-column">
      <style:table-column-properties style:column-width="16.138cm"/>
    </style:style>
    <style:style style:name="Tableau2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1.B1" style:family="table-cell">
      <style:table-cell-properties style:vertical-align="top" fo:padding-left="0.123cm" fo:padding-right="0.123cm" fo:padding-top="0cm" fo:padding-bottom="0cm" fo:border="0.002cm solid #000000"/>
    </style:style>
    <style:style style:name="Tableau2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2" style:family="table">
      <style:table-properties style:width="17.261cm" fo:margin-left="-0.132cm" table:align="left" style:writing-mode="lr-tb"/>
    </style:style>
    <style:style style:name="Tableau22.A" style:family="table-column">
      <style:table-column-properties style:column-width="1.124cm"/>
    </style:style>
    <style:style style:name="Tableau22.B" style:family="table-column">
      <style:table-column-properties style:column-width="16.138cm"/>
    </style:style>
    <style:style style:name="Tableau2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2.B1" style:family="table-cell">
      <style:table-cell-properties style:vertical-align="top" fo:padding-left="0.123cm" fo:padding-right="0.123cm" fo:padding-top="0cm" fo:padding-bottom="0cm" fo:border="0.002cm solid #000000"/>
    </style:style>
    <style:style style:name="Tableau2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3" style:family="table">
      <style:table-properties style:width="17.261cm" fo:margin-left="-0.132cm" table:align="left" style:writing-mode="lr-tb"/>
    </style:style>
    <style:style style:name="Tableau23.A" style:family="table-column">
      <style:table-column-properties style:column-width="0.875cm"/>
    </style:style>
    <style:style style:name="Tableau23.B" style:family="table-column">
      <style:table-column-properties style:column-width="16.387cm"/>
    </style:style>
    <style:style style:name="Tableau2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3.B1" style:family="table-cell">
      <style:table-cell-properties style:vertical-align="top" fo:padding-left="0.123cm" fo:padding-right="0.123cm" fo:padding-top="0cm" fo:padding-bottom="0cm" fo:border="0.002cm solid #000000"/>
    </style:style>
    <style:style style:name="Tableau2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4" style:family="table">
      <style:table-properties style:width="17.261cm" fo:margin-left="-0.132cm" table:align="left" style:writing-mode="lr-tb"/>
    </style:style>
    <style:style style:name="Tableau24.A" style:family="table-column">
      <style:table-column-properties style:column-width="0.875cm"/>
    </style:style>
    <style:style style:name="Tableau24.B" style:family="table-column">
      <style:table-column-properties style:column-width="16.387cm"/>
    </style:style>
    <style:style style:name="Tableau2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4.B1" style:family="table-cell">
      <style:table-cell-properties style:vertical-align="top" fo:padding-left="0.123cm" fo:padding-right="0.123cm" fo:padding-top="0cm" fo:padding-bottom="0cm" fo:border="0.002cm solid #000000"/>
    </style:style>
    <style:style style:name="Tableau2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5" style:family="table">
      <style:table-properties style:width="17.261cm" fo:margin-left="-0.132cm" table:align="left" style:writing-mode="lr-tb"/>
    </style:style>
    <style:style style:name="Tableau25.A" style:family="table-column">
      <style:table-column-properties style:column-width="0.875cm"/>
    </style:style>
    <style:style style:name="Tableau25.B" style:family="table-column">
      <style:table-column-properties style:column-width="16.387cm"/>
    </style:style>
    <style:style style:name="Tableau2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5.B1" style:family="table-cell">
      <style:table-cell-properties style:vertical-align="top" fo:padding-left="0.123cm" fo:padding-right="0.123cm" fo:padding-top="0cm" fo:padding-bottom="0cm" fo:border="0.002cm solid #000000"/>
    </style:style>
    <style:style style:name="Tableau2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6" style:family="table">
      <style:table-properties style:width="17.261cm" fo:margin-left="-0.132cm" table:align="left" style:writing-mode="lr-tb"/>
    </style:style>
    <style:style style:name="Tableau26.A" style:family="table-column">
      <style:table-column-properties style:column-width="0.875cm"/>
    </style:style>
    <style:style style:name="Tableau26.B" style:family="table-column">
      <style:table-column-properties style:column-width="16.387cm"/>
    </style:style>
    <style:style style:name="Tableau2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6.B1" style:family="table-cell">
      <style:table-cell-properties style:vertical-align="top" fo:padding-left="0.123cm" fo:padding-right="0.123cm" fo:padding-top="0cm" fo:padding-bottom="0cm" fo:border="0.002cm solid #000000"/>
    </style:style>
    <style:style style:name="Tableau2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7" style:family="table">
      <style:table-properties style:width="17.261cm" fo:margin-left="-0.132cm" table:align="left" style:writing-mode="lr-tb"/>
    </style:style>
    <style:style style:name="Tableau27.A" style:family="table-column">
      <style:table-column-properties style:column-width="0.875cm"/>
    </style:style>
    <style:style style:name="Tableau27.B" style:family="table-column">
      <style:table-column-properties style:column-width="16.387cm"/>
    </style:style>
    <style:style style:name="Tableau2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7.B1" style:family="table-cell">
      <style:table-cell-properties style:vertical-align="top" fo:padding-left="0.123cm" fo:padding-right="0.123cm" fo:padding-top="0cm" fo:padding-bottom="0cm" fo:border="0.002cm solid #000000"/>
    </style:style>
    <style:style style:name="Tableau2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8" style:family="table">
      <style:table-properties style:width="17.261cm" fo:margin-left="-0.132cm" table:align="left" style:writing-mode="lr-tb"/>
    </style:style>
    <style:style style:name="Tableau28.A" style:family="table-column">
      <style:table-column-properties style:column-width="0.875cm"/>
    </style:style>
    <style:style style:name="Tableau28.B" style:family="table-column">
      <style:table-column-properties style:column-width="16.387cm"/>
    </style:style>
    <style:style style:name="Tableau2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8.B1" style:family="table-cell">
      <style:table-cell-properties style:vertical-align="top" fo:padding-left="0.123cm" fo:padding-right="0.123cm" fo:padding-top="0cm" fo:padding-bottom="0cm" fo:border="0.002cm solid #000000"/>
    </style:style>
    <style:style style:name="Tableau2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29" style:family="table">
      <style:table-properties style:width="17.261cm" fo:margin-left="-0.132cm" table:align="left" style:writing-mode="lr-tb"/>
    </style:style>
    <style:style style:name="Tableau29.A" style:family="table-column">
      <style:table-column-properties style:column-width="0.875cm"/>
    </style:style>
    <style:style style:name="Tableau29.B" style:family="table-column">
      <style:table-column-properties style:column-width="16.387cm"/>
    </style:style>
    <style:style style:name="Tableau2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29.B1" style:family="table-cell">
      <style:table-cell-properties style:vertical-align="top" fo:padding-left="0.123cm" fo:padding-right="0.123cm" fo:padding-top="0cm" fo:padding-bottom="0cm" fo:border="0.002cm solid #000000"/>
    </style:style>
    <style:style style:name="Tableau2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2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0" style:family="table">
      <style:table-properties style:width="17.261cm" fo:margin-left="-0.132cm" table:align="left" style:writing-mode="lr-tb"/>
    </style:style>
    <style:style style:name="Tableau30.A" style:family="table-column">
      <style:table-column-properties style:column-width="0.875cm"/>
    </style:style>
    <style:style style:name="Tableau30.B" style:family="table-column">
      <style:table-column-properties style:column-width="16.387cm"/>
    </style:style>
    <style:style style:name="Tableau3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0.B1" style:family="table-cell">
      <style:table-cell-properties style:vertical-align="top" fo:padding-left="0.123cm" fo:padding-right="0.123cm" fo:padding-top="0cm" fo:padding-bottom="0cm" fo:border="0.002cm solid #000000"/>
    </style:style>
    <style:style style:name="Tableau3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1" style:family="table">
      <style:table-properties style:width="17.261cm" fo:margin-left="-0.132cm" table:align="left" style:writing-mode="lr-tb"/>
    </style:style>
    <style:style style:name="Tableau31.A" style:family="table-column">
      <style:table-column-properties style:column-width="0.875cm"/>
    </style:style>
    <style:style style:name="Tableau31.B" style:family="table-column">
      <style:table-column-properties style:column-width="16.387cm"/>
    </style:style>
    <style:style style:name="Tableau3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1.B1" style:family="table-cell">
      <style:table-cell-properties style:vertical-align="top" fo:padding-left="0.123cm" fo:padding-right="0.123cm" fo:padding-top="0cm" fo:padding-bottom="0cm" fo:border="0.002cm solid #000000"/>
    </style:style>
    <style:style style:name="Tableau3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2" style:family="table">
      <style:table-properties style:width="17.261cm" fo:margin-left="-0.132cm" table:align="left" style:writing-mode="lr-tb"/>
    </style:style>
    <style:style style:name="Tableau32.A" style:family="table-column">
      <style:table-column-properties style:column-width="0.875cm"/>
    </style:style>
    <style:style style:name="Tableau32.B" style:family="table-column">
      <style:table-column-properties style:column-width="16.387cm"/>
    </style:style>
    <style:style style:name="Tableau3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2.B1" style:family="table-cell">
      <style:table-cell-properties style:vertical-align="top" fo:padding-left="0.123cm" fo:padding-right="0.123cm" fo:padding-top="0cm" fo:padding-bottom="0cm" fo:border="0.002cm solid #000000"/>
    </style:style>
    <style:style style:name="Tableau3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3" style:family="table">
      <style:table-properties style:width="17.261cm" fo:margin-left="-0.132cm" table:align="left" style:writing-mode="lr-tb"/>
    </style:style>
    <style:style style:name="Tableau33.A" style:family="table-column">
      <style:table-column-properties style:column-width="0.875cm"/>
    </style:style>
    <style:style style:name="Tableau33.B" style:family="table-column">
      <style:table-column-properties style:column-width="16.387cm"/>
    </style:style>
    <style:style style:name="Tableau3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3.B1" style:family="table-cell">
      <style:table-cell-properties style:vertical-align="top" fo:padding-left="0.123cm" fo:padding-right="0.123cm" fo:padding-top="0cm" fo:padding-bottom="0cm" fo:border="0.002cm solid #000000"/>
    </style:style>
    <style:style style:name="Tableau3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4" style:family="table">
      <style:table-properties style:width="17.261cm" fo:margin-left="-0.132cm" table:align="left" style:writing-mode="lr-tb"/>
    </style:style>
    <style:style style:name="Tableau34.A" style:family="table-column">
      <style:table-column-properties style:column-width="0.875cm"/>
    </style:style>
    <style:style style:name="Tableau34.B" style:family="table-column">
      <style:table-column-properties style:column-width="16.387cm"/>
    </style:style>
    <style:style style:name="Tableau3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4.B1" style:family="table-cell">
      <style:table-cell-properties style:vertical-align="top" fo:padding-left="0.123cm" fo:padding-right="0.123cm" fo:padding-top="0cm" fo:padding-bottom="0cm" fo:border="0.002cm solid #000000"/>
    </style:style>
    <style:style style:name="Tableau3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5" style:family="table">
      <style:table-properties style:width="17.261cm" fo:margin-left="-0.132cm" table:align="left" style:writing-mode="lr-tb"/>
    </style:style>
    <style:style style:name="Tableau35.A" style:family="table-column">
      <style:table-column-properties style:column-width="0.875cm"/>
    </style:style>
    <style:style style:name="Tableau35.B" style:family="table-column">
      <style:table-column-properties style:column-width="16.387cm"/>
    </style:style>
    <style:style style:name="Tableau3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5.B1" style:family="table-cell">
      <style:table-cell-properties style:vertical-align="top" fo:padding-left="0.123cm" fo:padding-right="0.123cm" fo:padding-top="0cm" fo:padding-bottom="0cm" fo:border="0.002cm solid #000000"/>
    </style:style>
    <style:style style:name="Tableau3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6" style:family="table">
      <style:table-properties style:width="17.261cm" fo:margin-left="-0.132cm" table:align="left" style:writing-mode="lr-tb"/>
    </style:style>
    <style:style style:name="Tableau36.A" style:family="table-column">
      <style:table-column-properties style:column-width="0.875cm"/>
    </style:style>
    <style:style style:name="Tableau36.B" style:family="table-column">
      <style:table-column-properties style:column-width="16.387cm"/>
    </style:style>
    <style:style style:name="Tableau3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6.B1" style:family="table-cell">
      <style:table-cell-properties style:vertical-align="top" fo:padding-left="0.123cm" fo:padding-right="0.123cm" fo:padding-top="0cm" fo:padding-bottom="0cm" fo:border="0.002cm solid #000000"/>
    </style:style>
    <style:style style:name="Tableau3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7" style:family="table">
      <style:table-properties style:width="17.261cm" fo:margin-left="-0.132cm" table:align="left" style:writing-mode="lr-tb"/>
    </style:style>
    <style:style style:name="Tableau37.A" style:family="table-column">
      <style:table-column-properties style:column-width="0.875cm"/>
    </style:style>
    <style:style style:name="Tableau37.B" style:family="table-column">
      <style:table-column-properties style:column-width="16.387cm"/>
    </style:style>
    <style:style style:name="Tableau3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7.B1" style:family="table-cell">
      <style:table-cell-properties style:vertical-align="top" fo:padding-left="0.123cm" fo:padding-right="0.123cm" fo:padding-top="0cm" fo:padding-bottom="0cm" fo:border="0.002cm solid #000000"/>
    </style:style>
    <style:style style:name="Tableau3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8" style:family="table">
      <style:table-properties style:width="17.261cm" fo:margin-left="-0.132cm" table:align="left" style:writing-mode="lr-tb"/>
    </style:style>
    <style:style style:name="Tableau38.A" style:family="table-column">
      <style:table-column-properties style:column-width="0.875cm"/>
    </style:style>
    <style:style style:name="Tableau38.B" style:family="table-column">
      <style:table-column-properties style:column-width="16.387cm"/>
    </style:style>
    <style:style style:name="Tableau3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8.B1" style:family="table-cell">
      <style:table-cell-properties style:vertical-align="top" fo:padding-left="0.123cm" fo:padding-right="0.123cm" fo:padding-top="0cm" fo:padding-bottom="0cm" fo:border="0.002cm solid #000000"/>
    </style:style>
    <style:style style:name="Tableau3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39" style:family="table">
      <style:table-properties style:width="17.261cm" fo:margin-left="-0.132cm" table:align="left" style:writing-mode="lr-tb"/>
    </style:style>
    <style:style style:name="Tableau39.A" style:family="table-column">
      <style:table-column-properties style:column-width="0.875cm"/>
    </style:style>
    <style:style style:name="Tableau39.B" style:family="table-column">
      <style:table-column-properties style:column-width="16.387cm"/>
    </style:style>
    <style:style style:name="Tableau3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39.B1" style:family="table-cell">
      <style:table-cell-properties style:vertical-align="top" fo:padding-left="0.123cm" fo:padding-right="0.123cm" fo:padding-top="0cm" fo:padding-bottom="0cm" fo:border="0.002cm solid #000000"/>
    </style:style>
    <style:style style:name="Tableau3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3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0" style:family="table">
      <style:table-properties style:width="17.261cm" fo:margin-left="-0.132cm" table:align="left" style:writing-mode="lr-tb"/>
    </style:style>
    <style:style style:name="Tableau40.A" style:family="table-column">
      <style:table-column-properties style:column-width="0.875cm"/>
    </style:style>
    <style:style style:name="Tableau40.B" style:family="table-column">
      <style:table-column-properties style:column-width="16.387cm"/>
    </style:style>
    <style:style style:name="Tableau4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0.B1" style:family="table-cell">
      <style:table-cell-properties style:vertical-align="top" fo:padding-left="0.123cm" fo:padding-right="0.123cm" fo:padding-top="0cm" fo:padding-bottom="0cm" fo:border="0.002cm solid #000000"/>
    </style:style>
    <style:style style:name="Tableau4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1" style:family="table">
      <style:table-properties style:width="17.261cm" fo:margin-left="-0.132cm" table:align="left" style:writing-mode="lr-tb"/>
    </style:style>
    <style:style style:name="Tableau41.A" style:family="table-column">
      <style:table-column-properties style:column-width="0.875cm"/>
    </style:style>
    <style:style style:name="Tableau41.B" style:family="table-column">
      <style:table-column-properties style:column-width="16.387cm"/>
    </style:style>
    <style:style style:name="Tableau4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1.B1" style:family="table-cell">
      <style:table-cell-properties style:vertical-align="top" fo:padding-left="0.123cm" fo:padding-right="0.123cm" fo:padding-top="0cm" fo:padding-bottom="0cm" fo:border="0.002cm solid #000000"/>
    </style:style>
    <style:style style:name="Tableau4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2" style:family="table">
      <style:table-properties style:width="17.261cm" fo:margin-left="-0.132cm" table:align="left" style:writing-mode="lr-tb"/>
    </style:style>
    <style:style style:name="Tableau42.A" style:family="table-column">
      <style:table-column-properties style:column-width="1.124cm"/>
    </style:style>
    <style:style style:name="Tableau42.B" style:family="table-column">
      <style:table-column-properties style:column-width="16.138cm"/>
    </style:style>
    <style:style style:name="Tableau4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2.B1" style:family="table-cell">
      <style:table-cell-properties style:vertical-align="top" fo:padding-left="0.123cm" fo:padding-right="0.123cm" fo:padding-top="0cm" fo:padding-bottom="0cm" fo:border="0.002cm solid #000000"/>
    </style:style>
    <style:style style:name="Tableau4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
      <style:table-properties style:width="17.261cm" fo:margin-left="-0.132cm" table:align="left" style:writing-mode="lr-tb"/>
    </style:style>
    <style:style style:name="Tableau43.A" style:family="table-column">
      <style:table-column-properties style:column-width="1.124cm"/>
    </style:style>
    <style:style style:name="Tableau43.B" style:family="table-column">
      <style:table-column-properties style:column-width="16.138cm"/>
    </style:style>
    <style:style style:name="Tableau4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3.B1" style:family="table-cell">
      <style:table-cell-properties style:vertical-align="top" fo:padding-left="0.123cm" fo:padding-right="0.123cm" fo:padding-top="0cm" fo:padding-bottom="0cm" fo:border="0.002cm solid #000000"/>
    </style:style>
    <style:style style:name="Tableau4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
      <style:table-properties style:width="17.261cm" fo:margin-left="-0.132cm" table:align="left" style:writing-mode="lr-tb"/>
    </style:style>
    <style:style style:name="Tableau44.A" style:family="table-column">
      <style:table-column-properties style:column-width="1.124cm"/>
    </style:style>
    <style:style style:name="Tableau44.B" style:family="table-column">
      <style:table-column-properties style:column-width="16.138cm"/>
    </style:style>
    <style:style style:name="Tableau4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4.B1" style:family="table-cell">
      <style:table-cell-properties style:vertical-align="top" fo:padding-left="0.123cm" fo:padding-right="0.123cm" fo:padding-top="0cm" fo:padding-bottom="0cm" fo:border="0.002cm solid #000000"/>
    </style:style>
    <style:style style:name="Tableau4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5" style:family="table">
      <style:table-properties style:width="17.261cm" fo:margin-left="-0.132cm" table:align="left" style:writing-mode="lr-tb"/>
    </style:style>
    <style:style style:name="Tableau45.A" style:family="table-column">
      <style:table-column-properties style:column-width="1.124cm"/>
    </style:style>
    <style:style style:name="Tableau45.B" style:family="table-column">
      <style:table-column-properties style:column-width="16.138cm"/>
    </style:style>
    <style:style style:name="Tableau4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5.B1" style:family="table-cell">
      <style:table-cell-properties style:vertical-align="top" fo:padding-left="0.123cm" fo:padding-right="0.123cm" fo:padding-top="0cm" fo:padding-bottom="0cm" fo:border="0.002cm solid #000000"/>
    </style:style>
    <style:style style:name="Tableau4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6" style:family="table">
      <style:table-properties style:width="17.261cm" fo:margin-left="-0.132cm" table:align="left" style:writing-mode="lr-tb"/>
    </style:style>
    <style:style style:name="Tableau46.A" style:family="table-column">
      <style:table-column-properties style:column-width="1.124cm"/>
    </style:style>
    <style:style style:name="Tableau46.B" style:family="table-column">
      <style:table-column-properties style:column-width="16.138cm"/>
    </style:style>
    <style:style style:name="Tableau4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6.B1" style:family="table-cell">
      <style:table-cell-properties style:vertical-align="top" fo:padding-left="0.123cm" fo:padding-right="0.123cm" fo:padding-top="0cm" fo:padding-bottom="0cm" fo:border="0.002cm solid #000000"/>
    </style:style>
    <style:style style:name="Tableau4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7" style:family="table">
      <style:table-properties style:width="17.261cm" fo:margin-left="-0.132cm" table:align="left" style:writing-mode="lr-tb"/>
    </style:style>
    <style:style style:name="Tableau47.A" style:family="table-column">
      <style:table-column-properties style:column-width="1.124cm"/>
    </style:style>
    <style:style style:name="Tableau47.B" style:family="table-column">
      <style:table-column-properties style:column-width="16.138cm"/>
    </style:style>
    <style:style style:name="Tableau4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7.B1" style:family="table-cell">
      <style:table-cell-properties style:vertical-align="top" fo:padding-left="0.123cm" fo:padding-right="0.123cm" fo:padding-top="0cm" fo:padding-bottom="0cm" fo:border="0.002cm solid #000000"/>
    </style:style>
    <style:style style:name="Tableau4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7.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8" style:family="table">
      <style:table-properties style:width="17.261cm" fo:margin-left="-0.132cm" table:align="left" style:writing-mode="lr-tb"/>
    </style:style>
    <style:style style:name="Tableau48.A" style:family="table-column">
      <style:table-column-properties style:column-width="1.124cm"/>
    </style:style>
    <style:style style:name="Tableau48.B" style:family="table-column">
      <style:table-column-properties style:column-width="16.138cm"/>
    </style:style>
    <style:style style:name="Tableau4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8.B1" style:family="table-cell">
      <style:table-cell-properties style:vertical-align="top" fo:padding-left="0.123cm" fo:padding-right="0.123cm" fo:padding-top="0cm" fo:padding-bottom="0cm" fo:border="0.002cm solid #000000"/>
    </style:style>
    <style:style style:name="Tableau4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8.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9" style:family="table">
      <style:table-properties style:width="17.261cm" fo:margin-left="-0.132cm" table:align="left" style:writing-mode="lr-tb"/>
    </style:style>
    <style:style style:name="Tableau49.A" style:family="table-column">
      <style:table-column-properties style:column-width="1.124cm"/>
    </style:style>
    <style:style style:name="Tableau49.B" style:family="table-column">
      <style:table-column-properties style:column-width="16.138cm"/>
    </style:style>
    <style:style style:name="Tableau49.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9.B1" style:family="table-cell">
      <style:table-cell-properties style:vertical-align="top" fo:padding-left="0.123cm" fo:padding-right="0.123cm" fo:padding-top="0cm" fo:padding-bottom="0cm" fo:border="0.002cm solid #000000"/>
    </style:style>
    <style:style style:name="Tableau49.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9.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0" style:family="table">
      <style:table-properties style:width="17.261cm" fo:margin-left="-0.132cm" table:align="left" style:writing-mode="lr-tb"/>
    </style:style>
    <style:style style:name="Tableau50.A" style:family="table-column">
      <style:table-column-properties style:column-width="1.124cm"/>
    </style:style>
    <style:style style:name="Tableau50.B" style:family="table-column">
      <style:table-column-properties style:column-width="16.138cm"/>
    </style:style>
    <style:style style:name="Tableau5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0.B1" style:family="table-cell">
      <style:table-cell-properties style:vertical-align="top" fo:padding-left="0.123cm" fo:padding-right="0.123cm" fo:padding-top="0cm" fo:padding-bottom="0cm" fo:border="0.002cm solid #000000"/>
    </style:style>
    <style:style style:name="Tableau5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1" style:family="table">
      <style:table-properties style:width="17.261cm" fo:margin-left="-0.132cm" table:align="left" style:writing-mode="lr-tb"/>
    </style:style>
    <style:style style:name="Tableau51.A" style:family="table-column">
      <style:table-column-properties style:column-width="1.124cm"/>
    </style:style>
    <style:style style:name="Tableau51.B" style:family="table-column">
      <style:table-column-properties style:column-width="16.138cm"/>
    </style:style>
    <style:style style:name="Tableau5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1.B1" style:family="table-cell">
      <style:table-cell-properties style:vertical-align="top" fo:padding-left="0.123cm" fo:padding-right="0.123cm" fo:padding-top="0cm" fo:padding-bottom="0cm" fo:border="0.002cm solid #000000"/>
    </style:style>
    <style:style style:name="Tableau5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2" style:family="table">
      <style:table-properties style:width="17.261cm" fo:margin-left="-0.132cm" table:align="left" style:writing-mode="lr-tb"/>
    </style:style>
    <style:style style:name="Tableau52.A" style:family="table-column">
      <style:table-column-properties style:column-width="1.124cm"/>
    </style:style>
    <style:style style:name="Tableau52.B" style:family="table-column">
      <style:table-column-properties style:column-width="16.138cm"/>
    </style:style>
    <style:style style:name="Tableau5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2.B1" style:family="table-cell">
      <style:table-cell-properties style:vertical-align="top" fo:padding-left="0.123cm" fo:padding-right="0.123cm" fo:padding-top="0cm" fo:padding-bottom="0cm" fo:border="0.002cm solid #000000"/>
    </style:style>
    <style:style style:name="Tableau5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3" style:family="table">
      <style:table-properties style:width="17.261cm" fo:margin-left="-0.132cm" table:align="left" style:writing-mode="lr-tb"/>
    </style:style>
    <style:style style:name="Tableau53.A" style:family="table-column">
      <style:table-column-properties style:column-width="1.124cm"/>
    </style:style>
    <style:style style:name="Tableau53.B" style:family="table-column">
      <style:table-column-properties style:column-width="16.138cm"/>
    </style:style>
    <style:style style:name="Tableau5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3.B1" style:family="table-cell">
      <style:table-cell-properties style:vertical-align="top" fo:padding-left="0.123cm" fo:padding-right="0.123cm" fo:padding-top="0cm" fo:padding-bottom="0cm" fo:border="0.002cm solid #000000"/>
    </style:style>
    <style:style style:name="Tableau5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4" style:family="table">
      <style:table-properties style:width="17.261cm" fo:margin-left="-0.132cm" table:align="left" style:writing-mode="lr-tb"/>
    </style:style>
    <style:style style:name="Tableau54.A" style:family="table-column">
      <style:table-column-properties style:column-width="1.124cm"/>
    </style:style>
    <style:style style:name="Tableau54.B" style:family="table-column">
      <style:table-column-properties style:column-width="16.138cm"/>
    </style:style>
    <style:style style:name="Tableau5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4.B1" style:family="table-cell">
      <style:table-cell-properties style:vertical-align="top" fo:padding-left="0.123cm" fo:padding-right="0.123cm" fo:padding-top="0cm" fo:padding-bottom="0cm" fo:border="0.002cm solid #000000"/>
    </style:style>
    <style:style style:name="Tableau5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5" style:family="table">
      <style:table-properties style:width="17.261cm" fo:margin-left="-0.132cm" table:align="left" style:writing-mode="lr-tb"/>
    </style:style>
    <style:style style:name="Tableau55.A" style:family="table-column">
      <style:table-column-properties style:column-width="1.124cm"/>
    </style:style>
    <style:style style:name="Tableau55.B" style:family="table-column">
      <style:table-column-properties style:column-width="16.138cm"/>
    </style:style>
    <style:style style:name="Tableau5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B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6" style:family="table">
      <style:table-properties style:width="17.261cm" fo:margin-left="-0.132cm" table:align="left" style:writing-mode="lr-tb"/>
    </style:style>
    <style:style style:name="Tableau56.A" style:family="table-column">
      <style:table-column-properties style:column-width="2.374cm"/>
    </style:style>
    <style:style style:name="Tableau56.B" style:family="table-column">
      <style:table-column-properties style:column-width="14.887cm"/>
    </style:style>
    <style:style style:name="Tableau5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6.B1" style:family="table-cell">
      <style:table-cell-properties style:vertical-align="top" fo:padding-left="0.123cm" fo:padding-right="0.123cm" fo:padding-top="0cm" fo:padding-bottom="0cm" fo:border="0.002cm solid #000000"/>
    </style:style>
    <style:style style:name="Tableau5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7" style:family="table">
      <style:table-properties style:width="17.263cm" fo:margin-left="-0.132cm" table:align="left" style:writing-mode="lr-tb"/>
    </style:style>
    <style:style style:name="Tableau57.A" style:family="table-column">
      <style:table-column-properties style:column-width="4.875cm"/>
    </style:style>
    <style:style style:name="Tableau57.B" style:family="table-column">
      <style:table-column-properties style:column-width="2.249cm"/>
    </style:style>
    <style:style style:name="Tableau57.C" style:family="table-column">
      <style:table-column-properties style:column-width="10.139cm"/>
    </style:style>
    <style:style style:name="Tableau57.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C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7.B2.2.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58" style:family="table">
      <style:table-properties style:width="15.894cm" fo:margin-left="-0.132cm" table:align="left" style:writing-mode="lr-tb"/>
    </style:style>
    <style:style style:name="Tableau58.A" style:family="table-column">
      <style:table-column-properties style:column-width="4.875cm"/>
    </style:style>
    <style:style style:name="Tableau58.B" style:family="table-column">
      <style:table-column-properties style:column-width="2.249cm"/>
    </style:style>
    <style:style style:name="Tableau58.C" style:family="table-column">
      <style:table-column-properties style:column-width="5.251cm"/>
    </style:style>
    <style:style style:name="Tableau58.D" style:family="table-column">
      <style:table-column-properties style:column-width="3.519cm"/>
    </style:style>
    <style:style style:name="Tableau58.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8.D1" style:family="table-cell">
      <style:table-cell-properties style:vertical-align="top" fo:padding-left="0.123cm" fo:padding-right="0.123cm" fo:padding-top="0cm" fo:padding-bottom="0cm" fo:border="0.002cm solid #000000"/>
    </style:style>
    <style:style style:name="Tableau58.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58.D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style:language-asian="fr" style:country-asian="FR"/>
    </style:style>
    <style:style style:name="P2" style:family="paragraph" style:parent-style-name="Standard">
      <style:paragraph-properties fo:text-align="center" style:justify-single-word="false"/>
      <style:text-properties fo:font-size="26pt" fo:language="en" fo:country="US" style:text-underline-style="solid" style:text-underline-width="auto" style:text-underline-color="font-color" fo:font-weight="bold" style:font-size-asian="26pt" style:font-weight-asian="bold"/>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style:tab-stops>
          <style:tab-stop style:position="0.847cm"/>
          <style:tab-stop style:position="16.999cm" style:type="right" style:leader-style="dotted" style:leader-text="."/>
        </style:tab-stops>
      </style:paragraph-properties>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style:language-asian="fr" style:country-asian="FR"/>
    </style:style>
    <style:style style:name="P10" style:family="paragraph" style:parent-style-name="Standard">
      <style:paragraph-properties fo:text-align="justify" style:justify-single-word="false"/>
      <style:text-properties fo:language="en" fo:country="US" style:language-asian="fr" style:country-asian="FR"/>
    </style:style>
    <style:style style:name="P11" style:family="paragraph" style:parent-style-name="Standard">
      <style:paragraph-properties fo:text-align="justify" style:justify-single-word="false"/>
      <style:text-properties fo:language="en" fo:country="US" fo:font-style="italic" style:text-underline-style="solid" style:text-underline-width="auto" style:text-underline-color="font-color" fo:font-weight="bold" style:font-style-asian="italic" style:font-weight-asian="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ourier New" fo:font-size="9pt" fo:language="en" fo:country="US" style:font-size-asian="9pt"/>
    </style:style>
    <style:style style:name="P14" style:family="paragraph" style:parent-style-name="Standard">
      <style:paragraph-properties fo:text-align="center" style:justify-single-word="false"/>
      <style:text-properties style:font-name="Courier New" fo:font-size="10pt" fo:language="en" fo:country="US" style:font-size-asian="10pt"/>
    </style:style>
    <style:style style:name="P15" style:family="paragraph" style:parent-style-name="Standard">
      <style:paragraph-properties fo:text-align="justify" style:justify-single-word="false"/>
      <style:text-properties style:font-name="Courier New" fo:font-size="10pt" fo:language="en" fo:country="US" style:font-size-asian="10pt"/>
    </style:style>
    <style:style style:name="P16" style:family="paragraph" style:parent-style-name="Standard">
      <style:text-properties fo:language="fr" fo:country="FR"/>
    </style:style>
    <style:style style:name="P17" style:family="paragraph" style:parent-style-name="Standard">
      <style:paragraph-properties fo:text-align="center" style:justify-single-word="false"/>
      <style:text-properties fo:font-size="11pt" fo:language="fr" fo:country="FR" style:font-size-asian="11pt"/>
    </style:style>
    <style:style style:name="P18" style:family="paragraph" style:parent-style-name="Standard">
      <style:paragraph-properties fo:text-align="center" style:justify-single-word="false"/>
      <style:text-properties fo:font-size="10pt" fo:language="fr" fo:country="FR" style:font-size-asian="10pt"/>
    </style:style>
    <style:style style:name="P19" style:family="paragraph" style:parent-style-name="Standard">
      <style:paragraph-properties fo:text-align="center" style:justify-single-word="false"/>
      <style:text-properties style:font-name="Arial" fo:font-size="10pt" fo:language="fr" fo:country="FR" style:font-size-asian="10pt" style:language-asian="fr" style:country-asian="FR"/>
    </style:style>
    <style:style style:name="P20" style:family="paragraph" style:parent-style-name="Standard">
      <style:paragraph-properties fo:text-align="center" style:justify-single-word="false"/>
      <style:text-properties style:font-name="Arial" fo:font-size="11pt" fo:language="fr" fo:country="FR" style:font-size-asian="11pt" style:language-asian="fr" style:country-asian="FR"/>
    </style:style>
    <style:style style:name="P21" style:family="paragraph" style:parent-style-name="WW-Titre_20_de_20_table_20_des_20_matières">
      <style:text-properties fo:language="en" fo:country="U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575cm" style:type="right" style:leader-style="dotted" style:leader-text="."/>
        </style:tab-stops>
      </style:paragraph-properties>
    </style:style>
    <style:style style:name="P24" style:family="paragraph" style:parent-style-name="Contents_20_3">
      <style:paragraph-properties>
        <style:tab-stops>
          <style:tab-stop style:position="16.152cm" style:type="right" style:leader-style="dotted" style:leader-text="."/>
        </style:tab-stops>
      </style:paragraph-properties>
    </style:style>
    <style:style style:name="P25" style:family="paragraph" style:parent-style-name="Heading_20_1">
      <style:paragraph-properties fo:break-before="page"/>
      <style:text-properties fo:language="en" fo:country="US"/>
    </style:style>
    <style:style style:name="P26" style:family="paragraph" style:parent-style-name="Heading_20_1">
      <style:text-properties fo:language="en" fo:country="US"/>
    </style:style>
    <style:style style:name="P27" style:family="paragraph" style:parent-style-name="Heading_20_2">
      <style:text-properties fo:language="en" fo:country="US"/>
    </style:style>
    <style:style style:name="P28" style:family="paragraph" style:parent-style-name="Heading_20_2">
      <style:text-properties fo:language="en" fo:country="US" fo:font-style="normal" style:font-style-asian="normal"/>
    </style:style>
    <style:style style:name="P29" style:family="paragraph" style:parent-style-name="WW-Répertoire">
      <style:paragraph-properties text:number-lines="true" text:line-number="0"/>
      <style:text-properties fo:language="en" fo:country="US"/>
    </style:style>
    <style:style style:name="P30" style:family="paragraph" style:parent-style-name="WW-Répertoire">
      <style:paragraph-properties text:number-lines="true" text:line-number="0"/>
      <style:text-properties fo:language="fr" fo:country="FR"/>
    </style:style>
    <style:style style:name="P31" style:family="paragraph" style:parent-style-name="Text_20_body">
      <style:paragraph-properties fo:text-align="justify" style:justify-single-word="false"/>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style:text-properties style:font-name-asian="MS Mincho"/>
    </style:style>
    <style:style style:name="P34" style:family="paragraph" style:parent-style-name="Heading_20_3">
      <style:text-properties fo:language="en" fo:country="US"/>
    </style:style>
    <style:style style:name="P35" style:family="paragraph" style:parent-style-name="Heading_20_3">
      <style:text-properties style:font-name="Times New Roman" fo:language="en" fo:country="US"/>
    </style:style>
    <style:style style:name="P36" style:family="paragraph" style:parent-style-name="Heading_20_3">
      <style:text-properties style:font-name="Times New Roman" fo:language="en" fo:country="US" style:language-asian="fr" style:country-asian="FR"/>
    </style:style>
    <style:style style:name="P37" style:family="paragraph" style:parent-style-name="WW-Texte_20_brut">
      <style:text-properties style:font-name-asian="MS Mincho"/>
    </style:style>
    <style:style style:name="P38" style:family="paragraph" style:parent-style-name="WW-Texte_20_brut">
      <style:text-properties fo:font-weight="bold" style:font-name-asian="MS Mincho" style:font-weight-asian="bold"/>
    </style:style>
    <style:style style:name="P39" style:family="paragraph" style:parent-style-name="WW-Texte_20_brut">
      <style:paragraph-properties fo:background-color="#c0c0c0">
        <style:background-image/>
      </style:paragraph-properties>
      <style:text-properties style:font-name-asian="MS Mincho"/>
    </style:style>
    <style:style style:name="P40" style:family="paragraph" style:parent-style-name="Standard">
      <style:paragraph-properties fo:margin-left="0.635cm" fo:margin-right="0cm" fo:text-align="justify" style:justify-single-word="false" fo:text-indent="0cm" style:auto-text-indent="false"/>
      <style:text-properties fo:language="en" fo:country="US"/>
    </style:style>
    <style:style style:name="P41" style:family="paragraph" style:parent-style-name="Standard">
      <style:paragraph-properties fo:margin-left="0cm" fo:margin-right="0cm" fo:text-align="justify" style:justify-single-word="false" fo:text-indent="1cm" style:auto-text-indent="false"/>
      <style:text-properties fo:language="en" fo:country="US"/>
    </style:style>
    <style:style style:name="P42" style:family="paragraph" style:parent-style-name="Standard">
      <style:paragraph-properties fo:margin-left="1cm" fo:margin-right="0cm" fo:text-align="justify" style:justify-single-word="false" fo:text-indent="0cm" style:auto-text-indent="false"/>
      <style:text-properties fo:language="en" fo:country="US"/>
    </style:style>
    <style:style style:name="P43" style:family="paragraph" style:parent-style-name="Standard" style:master-page-name="Standard">
      <style:paragraph-properties fo:text-align="center" style:justify-single-word="false"/>
      <style:text-properties fo:font-size="26pt" fo:language="en" fo:country="US" style:text-underline-style="solid" style:text-underline-width="auto" style:text-underline-color="font-color" fo:font-weight="bold" style:font-size-asian="26pt" style:font-weight-asian="bold"/>
    </style:style>
    <style:style style:name="P44" style:family="paragraph" style:parent-style-name="Standard">
      <style:paragraph-properties fo:text-align="justify" style:justify-single-word="false"/>
      <style:text-properties fo:language="en" fo:country="US"/>
    </style:style>
    <style:style style:name="P45" style:family="paragraph" style:parent-style-name="Standard" style:list-style-name="L1">
      <style:paragraph-properties fo:text-align="justify" style:justify-single-word="false"/>
      <style:text-properties fo:language="en" fo:country="US"/>
    </style:style>
    <style:style style:name="P46" style:family="paragraph" style:parent-style-name="Standard" style:list-style-name="L1">
      <style:paragraph-properties fo:text-align="justify" style:justify-single-word="false"/>
      <style:text-properties fo:language="en" fo:country="US"/>
    </style:style>
    <style:style style:name="P47" style:family="paragraph" style:parent-style-name="Standard" style:list-style-name="WW8Num7">
      <style:paragraph-properties fo:margin-left="0cm" fo:margin-right="0cm" fo:text-align="justify" style:justify-single-word="false" fo:text-indent="0cm" style:auto-text-indent="false"/>
    </style:style>
    <style:style style:name="P48" style:family="paragraph" style:parent-style-name="Standard" style:list-style-name="WW8Num7">
      <style:paragraph-properties fo:margin-left="0cm" fo:margin-right="0cm" fo:text-align="justify" style:justify-single-word="false" fo:text-indent="0cm" style:auto-text-indent="false"/>
    </style:style>
    <style:style style:name="P49" style:family="paragraph" style:parent-style-name="Standard" style:list-style-name="WW8Num7">
      <style:paragraph-properties fo:margin-left="0cm" fo:margin-right="0cm" fo:text-align="justify" style:justify-single-word="false" fo:text-indent="0cm" style:auto-text-indent="false"/>
    </style:style>
    <style:style style:name="P50" style:family="paragraph" style:parent-style-name="Standard" style:list-style-name="WW8Num7">
      <style:paragraph-properties fo:margin-left="0cm" fo:margin-right="0cm" fo:text-align="justify" style:justify-single-word="false" fo:text-indent="0cm" style:auto-text-indent="false"/>
    </style:style>
    <style:style style:name="P51" style:family="paragraph" style:parent-style-name="Standard" style:list-style-name="WW8Num7">
      <style:paragraph-properties fo:margin-left="0cm" fo:margin-right="0cm" fo:text-align="justify" style:justify-single-word="false" fo:text-indent="0cm" style:auto-text-indent="false"/>
    </style:style>
    <style:style style:name="P52" style:family="paragraph" style:parent-style-name="Standard" style:list-style-name="WW8Num7">
      <style:paragraph-properties fo:margin-left="0cm" fo:margin-right="0cm" fo:text-align="justify" style:justify-single-word="false" fo:text-indent="0cm" style:auto-text-indent="false"/>
    </style:style>
    <style:style style:name="P53" style:family="paragraph" style:parent-style-name="Standard" style:list-style-name="WW8Num7">
      <style:paragraph-properties fo:margin-left="0cm" fo:margin-right="0cm" fo:text-align="justify" style:justify-single-word="false" fo:text-indent="0cm" style:auto-text-indent="false"/>
    </style:style>
    <style:style style:name="P54" style:family="paragraph" style:parent-style-name="Standard" style:list-style-name="WW8Num8">
      <style:paragraph-properties fo:margin-left="0cm" fo:margin-right="0cm" fo:text-align="justify" style:justify-single-word="false" fo:text-indent="0cm" style:auto-text-indent="false"/>
    </style:style>
    <style:style style:name="P55" style:family="paragraph" style:parent-style-name="Standard" style:list-style-name="WW8Num8">
      <style:paragraph-properties fo:margin-left="0cm" fo:margin-right="0cm" fo:text-align="justify" style:justify-single-word="false" fo:text-indent="0cm" style:auto-text-indent="false"/>
    </style:style>
    <style:style style:name="P56" style:family="paragraph" style:parent-style-name="Standard" style:list-style-name="WW8Num8">
      <style:paragraph-properties fo:margin-left="0cm" fo:margin-right="0cm" fo:text-indent="0cm" style:auto-text-indent="false"/>
      <style:text-properties fo:language="en" fo:country="US" style:language-asian="fr" style:country-asian="FR"/>
    </style:style>
    <style:style style:name="P57" style:family="paragraph" style:parent-style-name="Standard" style:list-style-name="WW8Num8">
      <style:paragraph-properties fo:margin-left="0cm" fo:margin-right="0cm" fo:text-indent="0cm" style:auto-text-indent="false"/>
      <style:text-properties fo:language="en" fo:country="US" style:language-asian="fr" style:country-asian="FR"/>
    </style:style>
    <style:style style:name="P58"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59"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0"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1"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2"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3"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4"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5"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6"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7"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8" style:family="paragraph" style:parent-style-name="Standard" style:list-style-name="WW8Num8">
      <style:paragraph-properties fo:margin-left="0cm" fo:margin-right="0cm" fo:text-align="justify" style:justify-single-word="false" fo:text-indent="0cm" style:auto-text-indent="false"/>
      <style:text-properties fo:language="en" fo:country="US"/>
    </style:style>
    <style:style style:name="P69"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style>
    <style:style style:name="P70"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1"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2"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3"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4"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5"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6"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7" style:family="paragraph" style:parent-style-name="Standard" style:list-style-name="WW8Num8">
      <style:paragraph-properties fo:margin-left="0.635cm" fo:margin-right="0cm" fo:text-align="justify" style:justify-single-word="false" fo:text-indent="0cm" style:auto-text-indent="false">
        <style:tab-stops>
          <style:tab-stop style:position="1.27cm"/>
        </style:tab-stops>
      </style:paragraph-properties>
      <style:text-properties fo:language="en" fo:country="US"/>
    </style:style>
    <style:style style:name="P78" style:family="paragraph" style:parent-style-name="Heading_20_2" style:master-page-name="Conversion_20_1">
      <style:text-properties fo:language="en" fo:country="US"/>
    </style:style>
    <style:style style:name="P79" style:family="paragraph">
      <style:paragraph-properties fo:margin-left="0.319cm" fo:margin-right="0.319cm" fo:text-align="center" fo:text-indent="0cm"/>
      <style:text-properties fo:font-size="24pt"/>
    </style:style>
    <style:style style:name="P80" style:family="paragraph">
      <style:paragraph-properties fo:text-align="center" style:text-autospace="ideograph-alpha" style:punctuation-wrap="hanging" style:line-break="strict" style:writing-mode="lr-tb"/>
    </style:style>
    <style:style style:name="P81" style:family="paragraph">
      <style:paragraph-properties fo:text-align="center"/>
      <style:text-properties fo:font-size="24pt"/>
    </style:style>
    <style:style style:name="P82" style:family="paragraph">
      <style:paragraph-properties fo:text-align="center"/>
    </style:style>
    <style:style style:name="P83" style:family="paragraph">
      <style:paragraph-properties style:text-autospace="ideograph-alpha" style:punctuation-wrap="hanging" style:line-break="strict" style:writing-mode="lr-tb"/>
    </style:style>
    <style:style style:name="T1" style:family="text">
      <style:text-properties style:language-asian="fr" style:country-asian="FR"/>
    </style:style>
    <style:style style:name="T2" style:family="text">
      <style:text-properties fo:language="en" fo:country="US"/>
    </style:style>
    <style:style style:name="T3" style:family="text">
      <style:text-properties fo:language="en" fo:country="US" style:font-name-asian="MS Mincho"/>
    </style:style>
    <style:style style:name="T4" style:family="text">
      <style:text-properties fo:language="en" fo:country="US" fo:font-style="italic" style:font-style-asian="italic"/>
    </style:style>
    <style:style style:name="T5" style:family="text">
      <style:text-properties fo:language="en" fo:country="US" style:text-underline-style="solid" style:text-underline-width="auto" style:text-underline-color="font-color"/>
    </style:style>
    <style:style style:name="T6" style:family="text">
      <style:text-properties style:text-position="super 58%" fo:language="en" fo:country="US"/>
    </style:style>
    <style:style style:name="T7" style:family="text">
      <style:text-properties style:text-position="super 58%" fo:font-size="11pt" fo:language="fr" fo:country="FR" style:font-size-asian="11pt"/>
    </style:style>
    <style:style style:name="T8" style:family="text">
      <style:text-properties style:font-name-asian="MS Mincho"/>
    </style:style>
    <style:style style:name="T9" style:family="text">
      <style:text-properties style:font-name="Arial" fo:font-size="11pt" fo:language="fr" fo:country="FR" style:font-size-asian="11pt" style:language-asian="fr" style:country-asian="FR"/>
    </style:style>
    <style:style style:name="T10" style:family="text">
      <style:text-properties style:font-name="Arial" fo:font-size="10pt" fo:language="fr" fo:country="FR" style:font-size-asian="10pt" style:language-asian="fr" style:country-asian="FR"/>
    </style:style>
    <style:style style:name="T11" style:family="text">
      <style:text-properties fo:font-size="11pt" fo:language="fr" fo:country="FR" style:font-size-asian="11pt"/>
    </style:style>
    <style:style style:name="T12" style:family="text">
      <style:text-properties style:text-underline-style="solid" style:text-underline-width="auto" style:text-underline-color="font-color"/>
    </style:style>
    <style:style style:name="T13" style:family="text">
      <style:text-properties fo:color="#000000" style:font-name="Times New Roman" fo:font-size="12pt" fo:language="fr" fo:country="FR" style:font-name-asian="Lucida Sans Unicode1" style:font-size-asian="12pt" style:language-asian="fr" style:country-asian="FR" style:font-name-complex="Courier New" style:font-size-complex="12pt" style:language-complex="fr" style:country-complex="F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79cm" fo:padding-right="0.279cm" fo:padding-top="0.152cm" fo:padding-bottom="0.152cm" fo:border="0.002cm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fill="solid" draw:fill-color="#ffffff" draw:auto-grow-height="false" draw:auto-grow-width="false" fo:padding-top="0.127cm" fo:padding-bottom="0.127cm" fo:padding-left="0.254cm" fo:padding-right="0.254cm" draw:shadow="hidden" style:run-through="foreground"/>
    </style:style>
    <style:style style:name="gr5" style:family="graphic">
      <style:graphic-properties draw:stroke="solid" svg:stroke-width="0.026cm" svg:stroke-color="#000000" draw:marker-end="msArrowEnd_20_5" draw:marker-end-width="0.37cm" draw:marker-end-center="false" draw:fill="none" draw:fill-color="#ffffff" draw:textarea-horizontal-align="center" draw:textarea-vertical-align="middle" fo:padding-top="0.012cm" fo:padding-bottom="0.012cm" fo:padding-left="0.012cm" fo:padding-right="0.012cm" draw:shadow="hidden" style:run-through="foreground"/>
    </style:style>
    <style:style style:name="gr6" style:family="graphic">
      <style:graphic-properties draw:stroke="solid" svg:stroke-width="0.026cm" svg:stroke-color="#000000" draw:fill="solid" draw:fill-color="#ffffff" draw:textarea-horizontal-align="center" draw:textarea-vertical-align="middle" fo:padding-top="0.012cm" fo:padding-bottom="0.012cm" fo:padding-left="0.012cm" fo:padding-right="0.012cm" draw:shadow="hidden" style:run-through="foreground"/>
    </style:style>
    <style:style style:name="gr7" style:family="graphic">
      <style:graphic-properties draw:stroke="none" draw:fill="none" draw:fill-color="#ffffff" draw:auto-grow-height="false" draw:auto-grow-width="false" fo:padding-top="0.127cm" fo:padding-bottom="0.127cm" fo:padding-left="0.254cm" fo:padding-right="0.254cm" draw:shadow="hidden" style:run-through="foreground"/>
    </style:style>
    <style:style style:name="gr8"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I hardware guide</text:p>
      <text:p text:style-name="P2">for programmer</text:p>
      <text:p text:style-name="P3"/>
      <text:p text:style-name="P3"/>
      <text:p text:style-name="P3"/>
      <text:p text:style-name="P3"/>
      <text:p text:style-name="P4">Legal notice :</text:p>
      <text:p text:style-name="P5">Texas Instruments and TI are trademarks of Texas Instruments Incorporated.</text:p>
      <text:p text:style-name="P5">This document has been written independantly of Texas Instruments.</text:p>
      <text:p text:style-name="P5">The information in this documentation are provided AS IS. There is NO warranty.</text:p>
      <text:p text:style-name="P5"/>
      <text:p text:style-name="P4">History :</text:p>
      <table:table table:name="Tableau1" table:style-name="Tableau1">
        <table:table-column table:style-name="Tableau1.A" table:number-columns-repeated="2"/>
        <table:table-column table:style-name="Tableau1.C"/>
        <table:table-row>
          <table:table-cell table:style-name="Tableau1.A1" office:value-type="string">
            <text:p text:style-name="P3">Date</text:p>
          </table:table-cell>
          <table:table-cell table:style-name="Tableau1.A1" office:value-type="string">
            <text:p text:style-name="P3">Version</text:p>
          </table:table-cell>
          <table:table-cell table:style-name="Tableau1.C1" office:value-type="string">
            <text:p text:style-name="P3">Modifications</text:p>
          </table:table-cell>
        </table:table-row>
        <table:table-row>
          <table:table-cell table:style-name="Tableau1.A2" office:value-type="string">
            <text:p text:style-name="P3">05/03/09</text:p>
          </table:table-cell>
          <table:table-cell table:style-name="Tableau1.A2" office:value-type="string">
            <text:p text:style-name="P3">1.0</text:p>
          </table:table-cell>
          <table:table-cell table:style-name="Tableau1.C2" office:value-type="string">
            <text:p text:style-name="P3">initial release (pre-3)</text:p>
          </table:table-cell>
        </table:table-row>
        <table:table-row>
          <table:table-cell table:style-name="Tableau1.A2" office:value-type="string">
            <text:p text:style-name="P3">05/05/05</text:p>
          </table:table-cell>
          <table:table-cell table:style-name="Tableau1.A2" office:value-type="string">
            <text:p text:style-name="P3">1.1</text:p>
          </table:table-cell>
          <table:table-cell table:style-name="Tableau1.C2" office:value-type="string">
            <text:p text:style-name="P3">Fixes and updates</text:p>
          </table:table-cell>
        </table:table-row>
        <table:table-row>
          <table:table-cell table:style-name="Tableau1.A2" office:value-type="string">
            <text:p text:style-name="P3">14/07/05 &amp; 24/07/05</text:p>
          </table:table-cell>
          <table:table-cell table:style-name="Tableau1.A2" office:value-type="string">
            <text:p text:style-name="P3">1.2</text:p>
          </table:table-cell>
          <table:table-cell table:style-name="Tableau1.C2" office:value-type="string">
            <text:p text:style-name="P3">Added RTC (HW3)</text:p>
          </table:table-cell>
        </table:table-row>
        <table:table-row>
          <table:table-cell table:style-name="Tableau1.A2" office:value-type="string">
            <text:p text:style-name="P3">15/09/05</text:p>
          </table:table-cell>
          <table:table-cell table:style-name="Tableau1.A2" office:value-type="string">
            <text:p text:style-name="P3">1.2b</text:p>
          </table:table-cell>
          <table:table-cell table:style-name="Tableau1.C2" office:value-type="string">
            <text:p text:style-name="P3">Contrast (thx to Flanker)</text:p>
          </table:table-cell>
        </table:table-row>
        <table:table-row>
          <table:table-cell table:style-name="Tableau1.A2" office:value-type="string">
            <text:p text:style-name="P3">04/04/07</text:p>
          </table:table-cell>
          <table:table-cell table:style-name="Tableau1.A2" office:value-type="string">
            <text:p text:style-name="P3">1.3</text:p>
          </table:table-cell>
          <table:table-cell table:style-name="Tableau1.C2" office:value-type="string">
            <text:p text:style-name="P3">HW4</text:p>
          </table:table-cell>
        </table:table-row>
      </table:table>
      <text:p text:style-name="P3"/>
      <text:section text:style-name="Sect1" text:name="Section1">
        <text:p text:style-name="P21">Contents</text:p>
      </text:section>
      <text:table-of-content text:style-name="Sect2"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1<text:a xlink:type="simple" xlink:href="#1. Introduction|outline" text:style-name="Internet_20_link" text:visited-style-name="Internet_20_link"> Introduction</text:a><text:tab/>3</text:p>
          <text:p text:style-name="P22">2<text:a xlink:type="simple" xlink:href="#2.Overview|outline" text:style-name="Internet_20_link" text:visited-style-name="Internet_20_link">Overview</text:a><text:tab/>3</text:p>
          <text:p text:style-name="P23">2.1<text:a xlink:type="simple" xlink:href="#2.1.Oscillators|outline" text:style-name="Internet_20_link" text:visited-style-name="Internet_20_link">Oscillators</text:a><text:tab/>4</text:p>
          <text:p text:style-name="P23">2.2<text:a xlink:type="simple" xlink:href="#2.2.Display|outline" text:style-name="Internet_20_link" text:visited-style-name="Internet_20_link">Display</text:a><text:tab/>4</text:p>
          <text:p text:style-name="P23">2.3<text:a xlink:type="simple" xlink:href="#2.3.Keyboard|outline" text:style-name="Internet_20_link" text:visited-style-name="Internet_20_link">Keyboard</text:a><text:tab/>5</text:p>
          <text:p text:style-name="P23">2.4<text:a xlink:type="simple" xlink:href="#2.4.RAM|outline" text:style-name="Internet_20_link" text:visited-style-name="Internet_20_link">RAM</text:a><text:tab/>5</text:p>
          <text:p text:style-name="P23">2.5<text:a xlink:type="simple" xlink:href="#2.5.ROM|outline" text:style-name="Internet_20_link" text:visited-style-name="Internet_20_link">ROM</text:a><text:tab/>5</text:p>
          <text:p text:style-name="P23">2.6<text:a xlink:type="simple" xlink:href="#2.6.Link-port|outline" text:style-name="Internet_20_link" text:visited-style-name="Internet_20_link">Link-port</text:a><text:tab/>5</text:p>
          <text:p text:style-name="P23">2.7<text:a xlink:type="simple" xlink:href="#2.7.Timers|outline" text:style-name="Internet_20_link" text:visited-style-name="Internet_20_link">Timers</text:a><text:tab/>6</text:p>
          <text:p text:style-name="P23">2.8<text:a xlink:type="simple" xlink:href="#2.8.RTC|outline" text:style-name="Internet_20_link" text:visited-style-name="Internet_20_link">RTC</text:a><text:tab/>6</text:p>
          <text:p text:style-name="P24">2.8.1<text:a xlink:type="simple" xlink:href="#2.8.1.HW2|outline" text:style-name="Internet_20_link" text:visited-style-name="Internet_20_link">HW2</text:a><text:tab/>6</text:p>
          <text:p text:style-name="P24">2.8.2<text:a xlink:type="simple" xlink:href="#2.8.2.HW3|outline" text:style-name="Internet_20_link" text:visited-style-name="Internet_20_link">HW3</text:a><text:tab/>6</text:p>
          <text:p text:style-name="P23">2.9<text:a xlink:type="simple" xlink:href="#2.9.USB|outline" text:style-name="Internet_20_link" text:visited-style-name="Internet_20_link">USB</text:a><text:tab/>6</text:p>
          <text:p text:style-name="P23">2.10<text:a xlink:type="simple" xlink:href="#2.10. Glue logic|outline" text:style-name="Internet_20_link" text:visited-style-name="Internet_20_link"> Glue logic</text:a><text:tab/>6</text:p>
          <text:p text:style-name="P22">3<text:a xlink:type="simple" xlink:href="#3.Memory mapping|outline" text:style-name="Internet_20_link" text:visited-style-name="Internet_20_link">Memory mapping</text:a><text:tab/>7</text:p>
          <text:p text:style-name="P22">4<text:a xlink:type="simple" xlink:href="#4.Interrupts|outline" text:style-name="Internet_20_link" text:visited-style-name="Internet_20_link">Interrupts</text:a><text:tab/>7</text:p>
          <text:p text:style-name="P22">5<text:a xlink:type="simple" xlink:href="#5.View per I/O ports|outline" text:style-name="Internet_20_link" text:visited-style-name="Internet_20_link">View per I/O ports</text:a><text:tab/>8</text:p>
          <text:p text:style-name="P23">5.1<text:a xlink:type="simple" xlink:href="#5.1.$600000 : contrast / battery status|outline" text:style-name="Internet_20_link" text:visited-style-name="Internet_20_link">$600000 : contrast / battery status</text:a><text:tab/>8</text:p>
          <text:p text:style-name="P23">5.2<text:a xlink:type="simple" xlink:href="#5.2.$600001 : stack overflow detection|outline" text:style-name="Internet_20_link" text:visited-style-name="Internet_20_link">$600001 : stack overflow detection</text:a><text:tab/>9</text:p>
          <text:p text:style-name="P23">5.3<text:a xlink:type="simple" xlink:href="#5.3.$600003 : wait-states generator|outline" text:style-name="Internet_20_link" text:visited-style-name="Internet_20_link">$600003 : wait-states generator</text:a><text:tab/>9</text:p>
          <text:p text:style-name="P23">5.4<text:a xlink:type="simple" xlink:href="#5.4.$600005 : idle/wake-up control|outline" text:style-name="Internet_20_link" text:visited-style-name="Internet_20_link">$600005 : idle/wake-up control</text:a><text:tab/>9</text:p>
          <text:p text:style-name="P23">5.5<text:a xlink:type="simple" xlink:href="#5.5.$60000C : link control|outline" text:style-name="Internet_20_link" text:visited-style-name="Internet_20_link">$60000C : link control</text:a><text:tab/>9</text:p>
          <text:p text:style-name="P23">5.6<text:a xlink:type="simple" xlink:href="#5.6.$60000D : link status |outline" text:style-name="Internet_20_link" text:visited-style-name="Internet_20_link">$60000D : link status </text:a><text:tab/>10</text:p>
          <text:p text:style-name="P23">5.7<text:a xlink:type="simple" xlink:href="#5.7.$60000E : link wires|outline" text:style-name="Internet_20_link" text:visited-style-name="Internet_20_link">$60000E : link wires</text:a><text:tab/>10</text:p>
          <text:p text:style-name="P23">5.8<text:a xlink:type="simple" xlink:href="#5.8.$60000F : link rx/tx|outline" text:style-name="Internet_20_link" text:visited-style-name="Internet_20_link">$60000F : link rx/tx</text:a><text:tab/>10</text:p>
          <text:p text:style-name="P23">5.9<text:a xlink:type="simple" xlink:href="#5.9.$600010/11 : LCD address|outline" text:style-name="Internet_20_link" text:visited-style-name="Internet_20_link">$600010/11 : LCD address</text:a><text:tab/>10</text:p>
          <text:p text:style-name="P23">5.10<text:a xlink:type="simple" xlink:href="#5.10.$600012 : LCD width|outline" text:style-name="Internet_20_link" text:visited-style-name="Internet_20_link">$600012 : LCD width</text:a><text:tab/>11</text:p>
          <text:p text:style-name="P23">5.11<text:a xlink:type="simple" xlink:href="#5.11. $600013 : LCD height|outline" text:style-name="Internet_20_link" text:visited-style-name="Internet_20_link"> $600013 : LCD height</text:a><text:tab/>11</text:p>
          <text:p text:style-name="P23">5.12<text:a xlink:type="simple" xlink:href="#5.12. $600015 : timer &amp; OSC2/3 control|outline" text:style-name="Internet_20_link" text:visited-style-name="Internet_20_link"> $600015 : timer &amp; OSC2/3 control</text:a><text:tab/>11</text:p>
          <text:p text:style-name="P23">5.13<text:a xlink:type="simple" xlink:href="#5.13. $600017 : programmable timer|outline" text:style-name="Internet_20_link" text:visited-style-name="Internet_20_link"> $600017 : programmable timer</text:a><text:tab/>11</text:p>
          <text:p text:style-name="P23">5.14<text:a xlink:type="simple" xlink:href="#5.14. $600018 : keyboard row mask|outline" text:style-name="Internet_20_link" text:visited-style-name="Internet_20_link"> $600018 : keyboard row mask</text:a><text:tab/>12</text:p>
          <text:p text:style-name="P23">5.15<text:a xlink:type="simple" xlink:href="#5.15. $600019 : keyboard row mask|outline" text:style-name="Internet_20_link" text:visited-style-name="Internet_20_link"> $600019 : keyboard row mask</text:a><text:tab/>12</text:p>
          <text:p text:style-name="P23">5.16<text:a xlink:type="simple" xlink:href="#5.16. $60001A : ON key state|outline" text:style-name="Internet_20_link" text:visited-style-name="Internet_20_link"> $60001A : ON key state</text:a><text:tab/>12</text:p>
          <text:p text:style-name="P23">5.17<text:a xlink:type="simple" xlink:href="#5.17. $60001B : keyboard column state|outline" text:style-name="Internet_20_link" text:visited-style-name="Internet_20_link"> $60001B : keyboard column state</text:a><text:tab/>12</text:p>
          <text:p text:style-name="P23">5.18<text:a xlink:type="simple" xlink:href="#5.18. $60001C : LCD RS frequency|outline" text:style-name="Internet_20_link" text:visited-style-name="Internet_20_link"> $60001C : LCD RS frequency</text:a><text:tab/>13</text:p>
          <text:p text:style-name="P23">5.19<text:a xlink:type="simple" xlink:href="#5.19. $60001D : contrast|outline" text:style-name="Internet_20_link" text:visited-style-name="Internet_20_link"> $60001D : contrast</text:a><text:tab/>13</text:p>
          <text:p text:style-name="P23">5.20<text:a xlink:type="simple" xlink:href="#5.20. $700000 : RAM page execution protection bitmask (HW2)|outline" text:style-name="Internet_20_link" text:visited-style-name="Internet_20_link"> $700000 : RAM page execution protection bitmask (HW2)</text:a><text:tab/>13</text:p>
          <text:p text:style-name="P23">5.21<text:a xlink:type="simple" xlink:href="#5.21. $700002 : RAM page execution protection bitmask (HW2)|outline" text:style-name="Internet_20_link" text:visited-style-name="Internet_20_link"> $700002 : RAM page execution protection bitmask (HW2)</text:a><text:tab/>14</text:p>
          <text:p text:style-name="P23">5.22<text:a xlink:type="simple" xlink:href="#5.22. $700004 : RAM page execution protection bitmask (HW2)|outline" text:style-name="Internet_20_link" text:visited-style-name="Internet_20_link"> $700004 : RAM page execution protection bitmask (HW2)</text:a><text:tab/>14</text:p>
          <text:p text:style-name="P23">5.23<text:a xlink:type="simple" xlink:href="#5.23. $700006 : RAM page execution protection bitmask (HW2)|outline" text:style-name="Internet_20_link" text:visited-style-name="Internet_20_link"> $700006 : RAM page execution protection bitmask (HW2)</text:a><text:tab/>14</text:p>
          <text:p text:style-name="P23">5.24<text:a xlink:type="simple" xlink:href="#5.24. $700008 to 70000F : RAM page execution protection bitmask (HW2)|outline" text:style-name="Internet_20_link" text:visited-style-name="Internet_20_link"> $700008 to 70000F : RAM page execution protection bitmask (HW2)</text:a><text:tab/>14</text:p>
          <text:p text:style-name="P23">5.25<text:a xlink:type="simple" xlink:href="#5.25. $700012 : FLASH execution protection (HW2)|outline" text:style-name="Internet_20_link" text:visited-style-name="Internet_20_link"> $700012 : FLASH execution protection (HW2)</text:a><text:tab/>14</text:p>
          <text:p text:style-name="P23">5.26<text:a xlink:type="simple" xlink:href="#5.26. $700014 : Real Time Clock (HW2)|outline" text:style-name="Internet_20_link" text:visited-style-name="Internet_20_link"> $700014 : Real Time Clock (HW2)</text:a><text:tab/>14</text:p>
          <text:p text:style-name="P23">5.27<text:a xlink:type="simple" xlink:href="#5.27. $700017 : LCD address/range (HW2)|outline" text:style-name="Internet_20_link" text:visited-style-name="Internet_20_link"> $700017 : LCD address/range (HW2)</text:a><text:tab/>14</text:p>
          <text:p text:style-name="P23">5.28<text:a xlink:type="simple" xlink:href="#5.28. $70001D : LCD control/status (HW2)|outline" text:style-name="Internet_20_link" text:visited-style-name="Internet_20_link"> $70001D : LCD control/status (HW2)</text:a><text:tab/>15</text:p>
          <text:p text:style-name="P23">5.29<text:a xlink:type="simple" xlink:href="#5.29. $70001F : RTC control (HW2)|outline" text:style-name="Internet_20_link" text:visited-style-name="Internet_20_link"> $70001F : RTC control (HW2)</text:a><text:tab/>15</text:p>
          <text:p text:style-name="P23">5.30<text:a xlink:type="simple" xlink:href="#5.30. $710040 : Real Time Clock (HW3)|outline" text:style-name="Internet_20_link" text:visited-style-name="Internet_20_link"> $710040 : Real Time Clock (HW3)</text:a><text:tab/>15</text:p>
          <text:p text:style-name="P23">5.31<text:a xlink:type="simple" xlink:href="#5.31. $710044 : Real Time Clock (HW3)|outline" text:style-name="Internet_20_link" text:visited-style-name="Internet_20_link"> $710044 : Real Time Clock (HW3)</text:a><text:tab/>16</text:p>
          <text:p text:style-name="P23">5.32<text:a xlink:type="simple" xlink:href="#5.32.$710045 : Real Time Clock (HW3)|outline" text:style-name="Internet_20_link" text:visited-style-name="Internet_20_link">$710045 : Real Time Clock (HW3)</text:a><text:tab/>16</text:p>
          <text:p text:style-name="P23">5.33<text:a xlink:type="simple" xlink:href="#5.33. $710046 : Real Time Clock (HW3)|outline" text:style-name="Internet_20_link" text:visited-style-name="Internet_20_link"> $710046 : Real Time Clock (HW3)</text:a><text:tab/>16</text:p>
          <text:p text:style-name="P23">5.34<text:a xlink:type="simple" xlink:href="#5.34. $71005f : RTC Control (HW3)|outline" text:style-name="Internet_20_link"> $71005f : RTC Control (HW3)</text:a><text:tab/>16</text:p>
          <text:p text:style-name="P22">6<text:a xlink:type="simple" xlink:href="#6.View per devices|outline" text:style-name="Internet_20_link" text:visited-style-name="Internet_20_link">View per devices</text:a><text:tab/>16</text:p>
          <text:p text:style-name="P23">6.1<text:a xlink:type="simple" xlink:href="#6.1.OSCx|outline" text:style-name="Internet_20_link" text:visited-style-name="Internet_20_link">OSCx</text:a><text:tab/>16</text:p>
          <text:p text:style-name="P23">6.2<text:a xlink:type="simple" xlink:href="#6.2.LCD|outline" text:style-name="Internet_20_link" text:visited-style-name="Internet_20_link">LCD</text:a><text:tab/>16</text:p>
          <text:p text:style-name="P24">6.2.1<text:a xlink:type="simple" xlink:href="#6.2.1.HW1|outline" text:style-name="Internet_20_link" text:visited-style-name="Internet_20_link">HW1</text:a><text:tab/>16</text:p>
          <text:p text:style-name="P24">6.2.2<text:a xlink:type="simple" xlink:href="#6.2.2.HW2|outline" text:style-name="Internet_20_link" text:visited-style-name="Internet_20_link">HW2</text:a><text:tab/>17</text:p>
          <text:p text:style-name="P23">6.3<text:a xlink:type="simple" xlink:href="#6.3.Keyboard|outline" text:style-name="Internet_20_link" text:visited-style-name="Internet_20_link">Keyboard</text:a><text:tab/>17</text:p>
          <text:p text:style-name="P23">6.4<text:a xlink:type="simple" xlink:href="#6.4.RAM|outline" text:style-name="Internet_20_link" text:visited-style-name="Internet_20_link">RAM</text:a><text:tab/>18</text:p>
          <text:p text:style-name="P23">6.5<text:a xlink:type="simple" xlink:href="#6.5.ROM|outline" text:style-name="Internet_20_link" text:visited-style-name="Internet_20_link">ROM</text:a><text:tab/>18</text:p>
          <text:p text:style-name="P23">6.6<text:a xlink:type="simple" xlink:href="#6.6.Timer|outline" text:style-name="Internet_20_link" text:visited-style-name="Internet_20_link">Timer</text:a><text:tab/>20</text:p>
          <text:p text:style-name="P23">6.7<text:a xlink:type="simple" xlink:href="#6.7.RTC|outline" text:style-name="Internet_20_link" text:visited-style-name="Internet_20_link">RTC</text:a><text:tab/>20</text:p>
          <text:p text:style-name="P24">6.7.1<text:a xlink:type="simple" xlink:href="#6.7.1.HW2|outline" text:style-name="Internet_20_link" text:visited-style-name="Internet_20_link">HW2</text:a><text:tab/>20</text:p>
          <text:p text:style-name="P24">6.7.2<text:a xlink:type="simple" xlink:href="#6.7.2.HW3|outline" text:style-name="Internet_20_link" text:visited-style-name="Internet_20_link">HW3</text:a><text:tab/>20</text:p>
          <text:p text:style-name="P22">7<text:a xlink:type="simple" xlink:href="#7.Stealth I/O|outline" text:style-name="Internet_20_link" text:visited-style-name="Internet_20_link">Stealth I/O</text:a><text:tab/>21</text:p>
          <text:p text:style-name="P23">7.1<text:a xlink:type="simple" xlink:href="#7.1.Overview|outline" text:style-name="Internet_20_link" text:visited-style-name="Internet_20_link">Overview</text:a><text:tab/>21</text:p>
          <text:p text:style-name="P23">7.2<text:a xlink:type="simple" xlink:href="#7.2.Address space (again)|outline" text:style-name="Internet_20_link" text:visited-style-name="Internet_20_link">Address space (again)</text:a><text:tab/>21</text:p>
          <text:p text:style-name="P23">7.3<text:a xlink:type="simple" xlink:href="#7.3.Use|outline" text:style-name="Internet_20_link" text:visited-style-name="Internet_20_link">Use</text:a><text:tab/>22</text:p>
        </text:index-body>
      </text:table-of-content>
      <text:section text:style-name="Sect1" text:name="Section3">
        <text:p text:style-name="P6"/>
        <text:h text:style-name="P25" text:outline-level="1"><text:s/><text:bookmark-start text:name="Introduction"/>Introduction<text:bookmark-end text:name="Introduction"/></text:h>
        <text:p text:style-name="P7"/>
        <text:p text:style-name="P7">I decided to write this guide while I was working on TiEmu. I needed a such documentation because there were a lot of small documentation spread around but no one which was complete and up-to-date.</text:p>
        <text:p text:style-name="P7"/>
        <text:p text:style-name="P7">This guide is a compilation of several documentation and may not be as complete as the following one :</text:p>
        <text:list text:style-name="WW8Num7">
          <text:list-item>
            <text:p text:style-name="P47"><text:a xlink:type="simple" xlink:href="http://www.ticalc.org/archives/files/fileinfo/43/4310.html"><text:span text:style-name="Internet_20_link">LowLevel.txt</text:span></text:a><text:span text:style-name="T2"> from FARGO package (TI92),</text:span></text:p>
          </text:list-item>
          <text:list-item>
            <text:p text:style-name="P47"><text:a xlink:type="simple" xlink:href="http://www.ticalc.org/archives/files/fileinfo/108/10895.html"><text:span text:style-name="Internet_20_link">io-ports.txt</text:span></text:a><text:span text:style-name="T2"> from Mxm’s TiE (more up-to-date TI92 &amp; TI92 v2),</text:span></text:p>
          </text:list-item>
          <text:list-item>
            <text:p text:style-name="P47"><text:a xlink:type="simple" xlink:href="http://www.ticalc.org/archives/files/fileinfo/119/11991.html"><text:span text:style-name="Internet_20_link">ti92.doc</text:span></text:a><text:span text:style-name="T2"> from Gareth James (“TI89 and TI92 structures, variables and information”),</text:span></text:p>
          </text:list-item>
          <text:list-item>
            <text:p text:style-name="P47"><text:a xlink:type="simple" xlink:href="http://tict.ticalc.org/docs/J89hw.txt"><text:span text:style-name="Internet_20_link">j89hw.txt</text:span></text:a><text:span text:style-name="T2"> and system.txt from Johan Eilert's (“TI89 documentation”),</text:span></text:p>
          </text:list-item>
          <text:list-item>
            <text:p text:style-name="P47"><text:span text:style-name="T2">MC68000 </text:span><text:a xlink:type="simple" xlink:href="http://www.ticalc.org/archives/files/fileinfo/1/105.html"><text:span text:style-name="Internet_20_link">user’s manual</text:span></text:a><text:span text:style-name="T2"> and FLASH </text:span><text:a xlink:type="simple" xlink:href="http://tict.ticalc.org/docs/f160s3.pdf"><text:span text:style-name="Internet_20_link">data sheet</text:span></text:a><text:span text:style-name="T2"> from Epson,</text:span></text:p>
          </text:list-item>
          <text:list-item>
            <text:p text:style-name="P47"><text:span text:style-name="T2">Dan Englender’s </text:span><text:a xlink:type="simple" xlink:href="http://wikiti.denglend.net/index.php?title=Talk:83Plus:OS:84_Plus_USB_Information"><text:span text:style-name="Internet_20_link">WiKi</text:span></text:a><text:span text:style-name="T2"> (TI84+ &amp; Titanium, RTC &amp; USB),</text:span></text:p>
          </text:list-item>
          <text:list-item>
            <text:p text:style-name="P47"><text:span text:style-name="T2">Olivier Armand’s </text:span><text:a xlink:type="simple" xlink:href="http://www.yaronet.com/blogs/blog.php?id=176&amp;p=1"><text:span text:style-name="Internet_20_link">WiKi</text:span></text:a><text:span text:style-name="T2"> (Titanium, USB).</text:span></text:p>
          </text:list-item>
        </text:list>
        <text:p text:style-name="P7"/>
        <text:p text:style-name="P7">Other information (from K. Kofler, O. Armand or L. Debroux) have been added to complete it.</text:p>
        <text:p text:style-name="P12"><text:span text:style-name="T2">Good doc can be found at </text:span><text:a xlink:type="simple" xlink:href="http://tict.ticalc.org/documents.html"><text:span text:style-name="Internet_20_link">http://tict.ticalc.org/documents.html</text:span></text:a><text:span text:style-name="T2">, too.</text:span></text:p>
        <text:p text:style-name="P7"/>
        <text:p text:style-name="P7">This guide aims to be as exact as possible but may contains errors or mis-understanding. You are strongly encouraged to mail me if you have found an error or have more information...</text:p>
        <text:p text:style-name="P7"/>
        <text:p text:style-name="P12"><text:span text:style-name="T3">If <text:s/>you have any suggestions or additions please email me at : </text:span><text:a xlink:type="simple" xlink:href="mailto:roms@tilp.info"><text:span text:style-name="Internet_20_link"><text:span text:style-name="T2">roms@tilp.info</text:span></text:span></text:a><text:span text:style-name="T3">.</text:span></text:p>
        <text:p text:style-name="P12"><text:span text:style-name="T3">Updates of this document will be available at : </text:span><text:a xlink:type="simple" xlink:href="http://www.ticalc.org/"><text:span text:style-name="Internet_20_link"><text:span text:style-name="T2">http://www.ticalc.org</text:span></text:span></text:a><text:span text:style-name="T3">.</text:span></text:p>
        <text:p text:style-name="P7"/>
        <text:p text:style-name="P12"><text:span text:style-name="T2">This guide has been written with </text:span><text:a xlink:type="simple" xlink:href="http://www.openoffice.org/"><text:span text:style-name="Internet_20_link">OpenOffice</text:span></text:a><text:span text:style-name="T2"> 1.1.4 (with .DOC and .PDF export capability).</text:span></text:p>
        <text:p text:style-name="P7"/>
        <text:p text:style-name="P7">Enjoy !</text:p>
        <text:p text:style-name="P7"/>
        <text:h text:style-name="P26" text:outline-level="1"><text:bookmark-start text:name="Overview"/>Overview<text:bookmark-end text:name="Overview"/></text:h>
        <text:p text:style-name="P3"/>
        <text:p text:style-name="P7">The following guide covers the following calculators : TI89, TI92 (II), TI92+, V200 and Titanium.</text:p>
        <text:p text:style-name="P7"/>
        <text:p text:style-name="P7">The TI hand-helds covered by this documentation are m68k-based calculators only. They are built around a Motorola MC68000 processor and some peripherals with some glue-logic (ASIC). The picture below shows this:</text:p>
        <text:p text:style-name="P7"/>
        <text:p text:style-name="P8"><draw:frame draw:style-name="fr3" draw:name="Image1" text:anchor-type="as-char" svg:width="8.407cm" svg:height="4.343cm" draw:z-index="0"><draw:image xlink:href="Pictures/2000007C000020D7000010F752FB48CD.svm" xlink:type="simple" xlink:show="embed" xlink:actuate="onLoad"/></draw:frame></text:p>
        <text:p text:style-name="P7"/>
        <text:p text:style-name="P7"/>
        <text:p text:style-name="P7">(*) Titanium only.</text:p>
        <text:p text:style-name="P7"/>
        <text:p text:style-name="P7">Calculators can be classified into several categories: HW0, HW1, HW2, HW3 and HW4. Each category defines an hardware platform. Software is more or less common to all platforms although FLASH calculators (TI89, 92+, V200, Titanium in chronological order) introduced a gap with first generation of calculators like TI92 (II). This is the reason why TI92 (II) could be stated as “HW0” but it's not so far from HW1.</text:p>
        <text:p text:style-name="P7">But, TI92 calculators are usually differentiated by their ROM version: </text:p>
        <text:list text:style-name="L1">
          <text:list-item>
            <text:p text:style-name="P45">TI92 =&gt; ROM 1.x,</text:p>
          </text:list-item>
          <text:list-item>
            <text:p text:style-name="P45">TI92-II <text:s/>=&gt; ROM 2.x.</text:p>
          </text:list-item>
        </text:list>
        <text:p text:style-name="P7"/>
        <table:table table:name="Tableau2" table:style-name="Tableau2">
          <table:table-column table:style-name="Tableau2.A" table:number-columns-repeated="5"/>
          <table:table-column table:style-name="Tableau2.F"/>
          <table:table-row>
            <table:table-cell table:style-name="Tableau2.A1" office:value-type="string">
              <text:p text:style-name="P7"/>
            </table:table-cell>
            <table:table-cell table:style-name="Tableau2.A1" office:value-type="string">
              <text:p text:style-name="P8">“HW0”</text:p>
            </table:table-cell>
            <table:table-cell table:style-name="Tableau2.A1" office:value-type="string">
              <text:p text:style-name="P8">HW1</text:p>
            </table:table-cell>
            <table:table-cell table:style-name="Tableau2.A1" office:value-type="string">
              <text:p text:style-name="P8">HW2</text:p>
            </table:table-cell>
            <table:table-cell table:style-name="Tableau2.A1" office:value-type="string">
              <text:p text:style-name="P8">HW3</text:p>
            </table:table-cell>
            <table:table-cell table:style-name="Tableau2.F1" office:value-type="string">
              <text:p text:style-name="P8">HW4</text:p>
            </table:table-cell>
          </table:table-row>
          <table:table-row>
            <table:table-cell table:style-name="Tableau2.A2" office:value-type="string">
              <text:p text:style-name="P7">TI92</text:p>
            </table:table-cell>
            <table:table-cell table:style-name="Tableau2.A2" office:value-type="string">
              <text:p text:style-name="P8">X</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92 II</text:p>
            </table:table-cell>
            <table:table-cell table:style-name="Tableau2.A2" office:value-type="string">
              <text:p text:style-name="P8">X</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92+</text:p>
            </table:table-cell>
            <table:table-cell table:style-name="Tableau2.A2" office:value-type="string">
              <text:p text:style-name="P8"/>
            </table:table-cell>
            <table:table-cell table:style-name="Tableau2.A2" office:value-type="string">
              <text:p text:style-name="P8">X</text:p>
            </table:table-cell>
            <table:table-cell table:style-name="Tableau2.A2" office:value-type="string">
              <text:p text:style-name="P8">X</text:p>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89</text:p>
            </table:table-cell>
            <table:table-cell table:style-name="Tableau2.A2" office:value-type="string">
              <text:p text:style-name="P8"/>
            </table:table-cell>
            <table:table-cell table:style-name="Tableau2.A2" office:value-type="string">
              <text:p text:style-name="P8">X</text:p>
            </table:table-cell>
            <table:table-cell table:style-name="Tableau2.A2" office:value-type="string">
              <text:p text:style-name="P8">X</text:p>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V200</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X</text:p>
            </table:table-cell>
            <table:table-cell table:style-name="Tableau2.A2" office:value-type="string">
              <text:p text:style-name="P8"/>
            </table:table-cell>
            <table:table-cell table:style-name="Tableau2.F2" office:value-type="string">
              <text:p text:style-name="P8"/>
            </table:table-cell>
          </table:table-row>
          <table:table-row>
            <table:table-cell table:style-name="Tableau2.A2" office:value-type="string">
              <text:p text:style-name="P7">TI89 Titanium</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X</text:p>
            </table:table-cell>
            <table:table-cell table:style-name="Tableau2.F2" office:value-type="string">
              <text:p text:style-name="P8">X</text:p>
            </table:table-cell>
          </table:table-row>
        </table:table>
        <text:p text:style-name="P12"/>
        <text:p text:style-name="P7">Note: unless explicitly specified, HW2 implies HW3.</text:p>
        <text:h text:style-name="P28" text:outline-level="2"><text:bookmark-start text:name="Oscillators"/>Oscillators<text:bookmark-end text:name="Oscillators"/></text:h>
        <text:p text:style-name="P7"/>
        <text:p text:style-name="P7">HW1 calculators have two (HW2 has three) separate oscillators, they are referred to as OSC1 and OSC2 (and OSC3).</text:p>
        <text:p text:style-name="P7"/>
        <text:p text:style-name="P7">OSC1 is the M68000 CPU clock.</text:p>
        <text:p text:style-name="P7"><text:s text:c="2"/>HW1: ~10 MHz</text:p>
        <text:p text:style-name="P7"><text:s text:c="2"/>HW2: ~12 MH<text:span text:style-name="T2">z</text:span></text:p>
        <text:p text:style-name="P7"><text:s text:c="2"/>HW3: ~12 MHz ?</text:p>
        <text:p text:style-name="P7"><text:s text:c="2"/>HW4: 13-16 MHz (guessed value, not really known)</text:p>
        <text:p text:style-name="P7"/>
        <text:p text:style-name="P7">OSC2 is the timing base for the timers, the link I/O hardware and (HW1 only) the LCD controller.</text:p>
        <text:p text:style-name="P7"><text:s text:c="2"/>HW1: ~680 kHz - ~770 kHz</text:p>
        <text:p text:style-name="P7"><text:s text:c="2"/>HW2: ~520 kHz (= 2^19 Hz)</text:p>
        <text:p text:style-name="P7"><text:s text:c="2"/>HW3: same</text:p>
        <text:p text:style-name="P7"><text:s text:c="2"/>HW4: ~690 kHz (not really known)</text:p>
        <text:p text:style-name="P7"/>
        <text:p text:style-name="P7">OSC3 (HW2 only) is the timing base for the LCD controller.</text:p>
        <text:p text:style-name="P7"><text:s text:c="2"/>HW2: ~680 kHz</text:p>
        <text:p text:style-name="P7"/>
        <text:p text:style-name="P7">The speeds of OSC1 and OSC2 seem to be independent of the battery strength, but OSC3 runs slower with older batteries.</text:p>
        <text:p text:style-name="P7"/>
        <text:p text:style-name="P7">The speed of OSC2 can be calculated using this formula (assuming the APD time is the default) :</text:p>
        <text:p text:style-name="P7"><text:s text:c="2"/>HW1: OSC2 speed = 242,688,000 / APD_seconds</text:p>
        <text:p text:style-name="P7"><text:s text:c="2"/>HW2: OSC2 speed = 162,816,000 / APD_seconds</text:p>
        <text:p text:style-name="P7">APD_seconds should be somewhere in the range 300-360 seconds. <text:s/>If the APD time is way longer than 400 seconds on a HW2, the HW1 formula should be used instead. <text:s/>This will happen if, for example, an ignorant game reprograms the HW2 timer with the HW1 settings.</text:p>
        <text:p text:style-name="P7"/>
        <text:h text:style-name="P28" text:outline-level="2"><text:bookmark-start text:name="Display"/><text:bookmark-start text:name="Keyboard"/><text:bookmark-start text:name="RAM"/><text:bookmark-start text:name="ROM"/>Display<text:bookmark-end text:name="Display"/><text:bookmark-end text:name="Keyboard"/><text:bookmark-end text:name="RAM"/><text:bookmark-end text:name="ROM"/></text:h>
        <text:p text:style-name="P9"/>
        <text:p text:style-name="P9">A black and white LCD display :</text:p>
        <text:list text:style-name="WW8Num8">
          <text:list-item>
            <text:p text:style-name="P56">100 lines of 160 pixels for the TI-89,</text:p>
          </text:list-item>
          <text:list-item>
            <text:p text:style-name="P56">128 lines of 240 pixels for the others.</text:p>
          </text:list-item>
        </text:list>
        <text:p text:style-name="P3"/>
        <text:h text:style-name="P28" text:outline-level="2">Keyboard</text:h>
        <text:p text:style-name="P7"/>
        <text:p text:style-name="P7">The keyboard is accessed internally as a matrix. </text:p>
        <text:p text:style-name="P7">The [ON] key is special, and is not part of the matrix.</text:p>
        <text:p text:style-name="P7"/>
        <text:h text:style-name="P28" text:outline-level="2">RAM</text:h>
        <text:p text:style-name="P7"/>
        <text:p text:style-name="P7">Calculators usually have 256 KB of RAM (except for TI92).</text:p>
        <text:p text:style-name="P7"/>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F"/>
          <table:table-row>
            <table:table-cell table:style-name="Tableau3.A1" office:value-type="string">
              <text:p text:style-name="P29">Model</text:p>
            </table:table-cell>
            <table:table-cell table:style-name="Tableau3.A1" office:value-type="string">
              <text:p text:style-name="P8">Memory </text:p>
              <text:p text:style-name="P8">(in KB)</text:p>
            </table:table-cell>
            <table:table-cell table:style-name="Tableau3.A1" office:value-type="string">
              <text:p text:style-name="P8">Base address</text:p>
            </table:table-cell>
            <table:table-cell table:style-name="Tableau3.A1" office:value-type="string">
              <text:p text:style-name="P8">End address</text:p>
            </table:table-cell>
            <table:table-cell table:style-name="Tableau3.A1" office:value-type="string">
              <text:p text:style-name="P8">Mirrored</text:p>
            </table:table-cell>
            <table:table-cell table:style-name="Tableau3.F1" office:value-type="string">
              <text:p text:style-name="P8">Repeated (times)</text:p>
            </table:table-cell>
          </table:table-row>
          <table:table-row>
            <table:table-cell table:style-name="Tableau3.A2" office:value-type="string">
              <text:p text:style-name="P7">TI92</text:p>
            </table:table-cell>
            <table:table-cell table:style-name="Tableau3.A2" office:value-type="string">
              <text:p text:style-name="P8">128</text:p>
            </table:table-cell>
            <table:table-cell table:style-name="Tableau3.A2" office:value-type="string">
              <text:p text:style-name="P8">$000000</text:p>
            </table:table-cell>
            <table:table-cell table:style-name="Tableau3.A2" office:value-type="string">
              <text:p text:style-name="P8">$1FFFFF</text:p>
            </table:table-cell>
            <table:table-cell table:style-name="Tableau3.A2" office:value-type="string">
              <text:p text:style-name="P8">no</text:p>
            </table:table-cell>
            <table:table-cell table:style-name="Tableau3.F2" office:value-type="string">
              <text:p text:style-name="P8">16</text:p>
            </table:table-cell>
          </table:table-row>
          <table:table-row>
            <table:table-cell table:style-name="Tableau3.A2" office:value-type="string">
              <text:p text:style-name="P7">TI92 II</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TI89</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TI92+</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V200</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3FFFFF</text:p>
            </table:table-cell>
            <table:table-cell table:style-name="Tableau3.A2" office:value-type="string">
              <text:p text:style-name="P8">no</text:p>
            </table:table-cell>
            <table:table-cell table:style-name="Tableau3.F2" office:value-type="string">
              <text:p text:style-name="P8">8</text:p>
            </table:table-cell>
          </table:table-row>
          <table:table-row>
            <table:table-cell table:style-name="Tableau3.A2" office:value-type="string">
              <text:p text:style-name="P7">TI89 Titanium</text:p>
            </table:table-cell>
            <table:table-cell table:style-name="Tableau3.A2" office:value-type="string">
              <text:p text:style-name="P8">256</text:p>
            </table:table-cell>
            <table:table-cell table:style-name="Tableau3.A2" office:value-type="string">
              <text:p text:style-name="P8">$000000</text:p>
            </table:table-cell>
            <table:table-cell table:style-name="Tableau3.A2" office:value-type="string">
              <text:p text:style-name="P8">$03FFFF</text:p>
            </table:table-cell>
            <table:table-cell table:style-name="Tableau3.A2" office:value-type="string">
              <text:p text:style-name="P8">$200000 &amp; $400000</text:p>
            </table:table-cell>
            <table:table-cell table:style-name="Tableau3.F2" office:value-type="string">
              <text:p text:style-name="P8">no</text:p>
            </table:table-cell>
          </table:table-row>
        </table:table>
        <text:p text:style-name="Text_20_body"/>
        <text:p text:style-name="P31">Repeated means that the 256 KB RAM range is visible/accesible 8 times in the 2MB segment at the following addresses: <text:span text:style-name="T2">$000000</text:span>, <text:span text:style-name="T2">$040000</text:span>, $080000, $0C0000, <text:span text:style-name="T2">$100000</text:span>, <text:span text:style-name="T2">$140000</text:span>, $180000, $1C0000.</text:p>
        <text:p text:style-name="P31">Mirrored (or ghosted) means that the RAM segment is accessible from other segment ($200000 for instance).</text:p>
        <text:p text:style-name="P31">Note: The TI-92 is capable of addressing 256 kb of interleaved RAM. In this case, it would be addressed in the range 000000-03FFFF. The European language upgrade module (ROM 2.1 / TI-92 II) and the TI-92 Plus Module take advantage of this capability, as well as expanding the ROM to 2 MB (400000-5FFFFF).</text:p>
        <text:h text:style-name="P28" text:outline-level="2">ROM</text:h>
        <text:p text:style-name="P7"/>
        <text:p text:style-name="P7">TI92 (II) has EPROM, others have FLASH memory. Memory size is :</text:p>
        <text:p text:style-name="P7"/>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7">Model</text:p>
            </table:table-cell>
            <table:table-cell table:style-name="Tableau4.A1" office:value-type="string">
              <text:p text:style-name="P8">Memory (in MB)</text:p>
            </table:table-cell>
            <table:table-cell table:style-name="Tableau4.A1" office:value-type="string">
              <text:p text:style-name="P8">Base address</text:p>
            </table:table-cell>
            <table:table-cell table:style-name="Tableau4.A1" office:value-type="string">
              <text:p text:style-name="P8">End address</text:p>
            </table:table-cell>
            <table:table-cell table:style-name="Tableau4.E1" office:value-type="string">
              <text:p text:style-name="P8">Mirrored</text:p>
            </table:table-cell>
          </table:table-row>
          <table:table-row>
            <table:table-cell table:style-name="Tableau4.A2" office:value-type="string">
              <text:p text:style-name="P7">TI92</text:p>
            </table:table-cell>
            <table:table-cell table:style-name="Tableau4.A2" office:value-type="string">
              <text:p text:style-name="P8">1</text:p>
            </table:table-cell>
            <table:table-cell table:style-name="Tableau4.A2" office:value-type="string">
              <text:p text:style-name="P8">$200000 or $400000</text:p>
            </table:table-cell>
            <table:table-cell table:style-name="Tableau4.A2" office:value-type="string">
              <text:p text:style-name="P8">$2FFFFF or 4FFFFF</text:p>
            </table:table-cell>
            <table:table-cell table:style-name="Tableau4.E2" office:value-type="string">
              <text:p text:style-name="P8">no</text:p>
            </table:table-cell>
          </table:table-row>
          <table:table-row>
            <table:table-cell table:style-name="Tableau4.A2" office:value-type="string">
              <text:p text:style-name="P7">TI92 II</text:p>
            </table:table-cell>
            <table:table-cell table:style-name="Tableau4.A2" office:value-type="string">
              <text:p text:style-name="P8">2</text:p>
            </table:table-cell>
            <table:table-cell table:style-name="Tableau4.A2" office:value-type="string">
              <text:p text:style-name="P8">$400000</text:p>
            </table:table-cell>
            <table:table-cell table:style-name="Tableau4.A2" office:value-type="string">
              <text:p text:style-name="P8">$5FFFFF</text:p>
            </table:table-cell>
            <table:table-cell table:style-name="Tableau4.E2" office:value-type="string">
              <text:p text:style-name="P8">no</text:p>
            </table:table-cell>
          </table:table-row>
          <table:table-row>
            <table:table-cell table:style-name="Tableau4.A2" office:value-type="string">
              <text:p text:style-name="P7">TI89</text:p>
            </table:table-cell>
            <table:table-cell table:style-name="Tableau4.A2" office:value-type="string">
              <text:p text:style-name="P8">2</text:p>
            </table:table-cell>
            <table:table-cell table:style-name="Tableau4.A2" office:value-type="string">
              <text:p text:style-name="P8">$200000</text:p>
            </table:table-cell>
            <table:table-cell table:style-name="Tableau4.A2" office:value-type="string">
              <text:p text:style-name="P8">$3FFFFF</text:p>
            </table:table-cell>
            <table:table-cell table:style-name="Tableau4.E2" office:value-type="string">
              <text:p text:style-name="P8">no</text:p>
            </table:table-cell>
          </table:table-row>
          <table:table-row>
            <table:table-cell table:style-name="Tableau4.A2" office:value-type="string">
              <text:p text:style-name="P7">TI92+</text:p>
            </table:table-cell>
            <table:table-cell table:style-name="Tableau4.A2" office:value-type="string">
              <text:p text:style-name="P8">2</text:p>
            </table:table-cell>
            <table:table-cell table:style-name="Tableau4.A2" office:value-type="string">
              <text:p text:style-name="P8">$400000</text:p>
            </table:table-cell>
            <table:table-cell table:style-name="Tableau4.A2" office:value-type="string">
              <text:p text:style-name="P8">$5FFFFF</text:p>
            </table:table-cell>
            <table:table-cell table:style-name="Tableau4.E2" office:value-type="string">
              <text:p text:style-name="P8">yes (hw2)</text:p>
            </table:table-cell>
          </table:table-row>
          <table:table-row>
            <table:table-cell table:style-name="Tableau4.A2" office:value-type="string">
              <text:p text:style-name="P7">V200</text:p>
            </table:table-cell>
            <table:table-cell table:style-name="Tableau4.A2" office:value-type="string">
              <text:p text:style-name="P8">4</text:p>
            </table:table-cell>
            <table:table-cell table:style-name="Tableau4.A2" office:value-type="string">
              <text:p text:style-name="P8">$200000</text:p>
            </table:table-cell>
            <table:table-cell table:style-name="Tableau4.A2" office:value-type="string">
              <text:p text:style-name="P8">$5FFFFF</text:p>
            </table:table-cell>
            <table:table-cell table:style-name="Tableau4.E2" office:value-type="string">
              <text:p text:style-name="P8">no</text:p>
            </table:table-cell>
          </table:table-row>
          <table:table-row>
            <table:table-cell table:style-name="Tableau4.A2" office:value-type="string">
              <text:p text:style-name="P7">TI89 Titanium</text:p>
            </table:table-cell>
            <table:table-cell table:style-name="Tableau4.A2" office:value-type="string">
              <text:p text:style-name="P8">4</text:p>
            </table:table-cell>
            <table:table-cell table:style-name="Tableau4.A2" office:value-type="string">
              <text:p text:style-name="P8">$800000</text:p>
            </table:table-cell>
            <table:table-cell table:style-name="Tableau4.A2" office:value-type="string">
              <text:p text:style-name="P8">$AFFFFF</text:p>
            </table:table-cell>
            <table:table-cell table:style-name="Tableau4.E2" office:value-type="string">
              <text:p text:style-name="P8">no</text:p>
            </table:table-cell>
          </table:table-row>
        </table:table>
        <text:p text:style-name="Text_20_body"/>
        <text:p text:style-name="Text_20_body">TI92 ROM can be mapped at 2 different base addresses depending on the manufactured model.</text:p>
        <text:p text:style-name="Text_20_body">TI92+ HW2 has its ROM mirrored on $200000, too.</text:p>
        <text:h text:style-name="P28" text:outline-level="2">Link-port</text:h>
        <text:p text:style-name="P7"/>
        <text:p text:style-name="P12"><text:span text:style-name="T2">The link-port uses a proprietary interface called D-BUS. See this complete documentation : </text:span><text:a xlink:type="simple" xlink:href="http://www.ticalc.org/archives/files/fileinfo/247/24750.html"><text:span text:style-name="Internet_20_link">TI Link Guide</text:span></text:a><text:span text:style-name="T2">.</text:span></text:p>
        <text:p text:style-name="P7"/>
        <text:h text:style-name="P27" text:outline-level="2">Timers</text:h>
        <text:p text:style-name="P7">Every model has two (HW1/3) or three (HW2) clocked sources. One (two) of them work at a fixed rate, the last one is programmable:</text:p>
        <text:list text:style-name="WW8Num8">
          <text:list-item text:start-value="1">
            <text:p text:style-name="P54"><text:span text:style-name="T2">AI1 is triggered at OSC2 / 2</text:span><text:span text:style-name="T6">11</text:span><text:span text:style-name="T2">,</text:span></text:p>
          </text:list-item>
          <text:list-item>
            <text:p text:style-name="P54"><text:span text:style-name="T2">AI3 is triggered at OSC2 / 2</text:span><text:span text:style-name="T6">19</text:span><text:span text:style-name="T2"> (not available on HW1/3, used by USB),</text:span></text:p>
          </text:list-item>
          <text:list-item>
            <text:p text:style-name="P58">AI5 is triggered at a variable rate (prescaler + timer).</text:p>
          </text:list-item>
        </text:list>
        <text:p text:style-name="P7"/>
        <text:p text:style-name="P7">Every model has a programmable prescaler (except for TI92 &amp; TI92 II) with a programmable counter/timer which is incremented on an OSC2 basis. Prescaler ratios are : 2^5, 2^9, 2^12 and 2^18.</text:p>
        <text:p text:style-name="P7"/>
        <text:h text:style-name="P28" text:outline-level="2">RTC</text:h>
        <text:h text:style-name="P34" text:outline-level="3">HW2</text:h>
        <text:p text:style-name="P7"/>
        <text:p text:style-name="P7">This is a 16-bits register which is incremented every 2^13 = 8192 seconds exactly.</text:p>
        <text:h text:style-name="P34" text:outline-level="3">HW3</text:h>
        <text:p text:style-name="P7"/>
        <text:p text:style-name="P7">A new device has been added on HW3 : a Real Time Clock. At the time being, there are few informations available on the Dan’s or Olivier’s WiKi.</text:p>
        <text:p text:style-name="P7"/>
        <text:h text:style-name="P28" text:outline-level="2">USB</text:h>
        <text:p text:style-name="P7"/>
        <text:p text:style-name="P7">A great work is being done by Olivier Armand (Titanium) and Dan Englender (TI84+). </text:p>
        <text:p text:style-name="P12"><text:span text:style-name="T2">This section will be updated later but you can take a look at the Dan’s or Olivier’s </text:span>WiKi<text:span text:style-name="T2">.</text:span></text:p>
        <text:p text:style-name="P7"/>
        <text:h text:style-name="P28" text:outline-level="2"><text:s/>Glue logic</text:h>
        <text:p text:style-name="P7"/>
        <text:p text:style-name="P7">The glue-logic is responsible of the peripherals and their interconnection with the CPU. At the time being, all of this is placed in an ASIC. The TI92 model is the only model with a true/real M68000, others have a custom chip.</text:p>
        <text:p text:style-name="P7"/>
        <text:p text:style-name="P7">All of the glue-logic is accessible from memory spac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7"/>
            </table:table-cell>
            <table:table-cell table:style-name="Tableau5.A1" table:number-columns-spanned="2" office:value-type="string">
              <text:p text:style-name="P8">HW1/2/3</text:p>
            </table:table-cell>
            <table:covered-table-cell/>
            <table:table-cell table:style-name="Tableau5.D1" table:number-columns-spanned="2" office:value-type="string">
              <text:p text:style-name="P8">HW2/3</text:p>
            </table:table-cell>
            <table:covered-table-cell/>
          </table:table-row>
          <table:table-row>
            <table:table-cell table:style-name="Tableau5.A2" office:value-type="string">
              <text:p text:style-name="P7">Model</text:p>
            </table:table-cell>
            <table:table-cell table:style-name="Tableau5.A2" office:value-type="string">
              <text:p text:style-name="P8">Size</text:p>
            </table:table-cell>
            <table:table-cell table:style-name="Tableau5.A2" office:value-type="string">
              <text:p text:style-name="P8">Base address</text:p>
            </table:table-cell>
            <table:table-cell table:style-name="Tableau5.A2" office:value-type="string">
              <text:p text:style-name="P8">Size</text:p>
            </table:table-cell>
            <table:table-cell table:style-name="Tableau5.E2" office:value-type="string">
              <text:p text:style-name="P8">Base address</text:p>
            </table:table-cell>
          </table:table-row>
          <table:table-row>
            <table:table-cell table:style-name="Tableau5.A2" office:value-type="string">
              <text:p text:style-name="P7">TI92</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
            </table:table-cell>
            <table:table-cell table:style-name="Tableau5.E2" office:value-type="string">
              <text:p text:style-name="P8"/>
            </table:table-cell>
          </table:table-row>
          <table:table-row>
            <table:table-cell table:style-name="Tableau5.A2" office:value-type="string">
              <text:p text:style-name="P7">TI92 II</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
            </table:table-cell>
            <table:table-cell table:style-name="Tableau5.E2" office:value-type="string">
              <text:p text:style-name="P8"/>
            </table:table-cell>
          </table:table-row>
          <table:table-row>
            <table:table-cell table:style-name="Tableau5.A2" office:value-type="string">
              <text:p text:style-name="P7">TI89</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32</text:p>
            </table:table-cell>
            <table:table-cell table:style-name="Tableau5.E2" office:value-type="string">
              <text:p text:style-name="P8">$700000</text:p>
            </table:table-cell>
          </table:table-row>
          <table:table-row>
            <table:table-cell table:style-name="Tableau5.A2" office:value-type="string">
              <text:p text:style-name="P7">TI92+</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32</text:p>
            </table:table-cell>
            <table:table-cell table:style-name="Tableau5.E2" office:value-type="string">
              <text:p text:style-name="P8">$700000</text:p>
            </table:table-cell>
          </table:table-row>
          <table:table-row>
            <table:table-cell table:style-name="Tableau5.A2" office:value-type="string">
              <text:p text:style-name="P7">V200</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32</text:p>
            </table:table-cell>
            <table:table-cell table:style-name="Tableau5.E2" office:value-type="string">
              <text:p text:style-name="P8">$700000</text:p>
            </table:table-cell>
          </table:table-row>
          <table:table-row>
            <table:table-cell table:style-name="Tableau5.A2" office:value-type="string">
              <text:p text:style-name="P7">TI89 Titanium</text:p>
            </table:table-cell>
            <table:table-cell table:style-name="Tableau5.A2" office:value-type="string">
              <text:p text:style-name="P8">32</text:p>
            </table:table-cell>
            <table:table-cell table:style-name="Tableau5.A2" office:value-type="string">
              <text:p text:style-name="P8">$600000</text:p>
            </table:table-cell>
            <table:table-cell table:style-name="Tableau5.A2" office:value-type="string">
              <text:p text:style-name="P8">256</text:p>
              <text:p text:style-name="P8">256</text:p>
            </table:table-cell>
            <table:table-cell table:style-name="Tableau5.E2" office:value-type="string">
              <text:p text:style-name="P8">$700000 $710000</text:p>
            </table:table-cell>
          </table:table-row>
        </table:table>
        <text:p text:style-name="P7">Note: all $600000 ports are repeated but $700000 aren’t.</text:p>
        <text:p text:style-name="P7"/>
        <text:p text:style-name="P7">Registers: all others.</text:p>
        <text:p text:style-name="P7"/>
        <text:h text:style-name="P26" text:outline-level="1">Memory mapping</text:h>
        <text:p text:style-name="P7"/>
        <text:p text:style-name="P7">Memory is mapped as follows:</text:p>
        <table:table table:name="Tableau6" table:style-name="Tableau6">
          <table:table-column table:style-name="Tableau6.A"/>
          <table:table-column table:style-name="Tableau6.B"/>
          <table:table-column table:style-name="Tableau6.C"/>
          <table:table-column table:style-name="Tableau6.D"/>
          <table:table-column table:style-name="Tableau6.C"/>
          <table:table-column table:style-name="Tableau6.F"/>
          <table:table-column table:style-name="Tableau6.G"/>
          <table:table-row>
            <table:table-cell table:style-name="Tableau6.A1" office:value-type="string">
              <text:p text:style-name="P7">Address</text:p>
            </table:table-cell>
            <table:table-cell table:style-name="Tableau6.A1" office:value-type="string">
              <text:p text:style-name="P8">TI92</text:p>
            </table:table-cell>
            <table:table-cell table:style-name="Tableau6.A1" office:value-type="string">
              <text:p text:style-name="P8">TI92 II</text:p>
            </table:table-cell>
            <table:table-cell table:style-name="Tableau6.A1" office:value-type="string">
              <text:p text:style-name="P8">TI92+</text:p>
            </table:table-cell>
            <table:table-cell table:style-name="Tableau6.A1" office:value-type="string">
              <text:p text:style-name="P8">TI89</text:p>
            </table:table-cell>
            <table:table-cell table:style-name="Tableau6.A1" office:value-type="string">
              <text:p text:style-name="P8">V200</text:p>
            </table:table-cell>
            <table:table-cell table:style-name="Tableau6.G1" office:value-type="string">
              <text:p text:style-name="P8">Titanium</text:p>
            </table:table-cell>
          </table:table-row>
          <table:table-row>
            <table:table-cell table:style-name="Tableau6.A2" office:value-type="string">
              <text:p text:style-name="P13">000000-1FFFFF</text:p>
            </table:table-cell>
            <table:table-cell table:style-name="Tableau6.B2" table:number-columns-spanned="6" office:value-type="string">
              <text:p text:style-name="P8">RAM</text:p>
            </table:table-cell>
            <table:covered-table-cell/>
            <table:covered-table-cell/>
            <table:covered-table-cell/>
            <table:covered-table-cell/>
            <table:covered-table-cell/>
          </table:table-row>
          <table:table-row>
            <table:table-cell table:number-columns-spanned="5">
              <table:table table:is-sub-table="true">
                <table:table-column table:style-name="Tableau6.A"/>
                <table:table-column table:style-name="Tableau6.B"/>
                <table:table-column table:style-name="Tableau6.C"/>
                <table:table-column table:style-name="Tableau6.D"/>
                <table:table-column table:style-name="Tableau6.C"/>
                <table:table-row>
                  <table:table-cell table:style-name="Tableau6.A2" office:value-type="string">
                    <text:p text:style-name="P13">200000-3FFFFF</text:p>
                  </table:table-cell>
                  <table:table-cell table:style-name="Tableau6.A2" office:value-type="string">
                    <text:p text:style-name="P8">Int. ROM</text:p>
                  </table:table-cell>
                  <table:table-cell table:style-name="Tableau6.A2" office:value-type="string">
                    <text:p text:style-name="P8"/>
                  </table:table-cell>
                  <table:table-cell table:style-name="Tableau6.A2" office:value-type="string">
                    <text:p text:style-name="P8">ghost ROM</text:p>
                  </table:table-cell>
                  <table:table-cell table:style-name="Tableau6.A2" office:value-type="string">
                    <text:p text:style-name="P8">ROM</text:p>
                  </table:table-cell>
                </table:table-row>
                <table:table-row>
                  <table:table-cell table:style-name="Tableau6.A2" office:value-type="string">
                    <text:p text:style-name="P13">400000-5FFFFF</text:p>
                  </table:table-cell>
                  <table:table-cell table:style-name="Tableau6.A2" office:value-type="string">
                    <text:p text:style-name="P8">Ext. ROM</text:p>
                  </table:table-cell>
                  <table:table-cell table:style-name="Tableau6.A2" office:value-type="string">
                    <text:p text:style-name="P8">Ext. ROM</text:p>
                  </table:table-cell>
                  <table:table-cell table:style-name="Tableau6.A2" office:value-type="string">
                    <text:p text:style-name="P8">ROM</text:p>
                  </table:table-cell>
                  <table:table-cell table:style-name="Tableau6.A2" office:value-type="string">
                    <text:p text:style-name="P8"/>
                  </table:table-cell>
                </table:table-row>
              </table:table>
            </table:table-cell>
            <table:covered-table-cell/>
            <table:covered-table-cell/>
            <table:covered-table-cell/>
            <table:covered-table-cell/>
            <table:table-cell table:style-name="Tableau6.A2" office:value-type="string">
              <text:p text:style-name="P8">ROM</text:p>
            </table:table-cell>
            <table:table-cell table:style-name="Tableau6.B2" office:value-type="string">
              <text:p text:style-name="P8">ghost of RAM</text:p>
            </table:table-cell>
          </table:table-row>
          <table:table-row>
            <table:table-cell table:style-name="Tableau6.A2" office:value-type="string">
              <text:p text:style-name="P13">600000-7FFFFF</text:p>
            </table:table-cell>
            <table:table-cell table:style-name="Tableau6.A2" office:value-type="string">
              <text:p text:style-name="P8">I/O</text:p>
            </table:table-cell>
            <table:table-cell table:style-name="Tableau6.A2" office:value-type="string">
              <text:p text:style-name="P8">I/O</text:p>
            </table:table-cell>
            <table:table-cell table:style-name="Tableau6.A2" office:value-type="string">
              <text:p text:style-name="P8">I/O</text:p>
            </table:table-cell>
            <table:table-cell table:style-name="Tableau6.A2" office:value-type="string">
              <text:p text:style-name="P8">I/O</text:p>
            </table:table-cell>
            <table:table-cell table:style-name="Tableau6.A2" office:value-type="string">
              <text:p text:style-name="P8">I/O</text:p>
            </table:table-cell>
            <table:table-cell table:style-name="Tableau6.B2" office:value-type="string">
              <text:p text:style-name="P8">I/O</text:p>
            </table:table-cell>
          </table:table-row>
          <table:table-row>
            <table:table-cell table:number-columns-spanned="6">
              <table:table table:is-sub-table="true">
                <table:table-column table:style-name="Tableau6.A"/>
                <table:table-column table:style-name="Tableau6.B"/>
                <table:table-column table:style-name="Tableau6.C"/>
                <table:table-column table:style-name="Tableau6.D"/>
                <table:table-column table:style-name="Tableau6.C"/>
                <table:table-column table:style-name="Tableau6.F"/>
                <table:table-row>
                  <table:table-cell table:style-name="Tableau6.A2" office:value-type="string">
                    <text:p text:style-name="P13">800000-9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row>
                <table:table-row>
                  <table:table-cell table:style-name="Tableau6.A2" office:value-type="string">
                    <text:p text:style-name="P13">A00000-B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row>
              </table:table>
            </table:table-cell>
            <table:covered-table-cell/>
            <table:covered-table-cell/>
            <table:covered-table-cell/>
            <table:covered-table-cell/>
            <table:covered-table-cell/>
            <table:table-cell table:style-name="Tableau6.B2" office:value-type="string">
              <text:p text:style-name="P8">ROM</text:p>
            </table:table-cell>
          </table:table-row>
          <table:table-row>
            <table:table-cell table:style-name="Tableau6.A2" office:value-type="string">
              <text:p text:style-name="P13">C00000-D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13">E00000-FFFFFF</text:p>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A2" office:value-type="string">
              <text:p text:style-name="P8"/>
            </table:table-cell>
            <table:table-cell table:style-name="Tableau6.B2" office:value-type="string">
              <text:p text:style-name="P8"/>
            </table:table-cell>
          </table:table-row>
        </table:table>
        <text:p text:style-name="P7"/>
        <text:p text:style-name="P7">But, memory is used as follows (begin-end or begin (size)):</text:p>
        <table:table table:name="Tableau7" table:style-name="Tableau7">
          <table:table-column table:style-name="Tableau7.A" table:number-columns-repeated="6"/>
          <table:table-column table:style-name="Tableau7.G"/>
          <table:table-row>
            <table:table-cell table:style-name="Tableau7.A1" office:value-type="string">
              <text:p text:style-name="P7">Contents</text:p>
            </table:table-cell>
            <table:table-cell table:style-name="Tableau7.A1" office:value-type="string">
              <text:p text:style-name="P8">TI92</text:p>
            </table:table-cell>
            <table:table-cell table:style-name="Tableau7.A1" office:value-type="string">
              <text:p text:style-name="P8">TI92 II</text:p>
            </table:table-cell>
            <table:table-cell table:style-name="Tableau7.A1" office:value-type="string">
              <text:p text:style-name="P8">TI92+</text:p>
            </table:table-cell>
            <table:table-cell table:style-name="Tableau7.A1" office:value-type="string">
              <text:p text:style-name="P8">TI89</text:p>
            </table:table-cell>
            <table:table-cell table:style-name="Tableau7.A1" office:value-type="string">
              <text:p text:style-name="P8">V200</text:p>
            </table:table-cell>
            <table:table-cell table:style-name="Tableau7.G1" office:value-type="string">
              <text:p text:style-name="P8">Titanium</text:p>
            </table:table-cell>
          </table:table-row>
          <table:table-row>
            <table:table-cell table:style-name="Tableau7.A2" office:value-type="string">
              <text:p text:style-name="P7">RAM</text:p>
            </table:table-cell>
            <table:table-cell table:style-name="Tableau7.A2" office:value-type="string">
              <text:p text:style-name="P14">$000000</text:p>
              <text:p text:style-name="P14">$01FFFF</text:p>
            </table:table-cell>
            <table:table-cell table:style-name="Tableau7.C2" table:number-columns-spanned="5" office:value-type="string">
              <text:p text:style-name="P14">$000000-$03FFFF (256KB)</text:p>
            </table:table-cell>
            <table:covered-table-cell/>
            <table:covered-table-cell/>
            <table:covered-table-cell/>
            <table:covered-table-cell/>
          </table:table-row>
          <table:table-row>
            <table:table-cell table:number-columns-spanned="6">
              <table:table table:is-sub-table="true">
                <table:table-column table:style-name="Tableau7.A" table:number-columns-repeated="6"/>
                <table:table-row>
                  <table:table-cell table:style-name="Tableau7.A2" office:value-type="string">
                    <text:p text:style-name="P7">ROM (internal)</text:p>
                  </table:table-cell>
                  <table:table-cell table:style-name="Tableau7.A2" office:value-type="string">
                    <text:p text:style-name="P14">$200000</text:p>
                    <text:p text:style-name="P14">$2FFFFF</text:p>
                  </table:table-cell>
                  <table:table-cell table:style-name="Tableau7.A2" office:value-type="string">
                    <text:p text:style-name="P14">$200000 $3FFFFF</text:p>
                  </table:table-cell>
                  <table:table-cell table:style-name="Tableau7.A2" office:value-type="string">
                    <text:p text:style-name="P14">ghost (HW2)</text:p>
                  </table:table-cell>
                  <table:table-cell table:style-name="Tableau7.A2" office:value-type="string">
                    <text:p text:style-name="P14">$200000 $3FFFFF</text:p>
                  </table:table-cell>
                  <table:table-cell table:style-name="Tableau7.A2" office:value-type="string">
                    <text:p text:style-name="P14">$200000 $5FFFFF</text:p>
                  </table:table-cell>
                </table:table-row>
                <table:table-row>
                  <table:table-cell table:style-name="Tableau7.A2" office:value-type="string">
                    <text:p text:style-name="P7">ROM (external)</text:p>
                  </table:table-cell>
                  <table:table-cell table:style-name="Tableau7.A2" office:value-type="string">
                    <text:p text:style-name="P14">$400000 $4FFFFF</text:p>
                  </table:table-cell>
                  <table:table-cell table:style-name="Tableau7.A2" office:value-type="string">
                    <text:p text:style-name="P14">$400000 $5FFFFF</text:p>
                  </table:table-cell>
                  <table:table-cell table:style-name="Tableau7.A2" office:value-type="string">
                    <text:p text:style-name="P14">$400000 $5FFFFF</text:p>
                  </table:table-cell>
                  <table:table-cell table:style-name="Tableau7.A2" office:value-type="string">
                    <text:p text:style-name="P14"/>
                  </table:table-cell>
                  <table:table-cell table:style-name="Tableau7.A2" office:value-type="string">
                    <text:p text:style-name="P14"/>
                  </table:table-cell>
                </table:table-row>
              </table:table>
            </table:table-cell>
            <table:covered-table-cell/>
            <table:covered-table-cell/>
            <table:covered-table-cell/>
            <table:covered-table-cell/>
            <table:covered-table-cell/>
            <table:table-cell table:style-name="Tableau7.C2" office:value-type="string">
              <text:p text:style-name="P14">$800000 $BFFFFF</text:p>
            </table:table-cell>
          </table:table-row>
          <table:table-row>
            <table:table-cell table:style-name="Tableau7.A2" office:value-type="string">
              <text:p text:style-name="P7">ASIC</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A2" office:value-type="string">
              <text:p text:style-name="P14">$600000 (32)</text:p>
            </table:table-cell>
            <table:table-cell table:style-name="Tableau7.C2" office:value-type="string">
              <text:p text:style-name="P14">$600000 (32)</text:p>
            </table:table-cell>
          </table:table-row>
          <table:table-row>
            <table:table-cell table:style-name="Tableau7.A2" office:value-type="string">
              <text:p text:style-name="P7">ASIC (HW2)</text:p>
            </table:table-cell>
            <table:table-cell table:style-name="Tableau7.A2" office:value-type="string">
              <text:p text:style-name="P14"/>
            </table:table-cell>
            <table:table-cell table:style-name="Tableau7.A2" office:value-type="string">
              <text:p text:style-name="P14"/>
            </table:table-cell>
            <table:table-cell table:style-name="Tableau7.A2" office:value-type="string">
              <text:p text:style-name="P14">$700000 (32)</text:p>
            </table:table-cell>
            <table:table-cell table:style-name="Tableau7.A2" office:value-type="string">
              <text:p text:style-name="P14">$700000 (32)</text:p>
            </table:table-cell>
            <table:table-cell table:style-name="Tableau7.A2" office:value-type="string">
              <text:p text:style-name="P14">$700000 (32)</text:p>
            </table:table-cell>
            <table:table-cell table:style-name="Tableau7.C2" office:value-type="string">
              <text:p text:style-name="P14">$700000 (256)</text:p>
            </table:table-cell>
          </table:table-row>
          <table:table-row>
            <table:table-cell table:style-name="Tableau7.A2" office:value-type="string">
              <text:p text:style-name="P7">ASIC (HW3)</text:p>
            </table:table-cell>
            <table:table-cell table:style-name="Tableau7.A2" office:value-type="string">
              <text:p text:style-name="P8"/>
            </table:table-cell>
            <table:table-cell table:style-name="Tableau7.A2" office:value-type="string">
              <text:p text:style-name="P8"/>
            </table:table-cell>
            <table:table-cell table:style-name="Tableau7.A2" office:value-type="string">
              <text:p text:style-name="P8"/>
            </table:table-cell>
            <table:table-cell table:style-name="Tableau7.A2" office:value-type="string">
              <text:p text:style-name="P8"/>
            </table:table-cell>
            <table:table-cell table:style-name="Tableau7.A2" office:value-type="string">
              <text:p text:style-name="P8"/>
            </table:table-cell>
            <table:table-cell table:style-name="Tableau7.C2" office:value-type="string">
              <text:p text:style-name="P14">$710000 (256)</text:p>
            </table:table-cell>
          </table:table-row>
        </table:table>
        <text:p text:style-name="P7"/>
        <text:p text:style-name="P7">Some TI92 model have ‘internal’ memory, some others have ‘external’ but they can’t have both. This depends on the manufacturing.</text:p>
        <text:p text:style-name="P7"/>
        <text:p text:style-name="P7"><text:span text:style-name="T12">Note 1:</text:span> the 68000 processor keeps a 256(d) byte exception vector table at the bottom of RAM at $000000.</text:p>
        <text:p text:style-name="P7"/>
        <text:p text:style-name="P7"><text:span text:style-name="T12">Note 2:</text:span> the TI-92 is capable of addressing 256 KB of interleaved RAM. In this case, it would be addressed in the range 000000-03FFFF. The European language upgrade module (ROM 2.1 / TI-92 II) and the TI-92 Plus Module take advantage of this capability, as well as expanding the ROM to 2 MB (400000-5FFFFF).</text:p>
        <text:p text:style-name="P7"/>
        <text:h text:style-name="P26" text:outline-level="1">Interrupts</text:h>
        <text:p text:style-name="Text_20_body"/>
        <table:table table:name="Tableau8" table:style-name="Tableau8">
          <table:table-column table:style-name="Tableau8.A"/>
          <table:table-column table:style-name="Tableau8.B"/>
          <table:table-row>
            <table:table-cell table:style-name="Tableau8.A1" office:value-type="string">
              <text:p text:style-name="P7">AutoInt</text:p>
            </table:table-cell>
            <table:table-cell table:style-name="Tableau8.B1" office:value-type="string">
              <text:p text:style-name="P7">Usage</text:p>
            </table:table-cell>
          </table:table-row>
          <table:table-row>
            <table:table-cell table:style-name="Tableau8.A2" office:value-type="string">
              <text:p text:style-name="P7"/>
            </table:table-cell>
            <table:table-cell table:style-name="Tableau8.B2" office:value-type="string">
              <text:p text:style-name="P7"/>
            </table:table-cell>
          </table:table-row>
          <table:table-row>
            <table:table-cell table:style-name="Tableau8.A2" office:value-type="string">
              <text:p text:style-name="P7">1</text:p>
            </table:table-cell>
            <table:table-cell table:style-name="Tableau8.B2" office:value-type="string">
              <text:p text:style-name="P7">Triggered at a fixed rate: OSC2/2^11. It runs at <text:s/>approximately 350 Hz on HW1. See $600015.</text:p>
            </table:table-cell>
          </table:table-row>
          <table:table-row>
            <table:table-cell table:style-name="Tableau8.A2" office:value-type="string">
              <text:p text:style-name="P7">2</text:p>
            </table:table-cell>
            <table:table-cell table:style-name="Tableau8.B2" office:value-type="string">
              <text:p text:style-name="P12"><text:span text:style-name="T2">Triggered when the </text:span><text:span text:style-name="T4">first</text:span><text:span text:style-name="T2"> unmasked key (see $600019) is </text:span><text:span text:style-name="T4">pressed</text:span><text:span text:style-name="T2">. Keeping the key pressed, or pressing another without released the first key, will not generate additional interrupts.</text:span></text:p>
            </table:table-cell>
          </table:table-row>
          <table:table-row>
            <table:table-cell table:style-name="Tableau8.A2" office:value-type="string">
              <text:p text:style-name="P7">3</text:p>
            </table:table-cell>
            <table:table-cell table:style-name="Tableau8.B2" office:value-type="string">
              <text:p text:style-name="P7">TI92: print "Level 3 Autovector" and freeze. Never triggered.</text:p>
              <text:p text:style-name="P7">HW1/2: disabled by default by AMS, early versions crash if it is enabled. When enabled, it is triggered at a fixed rate: OSC2/2^19. <text:s/>See $600015:2.</text:p>
              <text:p text:style-name="P7">HW3: used by USB port.</text:p>
            </table:table-cell>
          </table:table-row>
          <table:table-row>
            <table:table-cell table:style-name="Tableau8.A2" office:value-type="string">
              <text:p text:style-name="P7">4</text:p>
            </table:table-cell>
            <table:table-cell table:style-name="Tableau8.B2" office:value-type="string">
              <text:p text:style-name="P7">Triggered by the link hardware for various reasons.</text:p>
            </table:table-cell>
          </table:table-row>
          <table:table-row>
            <table:table-cell table:style-name="Tableau8.A2" office:value-type="string">
              <text:p text:style-name="P7">5</text:p>
            </table:table-cell>
            <table:table-cell table:style-name="Tableau8.B2" office:value-type="string">
              <text:p text:style-name="P7">Triggered by the programmable timer when $600017 is set to its initial value. The default rate (set by AMS on reset) is OSC2/(K*2^9), where K=79 for HW1 and K=53 for HW2. After ROM initialization, it runs at approximately 18 Hz. See $600015 and $600017.</text:p>
            </table:table-cell>
          </table:table-row>
          <table:table-row>
            <table:table-cell table:style-name="Tableau8.A2" office:value-type="string">
              <text:p text:style-name="P7">6</text:p>
            </table:table-cell>
            <table:table-cell table:style-name="Tableau8.B2" office:value-type="string">
              <text:p text:style-name="P7">Triggered when [ON] is pressed.</text:p>
            </table:table-cell>
          </table:table-row>
          <table:table-row>
            <table:table-cell table:style-name="Tableau8.A2" office:value-type="string">
              <text:p text:style-name="P7">7</text:p>
            </table:table-cell>
            <table:table-cell table:style-name="Tableau8.B2" office:value-type="string">
              <text:p text:style-name="P7">If the "vector table write protection" is enabled, this interrupt is triggered on a write access to any address below $000120. See $600001:2.</text:p>
            </table:table-cell>
          </table:table-row>
        </table:table>
        <text:p text:style-name="P32">For auto-interrupts 1, 3 and 5, see §6.6.</text:p>
        <text:p text:style-name="P32"/>
        <text:h text:style-name="P26" text:outline-level="1">View per I/O ports</text:h>
        <text:p text:style-name="P7"/>
        <text:p text:style-name="P7">This part is the most one. It contains all the information needed to access registers and settings. This part focus on registers. The part afterwards focus on devices.</text:p>
        <text:p text:style-name="P7"/>
        <text:p text:style-name="P7">Legend:</text:p>
        <text:p text:style-name="P7"/>
        <text:p text:style-name="P7">Model (access) : default value</text:p>
        <table:table table:name="Tableau9" table:style-name="Tableau9">
          <table:table-column table:style-name="Tableau9.A"/>
          <table:table-column table:style-name="Tableau9.B"/>
          <table:table-row>
            <table:table-cell table:style-name="Tableau9.A1" office:value-type="string">
              <text:p text:style-name="P8">Bit</text:p>
            </table:table-cell>
            <table:table-cell table:style-name="Tableau9.B1" office:value-type="string">
              <text:p text:style-name="P7">Usage</text:p>
            </table:table-cell>
          </table:table-row>
          <table:table-row>
            <table:table-cell table:style-name="Tableau9.A2" office:value-type="string">
              <text:p text:style-name="P8">X</text:p>
            </table:table-cell>
            <table:table-cell table:style-name="Tableau9.B2" office:value-type="string">
              <text:p text:style-name="P7">Some text.</text:p>
            </table:table-cell>
          </table:table-row>
        </table:table>
        <text:p text:style-name="P7"/>
        <text:p text:style-name="P7">Access:</text:p>
        <text:p text:style-name="P7">R = data can be read at any time,</text:p>
        <text:p text:style-name="P7">W = data can be written at any time.</text:p>
        <text:p text:style-name="P7"/>
        <text:p text:style-name="P7">Reminder:</text:p>
        <text:list text:style-name="WW8Num8">
          <text:list-item text:start-value="1">
            <text:p text:style-name="P58">ports at $600000 are HW1/2/3,</text:p>
          </text:list-item>
          <text:list-item>
            <text:p text:style-name="P58">ports at $700000 are HW2/3,</text:p>
          </text:list-item>
          <text:list-item>
            <text:p text:style-name="P58">ports at $710000 are HW3 only.</text:p>
          </text:list-item>
        </text:list>
        <text:p text:style-name="P7"/>
        <text:h text:style-name="P27" text:outline-level="2">$600000 : contrast / battery status</text:h>
        <text:p text:style-name="P7">TI92 (RW)</text:p>
        <table:table table:name="Tableau10" table:style-name="Tableau10">
          <table:table-column table:style-name="Tableau10.A"/>
          <table:table-column table:style-name="Tableau10.B"/>
          <table:table-row>
            <table:table-cell table:style-name="Tableau10.A1" office:value-type="string">
              <text:p text:style-name="P8">Bit</text:p>
            </table:table-cell>
            <table:table-cell table:style-name="Tableau10.B1" office:value-type="string">
              <text:p text:style-name="P7">Usage</text:p>
            </table:table-cell>
          </table:table-row>
          <table:table-row>
            <table:table-cell table:style-name="Tableau10.A2" office:value-type="string">
              <text:p text:style-name="P8">5</text:p>
            </table:table-cell>
            <table:table-cell table:style-name="Tableau10.B2" office:value-type="string">
              <text:p text:style-name="P7">Bit #0 of contrast</text:p>
            </table:table-cell>
          </table:table-row>
        </table:table>
        <text:p text:style-name="P7"/>
        <text:p text:style-name="P7">TI89 (RW) : $00</text:p>
        <table:table table:name="Tableau11" table:style-name="Tableau11">
          <table:table-column table:style-name="Tableau11.A"/>
          <table:table-column table:style-name="Tableau11.B"/>
          <table:table-row>
            <table:table-cell table:style-name="Tableau11.A1" office:value-type="string">
              <text:p text:style-name="P8">Bit</text:p>
            </table:table-cell>
            <table:table-cell table:style-name="Tableau11.B1" office:value-type="string">
              <text:p text:style-name="P7">Usage</text:p>
            </table:table-cell>
          </table:table-row>
          <table:table-row>
            <table:table-cell table:style-name="Tableau11.A2" office:value-type="string">
              <text:p text:style-name="P8">7</text:p>
            </table:table-cell>
            <table:table-cell table:style-name="Tableau11.B2" office:value-type="string">
              <text:p text:style-name="P7">Keep to 0</text:p>
            </table:table-cell>
          </table:table-row>
          <table:table-row>
            <table:table-cell table:style-name="Tableau11.A2" office:value-type="string">
              <text:p text:style-name="P8">6</text:p>
            </table:table-cell>
            <table:table-cell table:style-name="Tableau11.B2" office:value-type="string">
              <text:p text:style-name="P7">Keep to 0</text:p>
            </table:table-cell>
          </table:table-row>
          <table:table-row>
            <table:table-cell table:style-name="Tableau11.A2" office:value-type="string">
              <text:p text:style-name="P8">2</text:p>
            </table:table-cell>
            <table:table-cell table:style-name="Tableau11.B2" office:value-type="string">
              <text:p text:style-name="P12"><text:span text:style-name="T2">If set, battery voltage level is </text:span><text:span text:style-name="T4">above</text:span><text:span text:style-name="T2"> the trig level (see $600018).</text:span></text:p>
            </table:table-cell>
          </table:table-row>
        </table:table>
        <text:p text:style-name="P7"/>
        <text:h text:style-name="P27" text:outline-level="2">$600001 : stack overflow detection</text:h>
        <text:p text:style-name="P7">TI92 (RW)</text:p>
        <table:table table:name="Tableau12" table:style-name="Tableau12">
          <table:table-column table:style-name="Tableau12.A"/>
          <table:table-column table:style-name="Tableau12.B"/>
          <table:table-row>
            <table:table-cell table:style-name="Tableau12.A1" office:value-type="string">
              <text:p text:style-name="P8">Bit</text:p>
            </table:table-cell>
            <table:table-cell table:style-name="Tableau12.B1" office:value-type="string">
              <text:p text:style-name="P7">Usage</text:p>
            </table:table-cell>
          </table:table-row>
          <table:table-row>
            <table:table-cell table:style-name="Tableau12.A2" office:value-type="string">
              <text:p text:style-name="P8">2</text:p>
            </table:table-cell>
            <table:table-cell table:style-name="Tableau12.B2" office:value-type="string">
              <text:p text:style-name="P7">If set, generate Auto-Int 7 when memory below [000120].</text:p>
            </table:table-cell>
          </table:table-row>
          <table:table-row>
            <table:table-cell table:style-name="Tableau12.A2" office:value-type="string">
              <text:p text:style-name="P8">0</text:p>
            </table:table-cell>
            <table:table-cell table:style-name="Tableau12.B2" office:value-type="string">
              <text:p text:style-name="P7">If clear: interleave RAM (allows use of 256K of RAM).</text:p>
            </table:table-cell>
          </table:table-row>
        </table:table>
        <text:p text:style-name="P7"/>
        <text:p text:style-name="P7">TI89 (RW) : $04</text:p>
        <table:table table:name="Tableau13" table:style-name="Tableau13">
          <table:table-column table:style-name="Tableau13.A"/>
          <table:table-column table:style-name="Tableau13.B"/>
          <table:table-row>
            <table:table-cell table:style-name="Tableau13.A1" office:value-type="string">
              <text:p text:style-name="P8">Bit</text:p>
            </table:table-cell>
            <table:table-cell table:style-name="Tableau13.B1" office:value-type="string">
              <text:p text:style-name="P7">Usage</text:p>
            </table:table-cell>
          </table:table-row>
          <table:table-row>
            <table:table-cell table:style-name="Tableau13.A2" office:value-type="string">
              <text:p text:style-name="P8">2</text:p>
            </table:table-cell>
            <table:table-cell table:style-name="Tableau13.B2" office:value-type="string">
              <text:p text:style-name="P7">Write protect vector table ($000000-$00011F). <text:s/>Int 7 will also be generated on writes to this address range, and on writes to $E00000-$FFFFFF.</text:p>
            </table:table-cell>
          </table:table-row>
          <table:table-row>
            <table:table-cell table:style-name="Tableau13.A2" office:value-type="string">
              <text:p text:style-name="P8">0</text:p>
            </table:table-cell>
            <table:table-cell table:style-name="Tableau13.B2" office:value-type="string">
              <text:p text:style-name="P7">(HW1) Bit cleared means 256K RAM, bit set means 128K RAM. Consider this bit "read-only" and keep it clear, or else the RAM will not function properly!</text:p>
            </table:table-cell>
          </table:table-row>
        </table:table>
        <text:p text:style-name="P7"/>
        <text:h text:style-name="P27" text:outline-level="2">$600003 : wait-states generator</text:h>
        <text:p text:style-name="P7">TI89 (WO) : $FF</text:p>
        <table:table table:name="Tableau14" table:style-name="Tableau14">
          <table:table-column table:style-name="Tableau14.A"/>
          <table:table-column table:style-name="Tableau14.B"/>
          <table:table-row>
            <table:table-cell table:style-name="Tableau14.A1" office:value-type="string">
              <text:p text:style-name="P8">Bit</text:p>
            </table:table-cell>
            <table:table-cell table:style-name="Tableau14.B1" office:value-type="string">
              <text:p text:style-name="P7">Usage</text:p>
            </table:table-cell>
          </table:table-row>
          <table:table-row>
            <table:table-cell table:style-name="Tableau14.A2" office:value-type="string">
              <text:p text:style-name="P8"/>
            </table:table-cell>
            <table:table-cell table:style-name="Tableau14.B2" office:value-type="string">
              <text:p text:style-name="P7">Bus waitstates. The TI89 hardware needs no waitstates. <text:s/>AMS messes with this port on startup for compatibility with the TI92, but the battery checker will reset it to $FF within one second.</text:p>
            </table:table-cell>
          </table:table-row>
          <table:table-row>
            <table:table-cell table:style-name="Tableau14.A2" office:value-type="string">
              <text:p text:style-name="P8">6-4</text:p>
            </table:table-cell>
            <table:table-cell table:style-name="Tableau14.B2" office:value-type="string">
              <text:p text:style-name="P7">Wait states =(7-n) for non-RAM accesses.</text:p>
            </table:table-cell>
          </table:table-row>
          <table:table-row>
            <table:table-cell table:style-name="Tableau14.A2" office:value-type="string">
              <text:p text:style-name="P8">2-0</text:p>
            </table:table-cell>
            <table:table-cell table:style-name="Tableau14.B2" office:value-type="string">
              <text:p text:style-name="P7">Wait states =(7-n) for RAM accesses.</text:p>
            </table:table-cell>
          </table:table-row>
        </table:table>
        <text:p text:style-name="P7"/>
        <text:h text:style-name="P27" text:outline-level="2">$600005 : idle/wake-up control</text:h>
        <text:p text:style-name="P7">TI92 (WO)</text:p>
        <table:table table:name="Tableau15" table:style-name="Tableau15">
          <table:table-column table:style-name="Tableau15.A"/>
          <table:table-column table:style-name="Tableau15.B"/>
          <table:table-row>
            <table:table-cell table:style-name="Tableau15.A1" office:value-type="string">
              <text:p text:style-name="P8">Bit</text:p>
            </table:table-cell>
            <table:table-cell table:style-name="Tableau15.B1" office:value-type="string">
              <text:p text:style-name="P7">Usage</text:p>
            </table:table-cell>
          </table:table-row>
          <table:table-row>
            <table:table-cell table:style-name="Tableau15.A2" office:value-type="string">
              <text:p text:style-name="P8"/>
            </table:table-cell>
            <table:table-cell table:style-name="Tableau15.B2" office:value-type="string">
              <text:p text:style-name="P7">Turn off OSC1 (and the CPU), wake on int level 6 (ON key) and ...</text:p>
            </table:table-cell>
          </table:table-row>
          <table:table-row>
            <table:table-cell table:style-name="Tableau15.A2" office:value-type="string">
              <text:p text:style-name="P8">4</text:p>
            </table:table-cell>
            <table:table-cell table:style-name="Tableau15.B2" office:value-type="string">
              <text:p text:style-name="P7">int level 5 (programmable timer)</text:p>
            </table:table-cell>
          </table:table-row>
          <table:table-row>
            <table:table-cell table:style-name="Tableau15.A2" office:value-type="string">
              <text:p text:style-name="P8">3</text:p>
            </table:table-cell>
            <table:table-cell table:style-name="Tableau15.B2" office:value-type="string">
              <text:p text:style-name="P7">int level 4 (link)</text:p>
            </table:table-cell>
          </table:table-row>
          <table:table-row>
            <table:table-cell table:style-name="Tableau15.A2" office:value-type="string">
              <text:p text:style-name="P8">2</text:p>
            </table:table-cell>
            <table:table-cell table:style-name="Tableau15.B2" office:value-type="string">
              <text:p text:style-name="P7"/>
            </table:table-cell>
          </table:table-row>
          <table:table-row>
            <table:table-cell table:style-name="Tableau15.A2" office:value-type="string">
              <text:p text:style-name="P8">1</text:p>
            </table:table-cell>
            <table:table-cell table:style-name="Tableau15.B2" office:value-type="string">
              <text:p text:style-name="P7">int level 2 (keyboard)</text:p>
            </table:table-cell>
          </table:table-row>
          <table:table-row>
            <table:table-cell table:style-name="Tableau15.A2" office:value-type="string">
              <text:p text:style-name="P8">0</text:p>
            </table:table-cell>
            <table:table-cell table:style-name="Tableau15.B2" office:value-type="string">
              <text:p text:style-name="P7">int level 1 (OSC2/2^11)</text:p>
            </table:table-cell>
          </table:table-row>
        </table:table>
        <text:p text:style-name="P7"/>
        <text:p text:style-name="P7">TI89 (WO)</text:p>
        <table:table table:name="Tableau16" table:style-name="Tableau16">
          <table:table-column table:style-name="Tableau16.A"/>
          <table:table-column table:style-name="Tableau16.B"/>
          <table:table-row>
            <table:table-cell table:style-name="Tableau16.A1" office:value-type="string">
              <text:p text:style-name="P8">Bit</text:p>
            </table:table-cell>
            <table:table-cell table:style-name="Tableau16.B1" office:value-type="string">
              <text:p text:style-name="P7">Usage</text:p>
            </table:table-cell>
          </table:table-row>
          <table:table-row>
            <table:table-cell table:style-name="Tableau16.A2" office:value-type="string">
              <text:p text:style-name="P8"/>
            </table:table-cell>
            <table:table-cell table:style-name="Tableau16.B2" office:value-type="string">
              <text:p text:style-name="P7">Turn off OSC1 (and the CPU), wake on int level 6 (ON key) and ...</text:p>
            </table:table-cell>
          </table:table-row>
          <table:table-row>
            <table:table-cell table:style-name="Tableau16.A2" office:value-type="string">
              <text:p text:style-name="P8">4</text:p>
            </table:table-cell>
            <table:table-cell table:style-name="Tableau16.B2" office:value-type="string">
              <text:p text:style-name="P7">int level 5 (programmable timer)</text:p>
            </table:table-cell>
          </table:table-row>
          <table:table-row>
            <table:table-cell table:style-name="Tableau16.A2" office:value-type="string">
              <text:p text:style-name="P8">3</text:p>
            </table:table-cell>
            <table:table-cell table:style-name="Tableau16.B2" office:value-type="string">
              <text:p text:style-name="P7">int level 4 (link)</text:p>
            </table:table-cell>
          </table:table-row>
          <table:table-row>
            <table:table-cell table:style-name="Tableau16.A2" office:value-type="string">
              <text:p text:style-name="P8">2</text:p>
            </table:table-cell>
            <table:table-cell table:style-name="Tableau16.B2" office:value-type="string">
              <text:p text:style-name="P7">int level 3 (OSC2/2^19)</text:p>
            </table:table-cell>
          </table:table-row>
          <table:table-row>
            <table:table-cell table:style-name="Tableau16.A2" office:value-type="string">
              <text:p text:style-name="P8">1</text:p>
            </table:table-cell>
            <table:table-cell table:style-name="Tableau16.B2" office:value-type="string">
              <text:p text:style-name="P7">int level 2 (keyboard)</text:p>
            </table:table-cell>
          </table:table-row>
          <table:table-row>
            <table:table-cell table:style-name="Tableau16.A2" office:value-type="string">
              <text:p text:style-name="P8">0</text:p>
            </table:table-cell>
            <table:table-cell table:style-name="Tableau16.B2" office:value-type="string">
              <text:p text:style-name="P7">int level 1 (OSC2/2^11)</text:p>
            </table:table-cell>
          </table:table-row>
        </table:table>
        <text:p text:style-name="P7"/>
        <text:h text:style-name="P27" text:outline-level="2">$60000C : link control</text:h>
        <text:p text:style-name="P7">TI92 (RW) : $8D</text:p>
        <table:table table:name="Tableau17" table:style-name="Tableau17">
          <table:table-column table:style-name="Tableau17.A"/>
          <table:table-column table:style-name="Tableau17.B"/>
          <table:table-row>
            <table:table-cell table:style-name="Tableau17.A1" office:value-type="string">
              <text:p text:style-name="P8">Bit</text:p>
            </table:table-cell>
            <table:table-cell table:style-name="Tableau17.B1" office:value-type="string">
              <text:p text:style-name="P7">Usage</text:p>
            </table:table-cell>
          </table:table-row>
          <table:table-row>
            <table:table-cell table:style-name="Tableau17.A2" office:value-type="string">
              <text:p text:style-name="P8">7</text:p>
            </table:table-cell>
            <table:table-cell table:style-name="Tableau17.B2" office:value-type="string">
              <text:p text:style-name="P7">Autostart enable.</text:p>
            </table:table-cell>
          </table:table-row>
          <table:table-row>
            <table:table-cell table:style-name="Tableau17.A2" office:value-type="string">
              <text:p text:style-name="P8">6</text:p>
            </table:table-cell>
            <table:table-cell table:style-name="Tableau17.B2" office:value-type="string">
              <text:p text:style-name="P7">Link disable.</text:p>
            </table:table-cell>
          </table:table-row>
          <table:table-row>
            <table:table-cell table:style-name="Tableau17.A2" office:value-type="string">
              <text:p text:style-name="P8">5</text:p>
            </table:table-cell>
            <table:table-cell table:style-name="Tableau17.B2" office:value-type="string">
              <text:p text:style-name="P7">Link timeout disable.</text:p>
            </table:table-cell>
          </table:table-row>
          <table:table-row>
            <table:table-cell table:style-name="Tableau17.A2" office:value-type="string">
              <text:p text:style-name="P8">4</text:p>
            </table:table-cell>
            <table:table-cell table:style-name="Tableau17.B2" office:value-type="string">
              <text:p text:style-name="P7"/>
            </table:table-cell>
          </table:table-row>
          <table:table-row>
            <table:table-cell table:style-name="Tableau17.A2" office:value-type="string">
              <text:p text:style-name="P8">3</text:p>
            </table:table-cell>
            <table:table-cell table:style-name="Tableau17.B2" office:value-type="string">
              <text:p text:style-name="P7">Link error interrupt enable.</text:p>
            </table:table-cell>
          </table:table-row>
          <table:table-row>
            <table:table-cell table:style-name="Tableau17.A2" office:value-type="string">
              <text:p text:style-name="P8">2</text:p>
            </table:table-cell>
            <table:table-cell table:style-name="Tableau17.B2" office:value-type="string">
              <text:p text:style-name="P7">Autostart interrupt enable.</text:p>
            </table:table-cell>
          </table:table-row>
          <table:table-row>
            <table:table-cell table:style-name="Tableau17.A2" office:value-type="string">
              <text:p text:style-name="P8">1</text:p>
            </table:table-cell>
            <table:table-cell table:style-name="Tableau17.B2" office:value-type="string">
              <text:p text:style-name="P7">TX buffer empty interrupt enable.</text:p>
            </table:table-cell>
          </table:table-row>
          <table:table-row>
            <table:table-cell table:style-name="Tableau17.A2" office:value-type="string">
              <text:p text:style-name="P8">0</text:p>
            </table:table-cell>
            <table:table-cell table:style-name="Tableau17.B2" office:value-type="string">
              <text:p text:style-name="P7">RX buffer full interrupt enable.</text:p>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p text:style-name="P7"/>
        <text:h text:style-name="P27" text:outline-level="2">$60000D : link status </text:h>
        <text:p text:style-name="P7">TI92 (RW)</text:p>
        <table:table table:name="Tableau18" table:style-name="Tableau18">
          <table:table-column table:style-name="Tableau18.A"/>
          <table:table-column table:style-name="Tableau18.B"/>
          <table:table-row>
            <table:table-cell table:style-name="Tableau18.A1" office:value-type="string">
              <text:p text:style-name="P8">Bit</text:p>
            </table:table-cell>
            <table:table-cell table:style-name="Tableau18.B1" office:value-type="string">
              <text:p text:style-name="P7">Usage</text:p>
            </table:table-cell>
          </table:table-row>
          <table:table-row>
            <table:table-cell table:style-name="Tableau18.A2" office:value-type="string">
              <text:p text:style-name="P8">7</text:p>
            </table:table-cell>
            <table:table-cell table:style-name="Tableau18.B2" office:value-type="string">
              <text:p text:style-name="P7">Link error.</text:p>
            </table:table-cell>
          </table:table-row>
          <table:table-row>
            <table:table-cell table:style-name="Tableau18.A2" office:value-type="string">
              <text:p text:style-name="P8">6</text:p>
            </table:table-cell>
            <table:table-cell table:style-name="Tableau18.B2" office:value-type="string">
              <text:p text:style-name="P7">TX buffer empty.</text:p>
            </table:table-cell>
          </table:table-row>
          <table:table-row>
            <table:table-cell table:style-name="Tableau18.A2" office:value-type="string">
              <text:p text:style-name="P8">5</text:p>
            </table:table-cell>
            <table:table-cell table:style-name="Tableau18.B2" office:value-type="string">
              <text:p text:style-name="P7">RX buffer full.</text:p>
            </table:table-cell>
          </table:table-row>
          <table:table-row>
            <table:table-cell table:style-name="Tableau18.A2" office:value-type="string">
              <text:p text:style-name="P8">4</text:p>
            </table:table-cell>
            <table:table-cell table:style-name="Tableau18.B2" office:value-type="string">
              <text:p text:style-name="P7">Link interrupt.</text:p>
            </table:table-cell>
          </table:table-row>
          <table:table-row>
            <table:table-cell table:style-name="Tableau18.A2" office:value-type="string">
              <text:p text:style-name="P8">3</text:p>
            </table:table-cell>
            <table:table-cell table:style-name="Tableau18.B2" office:value-type="string">
              <text:p text:style-name="P7">Autostart.</text:p>
            </table:table-cell>
          </table:table-row>
          <table:table-row>
            <table:table-cell table:style-name="Tableau18.A2" office:value-type="string">
              <text:p text:style-name="P8">2</text:p>
            </table:table-cell>
            <table:table-cell table:style-name="Tableau18.B2" office:value-type="string">
              <text:p text:style-name="P7">External activity (used by AMS &gt;= 2.08)</text:p>
            </table:table-cell>
          </table:table-row>
          <table:table-row>
            <table:table-cell table:style-name="Tableau18.A2" office:value-type="string">
              <text:p text:style-name="P8">1</text:p>
            </table:table-cell>
            <table:table-cell table:style-name="Tableau18.B2" office:value-type="string">
              <text:p text:style-name="P7"/>
            </table:table-cell>
          </table:table-row>
          <table:table-row>
            <table:table-cell table:style-name="Tableau18.A2" office:value-type="string">
              <text:p text:style-name="P8">0</text:p>
            </table:table-cell>
            <table:table-cell table:style-name="Tableau18.B2" office:value-type="string">
              <text:p text:style-name="P7"/>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h text:style-name="P27" text:outline-level="2">$60000E : link wires</text:h>
        <text:p text:style-name="P7">TI92 (RW)</text:p>
        <table:table table:name="Tableau19" table:style-name="Tableau19">
          <table:table-column table:style-name="Tableau19.A"/>
          <table:table-column table:style-name="Tableau19.B"/>
          <table:table-row>
            <table:table-cell table:style-name="Tableau19.A1" office:value-type="string">
              <text:p text:style-name="P8">Bit</text:p>
            </table:table-cell>
            <table:table-cell table:style-name="Tableau19.B1" office:value-type="string">
              <text:p text:style-name="P7">Usage</text:p>
            </table:table-cell>
          </table:table-row>
          <table:table-row>
            <table:table-cell table:style-name="Tableau19.A2" office:value-type="string">
              <text:p text:style-name="P8">7</text:p>
            </table:table-cell>
            <table:table-cell table:style-name="Tableau19.B2" office:value-type="string">
              <text:p text:style-name="P7"/>
            </table:table-cell>
          </table:table-row>
          <table:table-row>
            <table:table-cell table:style-name="Tableau19.A2" office:value-type="string">
              <text:p text:style-name="P8">6</text:p>
            </table:table-cell>
            <table:table-cell table:style-name="Tableau19.B2" office:value-type="string">
              <text:p text:style-name="P7"/>
            </table:table-cell>
          </table:table-row>
          <table:table-row>
            <table:table-cell table:style-name="Tableau19.A2" office:value-type="string">
              <text:p text:style-name="P8">5</text:p>
            </table:table-cell>
            <table:table-cell table:style-name="Tableau19.B2" office:value-type="string">
              <text:p text:style-name="P7"/>
            </table:table-cell>
          </table:table-row>
          <table:table-row>
            <table:table-cell table:style-name="Tableau19.A2" office:value-type="string">
              <text:p text:style-name="P8">4</text:p>
            </table:table-cell>
            <table:table-cell table:style-name="Tableau19.B2" office:value-type="string">
              <text:p text:style-name="P7"/>
            </table:table-cell>
          </table:table-row>
          <table:table-row>
            <table:table-cell table:style-name="Tableau19.A2" office:value-type="string">
              <text:p text:style-name="P8">3</text:p>
            </table:table-cell>
            <table:table-cell table:style-name="Tableau19.B2" office:value-type="string">
              <text:p text:style-name="P7">D1 in</text:p>
            </table:table-cell>
          </table:table-row>
          <table:table-row>
            <table:table-cell table:style-name="Tableau19.A2" office:value-type="string">
              <text:p text:style-name="P8">2</text:p>
            </table:table-cell>
            <table:table-cell table:style-name="Tableau19.B2" office:value-type="string">
              <text:p text:style-name="P7">D0 in</text:p>
            </table:table-cell>
          </table:table-row>
          <table:table-row>
            <table:table-cell table:style-name="Tableau19.A2" office:value-type="string">
              <text:p text:style-name="P8">1</text:p>
            </table:table-cell>
            <table:table-cell table:style-name="Tableau19.B2" office:value-type="string">
              <text:p text:style-name="P7">D1 out</text:p>
            </table:table-cell>
          </table:table-row>
          <table:table-row>
            <table:table-cell table:style-name="Tableau19.A2" office:value-type="string">
              <text:p text:style-name="P8">0</text:p>
            </table:table-cell>
            <table:table-cell table:style-name="Tableau19.B2" office:value-type="string">
              <text:p text:style-name="P7">D0 out</text:p>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h text:style-name="P27" text:outline-level="2">$60000F : link rx/tx</text:h>
        <text:p text:style-name="P7">TI92 (RW)</text:p>
        <table:table table:name="Tableau20" table:style-name="Tableau20">
          <table:table-column table:style-name="Tableau20.A"/>
          <table:table-column table:style-name="Tableau20.B"/>
          <table:table-row>
            <table:table-cell table:style-name="Tableau20.A1" office:value-type="string">
              <text:p text:style-name="P8">Bit</text:p>
            </table:table-cell>
            <table:table-cell table:style-name="Tableau20.B1" office:value-type="string">
              <text:p text:style-name="P7">Usage</text:p>
            </table:table-cell>
          </table:table-row>
          <table:table-row>
            <table:table-cell table:style-name="Tableau20.A2" office:value-type="string">
              <text:p text:style-name="P8">7-0</text:p>
            </table:table-cell>
            <table:table-cell table:style-name="Tableau20.B2" office:value-type="string">
              <text:p text:style-name="P7">RX/TX buffer</text:p>
            </table:table-cell>
          </table:table-row>
        </table:table>
        <text:p text:style-name="P12"><text:span text:style-name="T2">See this complete documentation : </text:span><text:a xlink:type="simple" xlink:href="http://www.ticalc.org/archives/files/fileinfo/247/24750.html"><text:span text:style-name="Internet_20_link">TI Link Guide</text:span></text:a><text:span text:style-name="T2">.</text:span></text:p>
        <text:h text:style-name="P27" text:outline-level="2">$600010/11 : LCD address</text:h>
        <text:p text:style-name="P7">TI92 (WO)</text:p>
        <table:table table:name="Tableau21" table:style-name="Tableau21">
          <table:table-column table:style-name="Tableau21.A"/>
          <table:table-column table:style-name="Tableau21.B"/>
          <table:table-row>
            <table:table-cell table:style-name="Tableau21.A1" office:value-type="string">
              <text:p text:style-name="P8">Bit</text:p>
            </table:table-cell>
            <table:table-cell table:style-name="Tableau21.B1" office:value-type="string">
              <text:p text:style-name="P7">Usage</text:p>
            </table:table-cell>
          </table:table-row>
          <table:table-row>
            <table:table-cell table:style-name="Tableau21.A2" office:value-type="string">
              <text:p text:style-name="P8">15-0</text:p>
            </table:table-cell>
            <table:table-cell table:style-name="Tableau21.B2" office:value-type="string">
              <text:p text:style-name="P7">Address of LCD memory divided by 8.</text:p>
            </table:table-cell>
          </table:table-row>
        </table:table>
        <text:p text:style-name="P7"/>
        <text:p text:style-name="P7">TI89 (WO) : $0980</text:p>
        <table:table table:name="Tableau22" table:style-name="Tableau22">
          <table:table-column table:style-name="Tableau22.A"/>
          <table:table-column table:style-name="Tableau22.B"/>
          <table:table-row>
            <table:table-cell table:style-name="Tableau22.A1" office:value-type="string">
              <text:p text:style-name="P8">Bit</text:p>
            </table:table-cell>
            <table:table-cell table:style-name="Tableau22.B1" office:value-type="string">
              <text:p text:style-name="P7">Usage</text:p>
            </table:table-cell>
          </table:table-row>
          <table:table-row>
            <table:table-cell table:style-name="Tableau22.A2" office:value-type="string">
              <text:p text:style-name="P8">15-0</text:p>
            </table:table-cell>
            <table:table-cell table:style-name="Tableau22.B2" office:value-type="string">
              <text:p text:style-name="P7">HW1: LCD frame buffer address, divided by 8. This address is latched into the LCD controller DMA address register on each FS (i.e. at the beginning of every frame).</text:p>
              <text:p text:style-name="P7">HW2: No function. <text:s/>See $700017.</text:p>
            </table:table-cell>
          </table:table-row>
        </table:table>
        <text:p text:style-name="P7"/>
        <text:h text:style-name="P27" text:outline-level="2">$600012 : LCD width</text:h>
        <text:p text:style-name="P7">TI92 (WO) : $31</text:p>
        <table:table table:name="Tableau23" table:style-name="Tableau23">
          <table:table-column table:style-name="Tableau23.A"/>
          <table:table-column table:style-name="Tableau23.B"/>
          <table:table-row>
            <table:table-cell table:style-name="Tableau23.A1" office:value-type="string">
              <text:p text:style-name="P8">Bit</text:p>
            </table:table-cell>
            <table:table-cell table:style-name="Tableau23.B1" office:value-type="string">
              <text:p text:style-name="P7">Usage</text:p>
            </table:table-cell>
          </table:table-row>
          <table:table-row>
            <table:table-cell table:style-name="Tableau23.A2" office:value-type="string">
              <text:p text:style-name="P8">7-0</text:p>
            </table:table-cell>
            <table:table-cell table:style-name="Tableau23.B2" office:value-type="string">
              <text:p text:style-name="P7">LCD horizontal frequency ?</text:p>
            </table:table-cell>
          </table:table-row>
        </table:table>
        <text:p text:style-name="P7"/>
        <text:p text:style-name="P7">TI89 (WO)</text:p>
        <table:table table:name="Tableau24" table:style-name="Tableau24">
          <table:table-column table:style-name="Tableau24.A"/>
          <table:table-column table:style-name="Tableau24.B"/>
          <table:table-row>
            <table:table-cell table:style-name="Tableau24.A1" office:value-type="string">
              <text:p text:style-name="P8">Bit</text:p>
            </table:table-cell>
            <table:table-cell table:style-name="Tableau24.B1" office:value-type="string">
              <text:p text:style-name="P7">Usage</text:p>
            </table:table-cell>
          </table:table-row>
          <table:table-row>
            <table:table-cell table:style-name="Tableau24.A2" office:value-type="string">
              <text:p text:style-name="P8">5-0</text:p>
            </table:table-cell>
            <table:table-cell table:style-name="Tableau24.B2" office:value-type="string">
              <text:p text:style-name="P7">LCD logical width =(64-n)*2 bytes =(64-n)*16 pixels. The LCD controller DMA will send this many pixels to the screen for each line (= between each RS).</text:p>
            </table:table-cell>
          </table:table-row>
        </table:table>
        <text:p text:style-name="P7"/>
        <text:h text:style-name="P27" text:outline-level="2"><text:s/>$600013 : LCD height</text:h>
        <text:p text:style-name="P7">TI92 (WO)</text:p>
        <table:table table:name="Tableau25" table:style-name="Tableau25">
          <table:table-column table:style-name="Tableau25.A"/>
          <table:table-column table:style-name="Tableau25.B"/>
          <table:table-row>
            <table:table-cell table:style-name="Tableau25.A1" office:value-type="string">
              <text:p text:style-name="P8">Bit</text:p>
            </table:table-cell>
            <table:table-cell table:style-name="Tableau25.B1" office:value-type="string">
              <text:p text:style-name="P7">Usage</text:p>
            </table:table-cell>
          </table:table-row>
          <table:table-row>
            <table:table-cell table:style-name="Tableau25.A2" office:value-type="string">
              <text:p text:style-name="P8">7-0</text:p>
            </table:table-cell>
            <table:table-cell table:style-name="Tableau25.B2" office:value-type="string">
              <text:p text:style-name="P7">$100 – number of LCD scanlines. If the number of scanlines is smaller than $80 (the actual height of the LCD) the display will be duplicated in the lower half. Decreasing the height darkens the LCD; increasing the height lightens the LCD. The TI-92's ROM writes $80 to this port during initialization.</text:p>
            </table:table-cell>
          </table:table-row>
        </table:table>
        <text:p text:style-name="P7"/>
        <text:p text:style-name="P7">TI89 (WO)</text:p>
        <table:table table:name="Tableau26" table:style-name="Tableau26">
          <table:table-column table:style-name="Tableau26.A"/>
          <table:table-column table:style-name="Tableau26.B"/>
          <table:table-row>
            <table:table-cell table:style-name="Tableau26.A1" office:value-type="string">
              <text:p text:style-name="P8">Bit</text:p>
            </table:table-cell>
            <table:table-cell table:style-name="Tableau26.B1" office:value-type="string">
              <text:p text:style-name="P7">Usage</text:p>
            </table:table-cell>
          </table:table-row>
          <table:table-row>
            <table:table-cell table:style-name="Tableau26.A2" office:value-type="string">
              <text:p text:style-name="P8">7-0</text:p>
            </table:table-cell>
            <table:table-cell table:style-name="Tableau26.B2" office:value-type="string">
              <text:p text:style-name="P7">LCD logical height =(256-n). Number of "row syncs" (RS) between each "frame sync" (FS). (This is the (logical) screen height).</text:p>
            </table:table-cell>
          </table:table-row>
        </table:table>
        <text:p text:style-name="P7"/>
        <text:h text:style-name="P27" text:outline-level="2"><text:s/>$600015 : timer &amp; OSC2/3 control</text:h>
        <text:p text:style-name="P7">TI89 (RW) : $1B</text:p>
        <table:table table:name="Tableau27" table:style-name="Tableau27">
          <table:table-column table:style-name="Tableau27.A"/>
          <table:table-column table:style-name="Tableau27.B"/>
          <table:table-row>
            <table:table-cell table:style-name="Tableau27.A1" office:value-type="string">
              <text:p text:style-name="P8">Bit</text:p>
            </table:table-cell>
            <table:table-cell table:style-name="Tableau27.B1" office:value-type="string">
              <text:p text:style-name="P7">Usage</text:p>
            </table:table-cell>
          </table:table-row>
          <table:table-row>
            <table:table-cell table:style-name="Tableau27.A2" office:value-type="string">
              <text:p text:style-name="P8">7</text:p>
            </table:table-cell>
            <table:table-cell table:style-name="Tableau27.B2" office:value-type="string">
              <text:p text:style-name="P7">Master disable timer interrupts (level 1, 3 and 5)</text:p>
            </table:table-cell>
          </table:table-row>
          <table:table-row>
            <table:table-cell table:style-name="Tableau27.A2" office:value-type="string">
              <text:p text:style-name="P8">5-4</text:p>
            </table:table-cell>
            <table:table-cell table:style-name="Tableau27.B2" office:value-type="string">
              <text:p text:style-name="P7">Increment rate of $600017</text:p>
              <text:p text:style-name="P7"><text:tab/><text:tab/>%00: OSC2/2^5</text:p>
              <text:p text:style-name="P7"><text:tab/><text:tab/>%01: OSC2/2^9 <text:s/>(AMS default)</text:p>
              <text:p text:style-name="P7"><text:tab/><text:tab/>%10: OSC2/2^12</text:p>
              <text:p text:style-name="P7"><text:tab/><text:tab/>%11: OSC2/2^18</text:p>
            </table:table-cell>
          </table:table-row>
          <table:table-row>
            <table:table-cell table:style-name="Tableau27.A2" office:value-type="string">
              <text:p text:style-name="P8">3</text:p>
            </table:table-cell>
            <table:table-cell table:style-name="Tableau27.B2" office:value-type="string">
              <text:p text:style-name="P7">Enable incrementing of $600017</text:p>
            </table:table-cell>
          </table:table-row>
          <table:table-row>
            <table:table-cell table:style-name="Tableau27.A2" office:value-type="string">
              <text:p text:style-name="P8">2</text:p>
            </table:table-cell>
            <table:table-cell table:style-name="Tableau27.B2" office:value-type="string">
              <text:p text:style-name="P7">Trigger interrupt level 3 at OSC2/2^19 <text:s/>(~1 Hz on HW2)</text:p>
            </table:table-cell>
          </table:table-row>
          <table:table-row>
            <table:table-cell table:style-name="Tableau27.A2" office:value-type="string">
              <text:p text:style-name="P8">1</text:p>
            </table:table-cell>
            <table:table-cell table:style-name="Tableau27.B2" office:value-type="string">
              <text:p text:style-name="P7">OSC2 (and OSC3?) enable (bit clear means oscillator stopped!).</text:p>
            </table:table-cell>
          </table:table-row>
          <table:table-row>
            <table:table-cell table:style-name="Tableau27.A2" office:value-type="string">
              <text:p text:style-name="P8">0</text:p>
            </table:table-cell>
            <table:table-cell table:style-name="Tableau27.B2" office:value-type="string">
              <text:p text:style-name="P7">LCD controller DMA enable, LCD blank ("white") if 0. This bit is only examined by the hardware at the start of each frame.<text:tab/>HW1: The DMA steals ~10% of the CPU bus bandwidth.</text:p>
            </table:table-cell>
          </table:table-row>
        </table:table>
        <text:p text:style-name="P7"/>
        <text:h text:style-name="P27" text:outline-level="2"><text:s/>$600017 : programmable timer</text:h>
        <text:p text:style-name="P7">TI92 (RW) : $B2</text:p>
        <table:table table:name="Tableau28" table:style-name="Tableau28">
          <table:table-column table:style-name="Tableau28.A"/>
          <table:table-column table:style-name="Tableau28.B"/>
          <table:table-row>
            <table:table-cell table:style-name="Tableau28.A1" office:value-type="string">
              <text:p text:style-name="P8">Bit</text:p>
            </table:table-cell>
            <table:table-cell table:style-name="Tableau28.B1" office:value-type="string">
              <text:p text:style-name="P7">Usage</text:p>
            </table:table-cell>
          </table:table-row>
          <table:table-row>
            <table:table-cell table:style-name="Tableau28.A2" office:value-type="string">
              <text:p text:style-name="P8">7-0</text:p>
            </table:table-cell>
            <table:table-cell table:style-name="Tableau28.B2" office:value-type="string">
              <text:p text:style-name="P7">Programmable rate generator. Set the timer's initial value by writing it to this port. The timer is</text:p>
              <text:p text:style-name="P7">incremented every 6250 clock cycles, unless it has a value of zero, in which case it is reset to its initial value. The LCD is refreshed every 16th time this timer is incremented.</text:p>
            </table:table-cell>
          </table:table-row>
        </table:table>
        <text:p text:style-name="P7"/>
        <text:p text:style-name="P7">TI89 (RW) : $B2 (hw1) or $CC (hw2)</text:p>
        <table:table table:name="Tableau29" table:style-name="Tableau29">
          <table:table-column table:style-name="Tableau29.A"/>
          <table:table-column table:style-name="Tableau29.B"/>
          <table:table-row>
            <table:table-cell table:style-name="Tableau29.A1" office:value-type="string">
              <text:p text:style-name="P8">Bit</text:p>
            </table:table-cell>
            <table:table-cell table:style-name="Tableau29.B1" office:value-type="string">
              <text:p text:style-name="P7">Usage</text:p>
            </table:table-cell>
          </table:table-row>
          <table:table-row>
            <table:table-cell table:style-name="Tableau29.A2" office:value-type="string">
              <text:p text:style-name="P8">7-0</text:p>
            </table:table-cell>
            <table:table-cell table:style-name="Tableau29.B2" office:value-type="string">
              <text:p text:style-name="P7">READ: <text:s/>Read the current value.</text:p>
              <text:p text:style-name="P7">WRITE: Set the initial (and current) value for the timer. The timer value is incremented at the rate specified at $600015 and triggers interrupt level 5 when it "overflows" to $00. <text:s/>The next increment forces the timer to reload the initial value. <text:s/>The count sequence looks like this: <text:s text:c="2"/>value, value+1, ..., $FF, $00 (interrupt!), value, value+1, ... To trigger an interrupt every 'n'th increment, write '257-n' to this register.</text:p>
            </table:table-cell>
          </table:table-row>
        </table:table>
        <text:p text:style-name="P7"/>
        <text:h text:style-name="P27" text:outline-level="2"><text:s/>$600018 : keyboard row mask</text:h>
        <text:p text:style-name="P7">TI92 (RW)</text:p>
        <table:table table:name="Tableau30" table:style-name="Tableau30">
          <table:table-column table:style-name="Tableau30.A"/>
          <table:table-column table:style-name="Tableau30.B"/>
          <table:table-row>
            <table:table-cell table:style-name="Tableau30.A1" office:value-type="string">
              <text:p text:style-name="P8">Bit</text:p>
            </table:table-cell>
            <table:table-cell table:style-name="Tableau30.B1" office:value-type="string">
              <text:p text:style-name="P7">Usage</text:p>
            </table:table-cell>
          </table:table-row>
          <table:table-row>
            <table:table-cell table:style-name="Tableau30.A2" office:value-type="string">
              <text:p text:style-name="P8">1-0</text:p>
            </table:table-cell>
            <table:table-cell table:style-name="Tableau30.B2" office:value-type="string">
              <text:p text:style-name="P7">Keyboard row mask; setting a bit masks the corresponding row of the keyboard from being <text:s/>read by [60001B].</text:p>
            </table:table-cell>
          </table:table-row>
        </table:table>
        <text:p text:style-name="P7"/>
        <text:p text:style-name="P7">TI89 (RW) : $80</text:p>
        <table:table table:name="Tableau31" table:style-name="Tableau31">
          <table:table-column table:style-name="Tableau31.A"/>
          <table:table-column table:style-name="Tableau31.B"/>
          <table:table-row>
            <table:table-cell table:style-name="Tableau31.A1" office:value-type="string">
              <text:p text:style-name="P8">Bit</text:p>
            </table:table-cell>
            <table:table-cell table:style-name="Tableau31.B1" office:value-type="string">
              <text:p text:style-name="P7">Usage</text:p>
            </table:table-cell>
          </table:table-row>
          <table:table-row>
            <table:table-cell table:style-name="Tableau31.A2" office:value-type="string">
              <text:p text:style-name="P8">1-0</text:p>
            </table:table-cell>
            <table:table-cell table:style-name="Tableau31.B2" office:value-type="string">
              <text:p text:style-name="P7">Battery voltage trigger level.</text:p>
            </table:table-cell>
          </table:table-row>
        </table:table>
        <text:p text:style-name="P7"/>
        <text:h text:style-name="P27" text:outline-level="2"><text:s/>$600019 : keyboard row mask</text:h>
        <text:p text:style-name="P7">TI92 (RW)</text:p>
        <table:table table:name="Tableau32" table:style-name="Tableau32">
          <table:table-column table:style-name="Tableau32.A"/>
          <table:table-column table:style-name="Tableau32.B"/>
          <table:table-row>
            <table:table-cell table:style-name="Tableau32.A1" office:value-type="string">
              <text:p text:style-name="P8">Bit</text:p>
            </table:table-cell>
            <table:table-cell table:style-name="Tableau32.B1" office:value-type="string">
              <text:p text:style-name="P7">Usage</text:p>
            </table:table-cell>
          </table:table-row>
          <table:table-row>
            <table:table-cell table:style-name="Tableau32.A2" office:value-type="string">
              <text:p text:style-name="P8">7-0</text:p>
            </table:table-cell>
            <table:table-cell table:style-name="Tableau32.B2" office:value-type="string">
              <text:p text:style-name="P7">Same as above.</text:p>
            </table:table-cell>
          </table:table-row>
        </table:table>
        <text:p text:style-name="P7"/>
        <text:p text:style-name="P7">TI89 (RW)</text:p>
        <table:table table:name="Tableau33" table:style-name="Tableau33">
          <table:table-column table:style-name="Tableau33.A"/>
          <table:table-column table:style-name="Tableau33.B"/>
          <table:table-row>
            <table:table-cell table:style-name="Tableau33.A1" office:value-type="string">
              <text:p text:style-name="P8">Bit</text:p>
            </table:table-cell>
            <table:table-cell table:style-name="Tableau33.B1" office:value-type="string">
              <text:p text:style-name="P7">Usage</text:p>
            </table:table-cell>
          </table:table-row>
          <table:table-row>
            <table:table-cell table:style-name="Tableau33.A2" office:value-type="string">
              <text:p text:style-name="P8">6-0</text:p>
            </table:table-cell>
            <table:table-cell table:style-name="Tableau33.B2" office:value-type="string">
              <text:p text:style-name="P7">Keyboard row mask, bit =1 masks key row (vertical) from being read at $60001B and generates interrupt on key pressed.</text:p>
            </table:table-cell>
          </table:table-row>
        </table:table>
        <text:p text:style-name="P7"/>
        <text:h text:style-name="P27" text:outline-level="2"><text:s/>$60001A : ON key state</text:h>
        <text:p text:style-name="P7">TI92 (RO)</text:p>
        <table:table table:name="Tableau34" table:style-name="Tableau34">
          <table:table-column table:style-name="Tableau34.A"/>
          <table:table-column table:style-name="Tableau34.B"/>
          <table:table-row>
            <table:table-cell table:style-name="Tableau34.A1" office:value-type="string">
              <text:p text:style-name="P8">Bit</text:p>
            </table:table-cell>
            <table:table-cell table:style-name="Tableau34.B1" office:value-type="string">
              <text:p text:style-name="P7">Usage</text:p>
            </table:table-cell>
          </table:table-row>
          <table:table-row>
            <table:table-cell table:style-name="Tableau34.A2" office:value-type="string">
              <text:p text:style-name="P8">1</text:p>
            </table:table-cell>
            <table:table-cell table:style-name="Tableau34.B2" office:value-type="string">
              <text:p text:style-name="P7">ON key status (0=down, 1=up).</text:p>
            </table:table-cell>
          </table:table-row>
        </table:table>
        <text:p text:style-name="P7">TI89 (RW)</text:p>
        <table:table table:name="Tableau35" table:style-name="Tableau35">
          <table:table-column table:style-name="Tableau35.A"/>
          <table:table-column table:style-name="Tableau35.B"/>
          <table:table-row>
            <table:table-cell table:style-name="Tableau35.A1" office:value-type="string">
              <text:p text:style-name="P8">Bit</text:p>
            </table:table-cell>
            <table:table-cell table:style-name="Tableau35.B1" office:value-type="string">
              <text:p text:style-name="P7">Usage</text:p>
            </table:table-cell>
          </table:table-row>
          <table:table-row>
            <table:table-cell table:style-name="Tableau35.A2" office:value-type="string">
              <text:p text:style-name="P8">1</text:p>
            </table:table-cell>
            <table:table-cell table:style-name="Tableau35.B2" office:value-type="string">
              <text:p text:style-name="P7">READ: current status of the [ON] key, =0 if pressed.</text:p>
            </table:table-cell>
          </table:table-row>
          <table:table-row>
            <table:table-cell table:style-name="Tableau35.A2" office:value-type="string">
              <text:p text:style-name="P8">7-0</text:p>
            </table:table-cell>
            <table:table-cell table:style-name="Tableau35.B2" office:value-type="string">
              <text:p text:style-name="P7">WRITE: acknowledge [ON] key interrupt (level 6).</text:p>
            </table:table-cell>
          </table:table-row>
        </table:table>
        <text:p text:style-name="P7"/>
        <text:h text:style-name="P27" text:outline-level="2"><text:s/>$60001B : keyboard column state</text:h>
        <text:p text:style-name="P7">TI92 (RO)</text:p>
        <table:table table:name="Tableau36" table:style-name="Tableau36">
          <table:table-column table:style-name="Tableau36.A"/>
          <table:table-column table:style-name="Tableau36.B"/>
          <table:table-row>
            <table:table-cell table:style-name="Tableau36.A1" office:value-type="string">
              <text:p text:style-name="P8">Bit</text:p>
            </table:table-cell>
            <table:table-cell table:style-name="Tableau36.B1" office:value-type="string">
              <text:p text:style-name="P7">Usage</text:p>
            </table:table-cell>
          </table:table-row>
          <table:table-row>
            <table:table-cell table:style-name="Tableau36.A2" office:value-type="string">
              <text:p text:style-name="P8">7-0</text:p>
            </table:table-cell>
            <table:table-cell table:style-name="Tableau36.B2" office:value-type="string">
              <text:p text:style-name="P7">Keyboard column mask; if a bit is clear, one or more keys in the corresponding column are being held down. Keys in rows masked by [600018] are ignored.</text:p>
            </table:table-cell>
          </table:table-row>
        </table:table>
        <text:p text:style-name="P7"/>
        <text:p text:style-name="P7">TI89 (RW)</text:p>
        <table:table table:name="Tableau37" table:style-name="Tableau37">
          <table:table-column table:style-name="Tableau37.A"/>
          <table:table-column table:style-name="Tableau37.B"/>
          <table:table-row>
            <table:table-cell table:style-name="Tableau37.A1" office:value-type="string">
              <text:p text:style-name="P8">Bit</text:p>
            </table:table-cell>
            <table:table-cell table:style-name="Tableau37.B1" office:value-type="string">
              <text:p text:style-name="P7">Usage</text:p>
            </table:table-cell>
          </table:table-row>
          <table:table-row>
            <table:table-cell table:style-name="Tableau37.A2" office:value-type="string">
              <text:p text:style-name="P8">7-0</text:p>
            </table:table-cell>
            <table:table-cell table:style-name="Tableau37.B2" office:value-type="string">
              <text:p text:style-name="P7">READ: <text:s/>Keyboard column input, each bit =1 means ALL keys in the corresponding key column are UP (not pressed). See $600019.</text:p>
              <text:p text:style-name="P7">WRITE: Acknowledge keyboard interrupt (level 2).</text:p>
            </table:table-cell>
          </table:table-row>
        </table:table>
        <text:p text:style-name="P7"/>
        <text:h text:style-name="P27" text:outline-level="2"><text:s/>$60001C : LCD RS frequency</text:h>
        <text:p text:style-name="P7">TI92 (WO) : $21</text:p>
        <table:table table:name="Tableau38" table:style-name="Tableau38">
          <table:table-column table:style-name="Tableau38.A"/>
          <table:table-column table:style-name="Tableau38.B"/>
          <table:table-row>
            <table:table-cell table:style-name="Tableau38.A1" office:value-type="string">
              <text:p text:style-name="P8">Bit</text:p>
            </table:table-cell>
            <table:table-cell table:style-name="Tableau38.B1" office:value-type="string">
              <text:p text:style-name="P7">Usage</text:p>
            </table:table-cell>
          </table:table-row>
          <table:table-row>
            <table:table-cell table:style-name="Tableau38.A2" office:value-type="string">
              <text:p text:style-name="P8">7-0</text:p>
            </table:table-cell>
            <table:table-cell table:style-name="Tableau38.B2" office:value-type="string">
              <text:p text:style-name="P7"/>
            </table:table-cell>
          </table:table-row>
        </table:table>
        <text:p text:style-name="P7"/>
        <text:p text:style-name="P7">TI89 (WO) : $21</text:p>
        <table:table table:name="Tableau39" table:style-name="Tableau39">
          <table:table-column table:style-name="Tableau39.A"/>
          <table:table-column table:style-name="Tableau39.B"/>
          <table:table-row>
            <table:table-cell table:style-name="Tableau39.A1" office:value-type="string">
              <text:p text:style-name="P8">Bit</text:p>
            </table:table-cell>
            <table:table-cell table:style-name="Tableau39.B1" office:value-type="string">
              <text:p text:style-name="P7">Usage</text:p>
            </table:table-cell>
          </table:table-row>
          <table:table-row>
            <table:table-cell table:style-name="Tableau39.A2" office:value-type="string">
              <text:p text:style-name="P8">5-2</text:p>
            </table:table-cell>
            <table:table-cell table:style-name="Tableau39.B2" office:value-type="string">
              <text:p text:style-name="P7">LCD RS (row sync) frequency, OSC2/((16-n)*8). %1111 turns off the RS completely (used when LCD is off).</text:p>
            </table:table-cell>
          </table:table-row>
        </table:table>
        <text:p text:style-name="P7"/>
        <text:h text:style-name="P27" text:outline-level="2"><text:s/>$60001D : contrast</text:h>
        <text:p text:style-name="P7">TI92 (WO)</text:p>
        <table:table table:name="Tableau40" table:style-name="Tableau40">
          <table:table-column table:style-name="Tableau40.A"/>
          <table:table-column table:style-name="Tableau40.B"/>
          <table:table-row>
            <table:table-cell table:style-name="Tableau40.A1" office:value-type="string">
              <text:p text:style-name="P8">Bit</text:p>
            </table:table-cell>
            <table:table-cell table:style-name="Tableau40.B1" office:value-type="string">
              <text:p text:style-name="P7">Usage</text:p>
            </table:table-cell>
          </table:table-row>
          <table:table-row>
            <table:table-cell table:style-name="Tableau40.A2" office:value-type="string">
              <text:p text:style-name="P8">3-0</text:p>
            </table:table-cell>
            <table:table-cell table:style-name="Tableau40.B2" office:value-type="string">
              <text:p text:style-name="P7">Bits 4321 of contrast.</text:p>
            </table:table-cell>
          </table:table-row>
        </table:table>
        <text:p text:style-name="P7"/>
        <text:p text:style-name="P7">TI89 (WO) : $80</text:p>
        <table:table table:name="Tableau41" table:style-name="Tableau41">
          <table:table-column table:style-name="Tableau41.A"/>
          <table:table-column table:style-name="Tableau41.B"/>
          <table:table-row>
            <table:table-cell table:style-name="Tableau41.A1" office:value-type="string">
              <text:p text:style-name="P8">Bit</text:p>
            </table:table-cell>
            <table:table-cell table:style-name="Tableau41.B1" office:value-type="string">
              <text:p text:style-name="P7">Usage</text:p>
            </table:table-cell>
          </table:table-row>
          <table:table-row>
            <table:table-cell table:style-name="Tableau41.A2" office:value-type="string">
              <text:p text:style-name="P8">7</text:p>
            </table:table-cell>
            <table:table-cell table:style-name="Tableau41.B2" office:value-type="string">
              <text:p text:style-name="P7">HW1: Voltage multiplier enable. <text:s/>Keep set (=1).</text:p>
            </table:table-cell>
          </table:table-row>
          <table:table-row>
            <table:table-cell table:style-name="Tableau41.A2" office:value-type="string">
              <text:p text:style-name="P8">4</text:p>
            </table:table-cell>
            <table:table-cell table:style-name="Tableau41.B2" office:value-type="string">
              <text:p text:style-name="P7">HW1: Screen disable (power down).</text:p>
              <text:p text:style-name="P7">HW2: LCD contrast bit 4 (MSb).</text:p>
            </table:table-cell>
          </table:table-row>
          <table:table-row>
            <table:table-cell table:style-name="Tableau41.A2" office:value-type="string">
              <text:p text:style-name="P8">3-0</text:p>
            </table:table-cell>
            <table:table-cell table:style-name="Tableau41.B2" office:value-type="string">
              <text:p text:style-name="P7">LCD contrast bits 3-0 (bit 3 is MSb on HW1).</text:p>
            </table:table-cell>
          </table:table-row>
        </table:table>
        <text:p text:style-name="P7"/>
        <text:p text:style-name="P7">Note : </text:p>
        <text:list text:style-name="WW8Num8">
          <text:list-item text:start-value="1">
            <text:p text:style-name="P58">TI92, V200 : value increases =&gt; contrast increases =&gt; LCD is darker,</text:p>
          </text:list-item>
          <text:list-item>
            <text:p text:style-name="P58">TI89, Titanium : value increases =&gt; contrast decreases =&gt; LCD is lighter.</text:p>
          </text:list-item>
        </text:list>
        <text:h text:style-name="P27" text:outline-level="2"><text:s/>$700000 : RAM page execution protection bitmask (HW2)</text:h>
        <text:p text:style-name="P7">$FFDF FFFF FFFF FFFF = allow execution at $005xxx only. Bit SET means instruction fetches NOT allowed in that 4K page. The Protection must be disabled for changes to have any effect.</text:p>
        <text:p text:style-name="P7"/>
        <text:p text:style-name="P7">TI89 (RW)</text:p>
        <table:table table:name="Tableau42" table:style-name="Tableau42">
          <table:table-column table:style-name="Tableau42.A"/>
          <table:table-column table:style-name="Tableau42.B"/>
          <table:table-row>
            <table:table-cell table:style-name="Tableau42.A1" office:value-type="string">
              <text:p text:style-name="P8">Bit</text:p>
            </table:table-cell>
            <table:table-cell table:style-name="Tableau42.B1" office:value-type="string">
              <text:p text:style-name="P7">Usage</text:p>
            </table:table-cell>
          </table:table-row>
          <table:table-row>
            <table:table-cell table:style-name="Tableau42.A2" office:value-type="string">
              <text:p text:style-name="P8">15-0</text:p>
            </table:table-cell>
            <table:table-cell table:style-name="Tableau42.B2" office:value-type="string">
              <text:p text:style-name="P7">$00Fxxx-$000xxx <text:s/>(one bit for each 4K page).</text:p>
            </table:table-cell>
          </table:table-row>
        </table:table>
      </text:section>
      <text:h text:style-name="P78" text:outline-level="2"><text:s/>$700002 : RAM page execution protection bitmask (HW2)</text:h>
      <text:p text:style-name="P7">TI89 (RW)</text:p>
      <table:table table:name="Tableau43" table:style-name="Tableau43">
        <table:table-column table:style-name="Tableau43.A"/>
        <table:table-column table:style-name="Tableau43.B"/>
        <table:table-row>
          <table:table-cell table:style-name="Tableau43.A1" office:value-type="string">
            <text:p text:style-name="P8">Bit</text:p>
          </table:table-cell>
          <table:table-cell table:style-name="Tableau43.B1" office:value-type="string">
            <text:p text:style-name="P7">Usage</text:p>
          </table:table-cell>
        </table:table-row>
        <table:table-row>
          <table:table-cell table:style-name="Tableau43.A2" office:value-type="string">
            <text:p text:style-name="P8">15-0</text:p>
          </table:table-cell>
          <table:table-cell table:style-name="Tableau43.B2" office:value-type="string">
            <text:p text:style-name="P7">$01Fxxx-$010xxx <text:s/>(one bit for each 4K page).</text:p>
          </table:table-cell>
        </table:table-row>
      </table:table>
      <text:h text:style-name="P27" text:outline-level="2"><text:s/>$700004 : RAM page execution protection bitmask (HW2)</text:h>
      <text:p text:style-name="P7">TI89 (RW)</text:p>
      <table:table table:name="Tableau44" table:style-name="Tableau44">
        <table:table-column table:style-name="Tableau44.A"/>
        <table:table-column table:style-name="Tableau44.B"/>
        <table:table-row>
          <table:table-cell table:style-name="Tableau44.A1" office:value-type="string">
            <text:p text:style-name="P8">Bit</text:p>
          </table:table-cell>
          <table:table-cell table:style-name="Tableau44.B1" office:value-type="string">
            <text:p text:style-name="P7">Usage</text:p>
          </table:table-cell>
        </table:table-row>
        <table:table-row>
          <table:table-cell table:style-name="Tableau44.A2" office:value-type="string">
            <text:p text:style-name="P8">15-0</text:p>
          </table:table-cell>
          <table:table-cell table:style-name="Tableau44.B2" office:value-type="string">
            <text:p text:style-name="P7">$02Fxxx-$020xxx (one bit for each 4K page).</text:p>
          </table:table-cell>
        </table:table-row>
      </table:table>
      <text:h text:style-name="P27" text:outline-level="2"><text:s/>$700006 : RAM page execution protection bitmask (HW2)</text:h>
      <text:p text:style-name="P7">TI89 (RW)</text:p>
      <table:table table:name="Tableau45" table:style-name="Tableau45">
        <table:table-column table:style-name="Tableau45.A"/>
        <table:table-column table:style-name="Tableau45.B"/>
        <table:table-row>
          <table:table-cell table:style-name="Tableau45.A1" office:value-type="string">
            <text:p text:style-name="P8">Bit</text:p>
          </table:table-cell>
          <table:table-cell table:style-name="Tableau45.B1" office:value-type="string">
            <text:p text:style-name="P7">Usage</text:p>
          </table:table-cell>
        </table:table-row>
        <table:table-row>
          <table:table-cell table:style-name="Tableau45.A2" office:value-type="string">
            <text:p text:style-name="P8">15-0</text:p>
          </table:table-cell>
          <table:table-cell table:style-name="Tableau45.B2" office:value-type="string">
            <text:p text:style-name="P7">$03Fxxx-$030xxx <text:s/>(bit 15 controls $1FFFFF-$040000 too).</text:p>
          </table:table-cell>
        </table:table-row>
      </table:table>
      <text:p text:style-name="Text_20_body"/>
      <text:h text:style-name="P27" text:outline-level="2"><text:s/>$700008 to 70000F : RAM page execution protection bitmask (HW2)</text:h>
      <text:p text:style-name="Text_20_body">These ports are the ghosts of the ports for the protection of execution in RAM ($700000 to 700007). Any writing to either the real ports or the ghosts will change both ports (eg $700002 and $70000A).</text:p>
      <text:h text:style-name="P27" text:outline-level="2"><text:s/>$700012 : FLASH execution protection (HW2)</text:h>
      <text:p text:style-name="P7">TI89 (RW)</text:p>
      <table:table table:name="Tableau46" table:style-name="Tableau46">
        <table:table-column table:style-name="Tableau46.A"/>
        <table:table-column table:style-name="Tableau46.B"/>
        <table:table-row>
          <table:table-cell table:style-name="Tableau46.A1" office:value-type="string">
            <text:p text:style-name="P8">Bit</text:p>
          </table:table-cell>
          <table:table-cell table:style-name="Tableau46.B1" office:value-type="string">
            <text:p text:style-name="P7">Usage</text:p>
          </table:table-cell>
        </table:table-row>
        <table:table-row>
          <table:table-cell table:style-name="Tableau46.A2" office:value-type="string">
            <text:p text:style-name="P8">5-0</text:p>
          </table:table-cell>
          <table:table-cell table:style-name="Tableau46.B2" office:value-type="string">
            <text:p text:style-name="P7">First exec protected flash ROM sector =(n*$10000+$210000).</text:p>
            <text:p text:style-name="P7">The Protection must be disabled for changes to have any effect.</text:p>
          </table:table-cell>
        </table:table-row>
      </table:table>
      <text:p text:style-name="Text_20_body"/>
      <text:h text:style-name="P27" text:outline-level="2"><text:s/>$700014 : Real Time Clock (HW2)</text:h>
      <text:p text:style-name="P7">TI89 (RW)</text:p>
      <table:table table:name="Tableau47" table:style-name="Tableau47">
        <table:table-column table:style-name="Tableau47.A"/>
        <table:table-column table:style-name="Tableau47.B"/>
        <table:table-row>
          <table:table-cell table:style-name="Tableau47.A1" office:value-type="string">
            <text:p text:style-name="P8">Bit</text:p>
          </table:table-cell>
          <table:table-cell table:style-name="Tableau47.B1" office:value-type="string">
            <text:p text:style-name="P7">Usage</text:p>
          </table:table-cell>
        </table:table-row>
        <table:table-row>
          <table:table-cell table:style-name="Tableau47.A2" office:value-type="string">
            <text:p text:style-name="P8">15-0</text:p>
          </table:table-cell>
          <table:table-cell table:style-name="Tableau47.B2" office:value-type="string">
            <text:p text:style-name="P7">Incremented every 2^13 = 8192 seconds exactly. The whole word must be read : reading the port byte by byte can return wrong values. The timer is not incremented when the batteries have been removed, but the value it had when they were removed is kept. Removing the lithium battery and putting it back gives a random value to the timer.</text:p>
          </table:table-cell>
        </table:table-row>
      </table:table>
      <text:p text:style-name="Text_20_body"/>
      <text:h text:style-name="P27" text:outline-level="2"><text:s/>$700017 : LCD address/range (HW2)</text:h>
      <text:p text:style-name="P7">TI89 (RW)</text:p>
      <table:table table:name="Tableau48" table:style-name="Tableau48">
        <table:table-column table:style-name="Tableau48.A"/>
        <table:table-column table:style-name="Tableau48.B"/>
        <table:table-row>
          <table:table-cell table:style-name="Tableau48.A1" office:value-type="string">
            <text:p text:style-name="P8">Bit</text:p>
          </table:table-cell>
          <table:table-cell table:style-name="Tableau48.B1" office:value-type="string">
            <text:p text:style-name="P7">Usage</text:p>
          </table:table-cell>
        </table:table-row>
        <table:table-row>
          <table:table-cell table:style-name="Tableau48.A2" office:value-type="string">
            <text:p text:style-name="P8">1-0</text:p>
          </table:table-cell>
          <table:table-cell table:style-name="Tableau48.B2" office:value-type="string">
            <text:p text:style-name="P12"><text:span text:style-name="T2">The HW2 display controller doesn't fetch pixel data from RAM but from its own memory. <text:s/>This memory is 4K and all CPU writes to the selected address range (below) will go to both RAM and this memory. (NOTE: It is not possible to </text:span><text:span text:style-name="T4">read</text:span><text:span text:style-name="T2"> from the display memory.)</text:span></text:p>
            <text:p text:style-name="P8">%00: $4C00-$5BFF <text:s/>%01: $5C00-$6BFF</text:p>
            <text:p text:style-name="P8">%10: $6C00-$7BFF <text:s/>%11: $7C00-$8BFF</text:p>
            <text:p text:style-name="P7">Note: AMS never initializes this register, it simply assumes that the display controller is snooping writes to $4C00-$5BFF.</text:p>
            <text:p text:style-name="P7">Note: For obvious reasons, the contents of the screen does not change when you write to this register. <text:s/>This register is NOT the HW2 equivalence of the register at $600010 on HW1.</text:p>
          </table:table-cell>
        </table:table-row>
      </table:table>
      <text:p text:style-name="Text_20_body"/>
      <text:h text:style-name="P27" text:outline-level="2"><text:s/>$70001D : LCD control/status (HW2)</text:h>
      <text:p text:style-name="P7">TI89 (RW)</text:p>
      <table:table table:name="Tableau49" table:style-name="Tableau49">
        <table:table-column table:style-name="Tableau49.A"/>
        <table:table-column table:style-name="Tableau49.B"/>
        <table:table-row>
          <table:table-cell table:style-name="Tableau49.A1" office:value-type="string">
            <text:p text:style-name="P8">Bit</text:p>
          </table:table-cell>
          <table:table-cell table:style-name="Tableau49.B1" office:value-type="string">
            <text:p text:style-name="P7">Usage</text:p>
          </table:table-cell>
        </table:table-row>
        <table:table-row>
          <table:table-cell table:style-name="Tableau49.A2" office:value-type="string">
            <text:p text:style-name="P8">7</text:p>
          </table:table-cell>
          <table:table-cell table:style-name="Tableau49.B2" office:value-type="string">
            <text:p text:style-name="P7">Toggles every FS (every time the LCD restarts at line 0)</text:p>
          </table:table-cell>
        </table:table-row>
        <table:table-row>
          <table:table-cell table:style-name="Tableau49.A2" office:value-type="string">
            <text:p text:style-name="P8">3</text:p>
          </table:table-cell>
          <table:table-cell table:style-name="Tableau49.B2" office:value-type="string">
            <text:p text:style-name="P7">Battery checker bit B</text:p>
          </table:table-cell>
        </table:table-row>
        <table:table-row>
          <table:table-cell table:style-name="Tableau49.A2" office:value-type="string">
            <text:p text:style-name="P8">1</text:p>
          </table:table-cell>
          <table:table-cell table:style-name="Tableau49.B2" office:value-type="string">
            <text:p text:style-name="P7">Screen enable (clear this bit to shut down LCD)</text:p>
          </table:table-cell>
        </table:table-row>
        <table:table-row>
          <table:table-cell table:style-name="Tableau49.A2" office:value-type="string">
            <text:p text:style-name="P8">0</text:p>
          </table:table-cell>
          <table:table-cell table:style-name="Tableau49.B2" office:value-type="string">
            <text:p text:style-name="P7">Battery checker bit A</text:p>
          </table:table-cell>
        </table:table-row>
      </table:table>
      <text:p text:style-name="Text_20_body"/>
      <text:h text:style-name="P27" text:outline-level="2"><text:s/>$70001F : RTC control (HW2)</text:h>
      <text:p text:style-name="P7">TI89 (RW)</text:p>
      <table:table table:name="Tableau50" table:style-name="Tableau50">
        <table:table-column table:style-name="Tableau50.A"/>
        <table:table-column table:style-name="Tableau50.B"/>
        <table:table-row>
          <table:table-cell table:style-name="Tableau50.A1" office:value-type="string">
            <text:p text:style-name="P8">Bit</text:p>
          </table:table-cell>
          <table:table-cell table:style-name="Tableau50.B1" office:value-type="string">
            <text:p text:style-name="P7">Usage</text:p>
          </table:table-cell>
        </table:table-row>
        <table:table-row>
          <table:table-cell table:style-name="Tableau50.A2" office:value-type="string">
            <text:p text:style-name="P8">2-1</text:p>
          </table:table-cell>
          <table:table-cell table:style-name="Tableau50.B2" office:value-type="string">
            <text:p text:style-name="P7">enable the incrementing of $700014.w when bit 1 is set. Set by AMS on reset.</text:p>
            <text:p text:style-name="P15">bit2/bit1</text:p>
            <text:p text:style-name="P15"><text:s text:c="2"/>1 <text:s/>1 <text:s text:c="2"/>: State set by AMS on reset. $700014.w is incremented.</text:p>
            <text:p text:style-name="P15"><text:s text:c="2"/>1 <text:s/>0 <text:s text:c="2"/>: Auto-ints 1, 2, 3 and 5 are inhibited. The RTC is stopped.</text:p>
            <text:p text:style-name="P15"><text:s text:c="2"/>0 <text:s/>1 <text:s text:c="2"/>: The RTC is stopped. The auto-ints works normally.</text:p>
            <text:p text:style-name="P15"><text:s text:c="2"/>0 <text:s/>0 <text:s/>: The RTC is stopped. The frequencies of all the auto-interrupts are lower (OSC2 must be slower):</text:p>
            <text:p text:style-name="P15"><text:s text:c="13"/>AI1 : ~ 176 Hz instead of 256 Hz. </text:p>
            <text:p text:style-name="P15"><text:s text:c="13"/>AI3 : ~ 40 ticks per minute instead of 60.</text:p>
            <text:p text:style-name="P15"><text:s text:c="13"/>AI5 : ~ 13.2 Hz instead 19.3 Hz.</text:p>
          </table:table-cell>
        </table:table-row>
        <table:table-row>
          <table:table-cell table:style-name="Tableau50.A2" office:value-type="string">
            <text:p text:style-name="P8">0</text:p>
          </table:table-cell>
          <table:table-cell table:style-name="Tableau50.B2" office:value-type="string">
            <text:p text:style-name="P7">Use 5 contrast bits (default for AMS). <text:s/>When this bit is cleared, the contrast hardware uses $60001D:3-0 only to specify the contrast, effectively emulating a HW1. AND, clearing this bit activate the execution in areas from which the Protection can be disabled : <text:s text:c="3"/>ROM_BASE+$12000 to ROM_BASE+$17FFF and ROM_BASE+$1A000 to ROM_BASE+$1FFFF.</text:p>
            <text:p text:style-name="P7">The execution in the boot sector is not protected by the protection</text:p>
          </table:table-cell>
        </table:table-row>
      </table:table>
      <text:p text:style-name="Text_20_body"/>
      <text:h text:style-name="P27" text:outline-level="2"><text:s/>$710040 : Real Time Clock (HW3)</text:h>
      <text:p text:style-name="P7">None of these ports are protected by the Flash/IO protection. The ports are not reinitialized by a CPU reset, but are cleared (at least for ports 40 and 46) when all the batteries are removed.</text:p>
      <text:p text:style-name="P7"/>
      <text:p text:style-name="P7">TI89t (RW)</text:p>
      <table:table table:name="Tableau51" table:style-name="Tableau51">
        <table:table-column table:style-name="Tableau51.A"/>
        <table:table-column table:style-name="Tableau51.B"/>
        <table:table-row>
          <table:table-cell table:style-name="Tableau51.A1" office:value-type="string">
            <text:p text:style-name="P8">Bit</text:p>
          </table:table-cell>
          <table:table-cell table:style-name="Tableau51.B1" office:value-type="string">
            <text:p text:style-name="P7">Usage</text:p>
          </table:table-cell>
        </table:table-row>
        <table:table-row>
          <table:table-cell table:style-name="Tableau51.A2" office:value-type="string">
            <text:p text:style-name="P8">31-0</text:p>
          </table:table-cell>
          <table:table-cell table:style-name="Tableau51.B2" office:value-type="string">
            <text:p text:style-name="P7">Value of RTC (seconds since January 1st, 1997 00:00:00).</text:p>
          </table:table-cell>
        </table:table-row>
      </table:table>
      <text:p text:style-name="P7"/>
      <text:h text:style-name="P27" text:outline-level="2"><text:s/>$710044 : Real Time Clock (HW3)</text:h>
      <text:p text:style-name="P7">TI89t (RW)</text:p>
      <table:table table:name="Tableau52" table:style-name="Tableau52">
        <table:table-column table:style-name="Tableau52.A"/>
        <table:table-column table:style-name="Tableau52.B"/>
        <table:table-row>
          <table:table-cell table:style-name="Tableau52.A1" office:value-type="string">
            <text:p text:style-name="P8">Bit</text:p>
          </table:table-cell>
          <table:table-cell table:style-name="Tableau52.B1" office:value-type="string">
            <text:p text:style-name="P7">Usage</text:p>
          </table:table-cell>
        </table:table-row>
        <table:table-row>
          <table:table-cell table:style-name="Tableau52.A2" office:value-type="string">
            <text:p text:style-name="P8">7-0</text:p>
          </table:table-cell>
          <table:table-cell table:style-name="Tableau52.B2" office:value-type="string">
            <text:p text:style-name="P12"><text:span text:style-name="T2">Upper digit is always 0. The lower digit can be changed (1/16</text:span><text:span text:style-name="T6">th</text:span><text:span text:style-name="T2"> of seconds)</text:span></text:p>
          </table:table-cell>
        </table:table-row>
      </table:table>
      <text:p text:style-name="P7"/>
      <text:h text:style-name="P27" text:outline-level="2">$710045 : Real Time Clock (HW3)</text:h>
      <text:p text:style-name="P7">TI89t (RO)</text:p>
      <table:table table:name="Tableau53" table:style-name="Tableau53">
        <table:table-column table:style-name="Tableau53.A"/>
        <table:table-column table:style-name="Tableau53.B"/>
        <table:table-row>
          <table:table-cell table:style-name="Tableau53.A1" office:value-type="string">
            <text:p text:style-name="P8">Bit</text:p>
          </table:table-cell>
          <table:table-cell table:style-name="Tableau53.B1" office:value-type="string">
            <text:p text:style-name="P7">Usage</text:p>
          </table:table-cell>
        </table:table-row>
        <table:table-row>
          <table:table-cell table:style-name="Tableau53.A2" office:value-type="string">
            <text:p text:style-name="P8">7-0</text:p>
          </table:table-cell>
          <table:table-cell table:style-name="Tableau53.B2" office:value-type="string">
            <text:p text:style-name="P7">The timer for a 1/16th of seconds.</text:p>
          </table:table-cell>
        </table:table-row>
      </table:table>
      <text:p text:style-name="Text_20_body"/>
      <text:h text:style-name="P27" text:outline-level="2"><text:s/>$710046 : Real Time Clock (HW3)</text:h>
      <text:p text:style-name="P7">TI89t (RO)</text:p>
      <table:table table:name="Tableau54" table:style-name="Tableau54">
        <table:table-column table:style-name="Tableau54.A"/>
        <table:table-column table:style-name="Tableau54.B"/>
        <table:table-row>
          <table:table-cell table:style-name="Tableau54.A1" office:value-type="string">
            <text:p text:style-name="P8">Bit</text:p>
          </table:table-cell>
          <table:table-cell table:style-name="Tableau54.B1" office:value-type="string">
            <text:p text:style-name="P7">Usage</text:p>
          </table:table-cell>
        </table:table-row>
        <table:table-row>
          <table:table-cell table:style-name="Tableau54.A2" office:value-type="string">
            <text:p text:style-name="P8">31-0</text:p>
          </table:table-cell>
          <table:table-cell table:style-name="Tableau54.B2" office:value-type="string">
            <text:p text:style-name="P7">Value of RTC (seconds since January 1st, 1997 00:00:00). </text:p>
            <text:p text:style-name="P7">ExtendeD: “I think port 46 *must* be read byte by byte, else the value read is not correct”.</text:p>
          </table:table-cell>
        </table:table-row>
      </table:table>
      <text:p text:style-name="P3"/>
      <text:h text:style-name="P27" text:outline-level="2"><text:s/>$71005f : RTC Control (HW3)</text:h>
      <text:p text:style-name="P7"/>
      <text:p text:style-name="P7">TI89t (RW/RO)</text:p>
      <table:table table:name="Tableau55" table:style-name="Tableau55">
        <table:table-column table:style-name="Tableau55.A"/>
        <table:table-column table:style-name="Tableau55.B"/>
        <table:table-row>
          <table:table-cell table:style-name="Tableau55.A1" office:value-type="string">
            <text:p text:style-name="P8">Bit</text:p>
          </table:table-cell>
          <table:table-cell table:style-name="Tableau55.B1" office:value-type="string">
            <text:p text:style-name="P7">Usage</text:p>
          </table:table-cell>
        </table:table-row>
        <table:table-row>
          <table:table-cell table:style-name="Tableau55.A2" office:value-type="string">
            <text:p text:style-name="P8">7-4</text:p>
          </table:table-cell>
          <table:table-cell table:style-name="Tableau55.B2" office:value-type="string">
            <text:p text:style-name="P7">Always 1000b (RO).</text:p>
          </table:table-cell>
        </table:table-row>
        <table:table-row>
          <table:table-cell table:style-name="Tableau55.A2" office:value-type="string">
            <text:p text:style-name="P8">3-2</text:p>
          </table:table-cell>
          <table:table-cell table:style-name="Tableau55.B2" office:value-type="string">
            <text:p text:style-name="P7">Always 00b (RO).</text:p>
          </table:table-cell>
        </table:table-row>
        <table:table-row>
          <table:table-cell table:style-name="Tableau55.A2" office:value-type="string">
            <text:p text:style-name="P8">1</text:p>
          </table:table-cell>
          <table:table-cell table:style-name="Tableau55.B2" office:value-type="string">
            <text:p text:style-name="P7">Set to 1 in normal operation. AMS toggles this bit to 0 and back to 1 to set the clock (falling edge). This operation copies: $710040.l to $710046.l and $710044 to $710045.</text:p>
          </table:table-cell>
        </table:table-row>
        <table:table-row>
          <table:table-cell table:style-name="Tableau55.A2" office:value-type="string">
            <text:p text:style-name="P8">0</text:p>
          </table:table-cell>
          <table:table-cell table:style-name="Tableau55.B2" office:value-type="string">
            <text:p text:style-name="P7">Enable (1) or disable (0) the RTC. When disabled, $710040 is set to 0.</text:p>
          </table:table-cell>
        </table:table-row>
      </table:table>
      <text:p text:style-name="P7"/>
      <text:h text:style-name="P26" text:outline-level="1">View per devices</text:h>
      <text:p text:style-name="P32"/>
      <text:p text:style-name="P32">This part takes over the previous one but is focuses on devices. This is a ‘data sheet view’ rather than a ‘reverse-engineered view’.</text:p>
      <text:h text:style-name="P27" text:outline-level="2">OSCx</text:h>
      <text:p text:style-name="Text_20_body"/>
      <text:p text:style-name="Text_20_body">OSC1 can be turned off by $600005 and restarted on interrupt 1..6.</text:p>
      <text:p text:style-name="Text_20_body">OSC2 (and OSC3) can be turned off by $600015:1.</text:p>
      <text:h text:style-name="P27" text:outline-level="2">LCD</text:h>
      <text:h text:style-name="P36" text:outline-level="3">HW1</text:h>
      <text:p text:style-name="P7"/>
      <text:p text:style-name="P7">The HW1 display system is divided into two parts: the controller and the LCD. <text:s/>The timing source is OSC2, so it is pretty easy to synchronize the screen update with an interrupt (1 or 5) for flicker-free grayscale.</text:p>
      <text:p text:style-name="P7"/>
      <text:p text:style-name="P7">It takes one OSC2 cycle to transfer four bits (pixels) to the screen, hence the DMA reads one byte from RAM every other OSC2 cycle. <text:s/>The default width of 240 pixels (see $600012) thus takes 60 OSC2 cycles, leaving 4 idle cycles at the end of each pixel row (see $60001C). <text:s/>At the start of each row a "row synchronization" signal (called RS) is sent to the LCD. <text:s/>This is needed because only the first 160 pixels will be displayed on the LCD and it must somehow know when these 160 pixels start. <text:s/>Note that the RS generation and the logical width are completely independent of each other: <text:s/>It is possible to set the RS rate too fast compared to the time needed to transfer all the pixels for a line! <text:s/>The result is very unpredictable. <text:s/>In fact, the RS will only be honored by the DMA when it is idle -- but the LCD always sees it and acts upon it! <text:s/>For the special case when the DMA is finished at the very same time as the RS is generated, the DMA will skip the last byte (it will</text:p>
      <text:p text:style-name="P7">not be sent to the LCD) and (properly) start sending the next screen line instead.</text:p>
      <text:p text:style-name="P7"/>
      <text:p text:style-name="P7">When 128 pixel rows (see $600013) have been transferred in this manner, everything starts over and the "frame synchronization" signal (called FS) is activated to tell the LCD to start over from the top again. <text:s/>At the same time, the DMA restart at the top of the frame buffer (see $600010). <text:s/>(If the</text:p>
      <text:p text:style-name="P7">DMA is ignoring some of the RS because of improper programming (as mentioned above), it will ignore all FS that occur at the same time as these RS as well!)</text:p>
      <text:p text:style-name="P7"/>
      <text:p text:style-name="P7">When there are less than 100 lines between each FS, the displayed image will be "repeated." <text:s/>E.g. if the logical screen height is set to 45 lines, the top of the image will be seen on row 0, row 45 and row 90. <text:s/>(The reason for the duplication is that the row driver is in fact a 100-bit shift register</text:p>
      <text:p text:style-name="P7">where FS is shifted in at the top every RS.)</text:p>
      <text:p text:style-name="P7"/>
      <text:p text:style-name="P7">The frame rate can be calculated:</text:p>
      <text:p text:style-name="P7"><text:s text:c="2"/>logical_screen_height * RS_interval = /with default settings:/ = 128*64 =</text:p>
      <text:p text:style-name="P7"><text:s text:c="4"/>= 8192 OSC2 cycles/frame (= ~90 Hz)</text:p>
      <text:p text:style-name="P7">Note that it is only the logical screen height and the contrast that affect the overall "darkness" of the screen.</text:p>
      <text:p text:style-name="P7"/>
      <text:p text:style-name="P7">The highest possible (full-screen) frame rate is 4800 OSC2 cycles per frame.</text:p>
      <text:h text:style-name="P35" text:outline-level="3">HW2</text:h>
      <text:p text:style-name="P7"/>
      <text:p text:style-name="P7">The HW2 display controller works very much like its HW1 counterpart, but with two major exceptions:</text:p>
      <text:p text:style-name="P7"/>
      <text:p text:style-name="P7">* The timing base is OSC3 which is *completely* unrelated to the timer and the interrupt system. <text:s/>Luckily, FS is available at $70001D:7 so synchronization (and thus flicker-free grayscale graphics) is possible.</text:p>
      <text:p text:style-name="P7"/>
      <text:p text:style-name="P7">* The display controller does not fetch pixel data from RAM, instead it has an internal 4K display buffer. <text:s/>The display controller monitors the bus activity and it updates the display buffer on every write to the snoop range (see $700017). <text:s/>In other words, writes to this range go to both RAM and the display buffer.</text:p>
      <text:p text:style-name="P7"/>
      <text:p text:style-name="P7">Registers: $600010, $600012.</text:p>
      <text:p text:style-name="P7"/>
      <text:h text:style-name="P28" text:outline-level="2">Keyboard</text:h>
      <text:p text:style-name="P7"/>
      <text:p text:style-name="P7">As was hinted in the I/O ports section, the keyboard is accessed internally as a matrix. This matrix can be read by writing [600018], pausing to allow the I/O to recover, then reading [60001B].</text:p>
      <text:p text:style-name="P7"/>
      <text:p text:style-name="P13">Keyboard Matrix on the TI 92:</text:p>
      <text:p text:style-name="P13">-----------------------------</text:p>
      <text:p text:style-name="P13"/>
      <text:p text:style-name="P13">Row <text:s text:c="4"/>+-------+-------+-------+-------+-------+-------+-------+-------+</text:p>
      <text:p text:style-name="P13"><text:s/>V <text:s/>Col&gt;| Bit 7 | Bit 6 | Bit 5 | Bit 4 | Bit 3 | Bit 2 | Bit 1 | Bit 0 |</text:p>
      <text:p text:style-name="P13">+-------+-------+-------+-------+-------+-------+-------+-------+-------+</text:p>
      <text:p text:style-name="P13">| Bit 0 | <text:s/>down | right | <text:s text:c="2"/>up <text:s/>| <text:s/>left | <text:s/>hand | shift |diamond| <text:s/>2nd <text:s/>|</text:p>
      <text:p text:style-name="P13">| Bit 1 | <text:s text:c="2"/>3 <text:s text:c="2"/>| <text:s text:c="2"/>2 <text:s text:c="2"/>| <text:s text:c="2"/>1 <text:s text:c="2"/>| <text:s text:c="2"/>F8 <text:s/>| <text:s text:c="2"/>W <text:s text:c="2"/>| <text:s text:c="2"/>S <text:s text:c="2"/>| <text:s text:c="2"/>Z <text:s text:c="2"/>| unused|</text:p>
      <text:p text:style-name="P13">| Bit 2 | <text:s text:c="2"/>6 <text:s text:c="2"/>| <text:s text:c="2"/>5 <text:s text:c="2"/>| <text:s text:c="2"/>4 <text:s text:c="2"/>| <text:s text:c="2"/>F3 <text:s/>| <text:s text:c="2"/>E <text:s text:c="2"/>| <text:s text:c="2"/>D <text:s text:c="2"/>| <text:s text:c="2"/>X <text:s text:c="2"/>| unused|</text:p>
      <text:p text:style-name="P13">| Bit 3 | <text:s text:c="2"/>9 <text:s text:c="2"/>| <text:s text:c="2"/>8 <text:s text:c="2"/>| <text:s text:c="2"/>7 <text:s text:c="2"/>| <text:s text:c="2"/>F7 <text:s/>| <text:s text:c="2"/>R <text:s text:c="2"/>| <text:s text:c="2"/>F <text:s text:c="2"/>| <text:s text:c="2"/>C <text:s text:c="2"/>| <text:s/>STO <text:s/>|</text:p>
      <text:p text:style-name="P13">| Bit 4 | <text:s text:c="2"/>, <text:s text:c="2"/>| <text:s text:c="2"/>) <text:s text:c="2"/>| <text:s text:c="2"/>( <text:s text:c="2"/>| <text:s text:c="2"/>F2 <text:s/>| <text:s text:c="2"/>T <text:s text:c="2"/>| <text:s text:c="2"/>G <text:s text:c="2"/>| <text:s text:c="2"/>V <text:s text:c="2"/>| space |</text:p>
      <text:p text:style-name="P13">| Bit 5 | <text:s/>TAN <text:s/>| <text:s/>COS <text:s/>| <text:s/>SIN <text:s/>| <text:s text:c="2"/>F6 <text:s/>| <text:s text:c="2"/>Y <text:s text:c="2"/>| <text:s text:c="2"/>H <text:s text:c="2"/>| <text:s text:c="2"/>B <text:s text:c="2"/>| <text:s text:c="2"/>/ <text:s text:c="2"/>|</text:p>
      <text:p text:style-name="P13">| Bit 6 | <text:s text:c="2"/>P <text:s text:c="2"/>| ENTER2| <text:s text:c="2"/>LN <text:s/>| <text:s text:c="2"/>F1 <text:s/>| <text:s text:c="2"/>U <text:s text:c="2"/>| <text:s text:c="2"/>J <text:s text:c="2"/>| <text:s text:c="2"/>N <text:s text:c="2"/>| <text:s text:c="2"/>^ <text:s text:c="2"/>|</text:p>
      <text:p text:style-name="P13">| Bit 7 | <text:s text:c="2"/>* <text:s text:c="2"/>| <text:s/>APPS | CLEAR | <text:s text:c="2"/>F5 <text:s/>| <text:s text:c="2"/>I <text:s text:c="2"/>| <text:s text:c="2"/>K <text:s text:c="2"/>| <text:s text:c="2"/>M <text:s text:c="2"/>| <text:s text:c="2"/>= <text:s text:c="2"/>|</text:p>
      <text:p text:style-name="P13">| Bit 8 | unused| <text:s/>ESC <text:s/>| <text:s/>MODE | <text:s text:c="2"/>+ <text:s text:c="2"/>| <text:s text:c="2"/>O <text:s text:c="2"/>| <text:s text:c="2"/>L <text:s text:c="2"/>| theta |backspc|</text:p>
      <text:p text:style-name="P13">| Bit 9 | <text:s/>(-) <text:s/>| <text:s text:c="2"/>. <text:s text:c="2"/>| <text:s text:c="2"/>0 <text:s text:c="2"/>| <text:s text:c="2"/>F4 <text:s/>| <text:s text:c="2"/>Q <text:s text:c="2"/>| <text:s text:c="2"/>A <text:s text:c="2"/>| ENTER1| <text:s text:c="2"/>- <text:s text:c="2"/>|</text:p>
      <text:p text:style-name="P13">+-------+-------+-------+-------+-------+-------+-------+-------+-------+</text:p>
      <text:p text:style-name="P13">Note: ENTER1 is on the alphabetic _and_ numeric keypads.</text:p>
      <text:p text:style-name="P13"><text:s text:c="6"/>ENTER2 is next to the cursor pad.</text:p>
      <text:p text:style-name="P7"/>
      <text:p text:style-name="P13">Keyboard Matrix on the TI 89:</text:p>
      <text:p text:style-name="P13">-----------------------------</text:p>
      <text:p text:style-name="P13"/>
      <text:p text:style-name="P13">Row <text:s text:c="4"/>+-------+-------+-------+-------+-------+-------+-------+-------+</text:p>
      <text:p text:style-name="P13"><text:s/>V <text:s/>Col&gt;| Bit 7 | Bit 6 | Bit 5 | Bit 4 | Bit 3 | Bit 2 | Bit 1 | Bit 0 |</text:p>
      <text:p text:style-name="P13">+-------+-------+-------+-------+-------+-------+-------+-------+-------+</text:p>
      <text:p text:style-name="P13">| Bit 0 | Alpha | Diam. | Shift | <text:s/>2nd <text:s/>| Right | Down <text:s/>| Left <text:s/>| <text:s/>Up <text:s text:c="2"/>|</text:p>
      <text:p text:style-name="P13">| Bit 1 | <text:s text:c="2"/>F5 <text:s/>| Clear | <text:s text:c="2"/>^ <text:s text:c="2"/>| <text:s text:c="2"/>/ <text:s text:c="2"/>| <text:s text:c="2"/>* <text:s text:c="2"/>| <text:s text:c="2"/>- <text:s text:c="2"/>| <text:s text:c="2"/>+ <text:s text:c="2"/>| Enter |</text:p>
      <text:p text:style-name="P13">| Bit 2 | <text:s text:c="2"/>F4 <text:s/>|Backspc| <text:s text:c="2"/>T <text:s text:c="2"/>| <text:s text:c="2"/>, <text:s text:c="2"/>| <text:s text:c="2"/>9 <text:s text:c="2"/>| <text:s text:c="2"/>6 <text:s text:c="2"/>| <text:s text:c="2"/>3 <text:s text:c="2"/>| <text:s/>(-) <text:s/>|</text:p>
      <text:p text:style-name="P13">| Bit 3 | <text:s text:c="2"/>F3 <text:s/>|Catalog| <text:s text:c="2"/>Z <text:s text:c="2"/>| <text:s text:c="2"/>) <text:s text:c="2"/>| <text:s text:c="2"/>8 <text:s text:c="2"/>| <text:s text:c="2"/>5 <text:s text:c="2"/>| <text:s text:c="2"/>2 <text:s text:c="2"/>| <text:s text:c="2"/>. <text:s text:c="2"/>|</text:p>
      <text:p text:style-name="P13">| Bit 4 | <text:s text:c="2"/>F2 <text:s/>| <text:s/>Mode | <text:s text:c="2"/>Y <text:s text:c="2"/>| <text:s text:c="2"/>( <text:s text:c="2"/>| <text:s text:c="2"/>7 <text:s text:c="2"/>| <text:s text:c="2"/>4 <text:s text:c="2"/>| <text:s text:c="2"/>1 <text:s text:c="2"/>| <text:s text:c="2"/>0 <text:s text:c="2"/>|</text:p>
      <text:p text:style-name="P13">| Bit 5 | <text:s text:c="2"/>F1 <text:s/>| <text:s/>Home | <text:s text:c="2"/>X <text:s text:c="2"/>| <text:s text:c="2"/>= <text:s text:c="2"/>| <text:s text:c="2"/>| <text:s text:c="2"/>| <text:s text:c="2"/>EE <text:s/>| <text:s/>STO <text:s/>| <text:s/>Apps |</text:p>
      <text:p text:style-name="P13">| Bit 6 | <text:s text:c="6"/>| <text:s text:c="6"/>| <text:s text:c="6"/>| <text:s text:c="6"/>| <text:s text:c="6"/>| <text:s text:c="6"/>| <text:s text:c="6"/>| <text:s/>Esc <text:s/>|</text:p>
      <text:p text:style-name="P13">+-------+-------+-------+-------+-------+-------+-------+-------+-------+</text:p>
      <text:p text:style-name="P7"/>
      <text:p text:style-name="P7">Because of the way the TI89/TI92+ 's keyboard is wired, if you hold down three keys that form the corners of a rectangle, the TI89/TI92+ will think you are also holding down the key at the fourth corner.</text:p>
      <text:p text:style-name="P7"/>
      <text:p text:style-name="P7">The [ON] key is special, and is not part of the matrix.</text:p>
      <text:p text:style-name="P7"/>
      <text:p text:style-name="P7">Registers: $600018, $60001A, $60001B.</text:p>
      <text:p text:style-name="P7"/>
      <text:h text:style-name="P27" text:outline-level="2">RAM</text:h>
      <text:p text:style-name="P7"/>
      <text:p text:style-name="P7">The TI-92 is capable of addressing 256 KB of interleaved RAM : see $600001.</text:p>
      <text:p text:style-name="P7"/>
      <text:h text:style-name="P27" text:outline-level="2">ROM</text:h>
      <text:p text:style-name="P7"/>
      <text:p text:style-name="P31">The FLASH ROM is an Epson device (LH28F160S3T or LH28F320 according to the amount of memory).</text:p>
      <text:p text:style-name="P33">Writing to Flash EEPROMs is much slower than writing to RAM, and requires writing control codes to the address space of the chip to perform these operations. Apparently the Flash EEPROM used is the "SHARP LH28F160S3-L", which has many features (some may be disabled) including writing (multiple) words/bytes, erasing 64kb blocks, and locking of blocks.</text:p>
      <text:p text:style-name="P31"><text:span text:style-name="T8">[For more information on this chip see Johan Borg's file at </text:span><text:a xlink:type="simple" xlink:href="http://d188.ryd.student.liu.se/ftp/calculator/ti89/tech/flashrom.txt"><text:span text:style-name="Internet_20_link">http://d188.ryd.student.liu.se/ftp/calculator/ti89/tech/flashrom.txt</text:span></text:a><text:span text:style-name="T8">, he also has put up the datasheet at </text:span><text:a xlink:type="simple" xlink:href="ftp://d188.ryd.student.liu.se/calculator/ti89/tech/f160s3.pdf"><text:span text:style-name="Internet_20_link">ftp://d188.ryd.student.liu.se/calculator/ti89/tech/f160s3.pdf</text:span></text:a><text:span text:style-name="T8"> which is worth a look.]</text:span></text:p>
      <text:p text:style-name="P33"/>
      <text:p text:style-name="P33">Fortunately only a subset of this chips features are used; writing words and erasing blocks. Write operations take 12.95 micro-seconds, read operations 100ns, so you can see why a special mode of operation is required.</text:p>
      <text:p text:style-name="P33">To program the EEPROM we need to enter a special mode by writing certain control codes to the address range. Two operations can be perfored, erase (64kb) sector, and write a word. In this write mode reading from the address range gives the status register of the EEPROM, generally the only value that is used is that bit 7 of the read word will be set when complete. After the operations are complete Read mode is then set by writing another control code.</text:p>
      <text:p text:style-name="P33">The drawback of this method is that the ROM cannot be read whilst write operations are being performed. Therefore the writing code must execute from the RAM. Trap 11 handles all of this on the calculator, copying the relevent portions to a buffer then executing them.</text:p>
      <text:p text:style-name="P33">The following subset of operations is used:</text:p>
      <table:table table:name="Tableau56" table:style-name="Tableau56">
        <table:table-column table:style-name="Tableau56.A"/>
        <table:table-column table:style-name="Tableau56.B"/>
        <table:table-row>
          <table:table-cell table:style-name="Tableau56.A1" office:value-type="string">
            <text:p text:style-name="P33">Code</text:p>
          </table:table-cell>
          <table:table-cell table:style-name="Tableau56.B1" office:value-type="string">
            <text:p text:style-name="P33">Function</text:p>
          </table:table-cell>
        </table:table-row>
        <table:table-row>
          <table:table-cell table:style-name="Tableau56.A2" office:value-type="string">
            <text:p text:style-name="P33">0x1010</text:p>
          </table:table-cell>
          <table:table-cell table:style-name="Tableau56.B2" office:value-type="string">
            <text:p text:style-name="P33">Write Setup (next word will be written)</text:p>
          </table:table-cell>
        </table:table-row>
        <table:table-row>
          <table:table-cell table:style-name="Tableau56.A2" office:value-type="string">
            <text:p text:style-name="P33">0x2020</text:p>
          </table:table-cell>
          <table:table-cell table:style-name="Tableau56.B2" office:value-type="string">
            <text:p text:style-name="P33">Erase Setup</text:p>
          </table:table-cell>
        </table:table-row>
        <table:table-row>
          <table:table-cell table:style-name="Tableau56.A2" office:value-type="string">
            <text:p text:style-name="P33">0x5050</text:p>
          </table:table-cell>
          <table:table-cell table:style-name="Tableau56.B2" office:value-type="string">
            <text:p text:style-name="P33">Clear Status Register</text:p>
          </table:table-cell>
        </table:table-row>
        <table:table-row>
          <table:table-cell table:style-name="Tableau56.A2" office:value-type="string">
            <text:p text:style-name="P33">0x9090</text:p>
          </table:table-cell>
          <table:table-cell table:style-name="Tableau56.B2" office:value-type="string">
            <text:p text:style-name="P33">Read ID codes</text:p>
          </table:table-cell>
        </table:table-row>
        <table:table-row>
          <table:table-cell table:style-name="Tableau56.A2" office:value-type="string">
            <text:p text:style-name="P33">0xD0D0</text:p>
          </table:table-cell>
          <table:table-cell table:style-name="Tableau56.B2" office:value-type="string">
            <text:p text:style-name="P33">Erase Conform (address)</text:p>
          </table:table-cell>
        </table:table-row>
        <table:table-row>
          <table:table-cell table:style-name="Tableau56.A2" office:value-type="string">
            <text:p text:style-name="P33">0xFFFF</text:p>
          </table:table-cell>
          <table:table-cell table:style-name="Tableau56.B2" office:value-type="string">
            <text:p text:style-name="P33">Read Memory or Reset</text:p>
          </table:table-cell>
        </table:table-row>
      </table:table>
      <text:p text:style-name="P33"/>
      <text:p text:style-name="P33">Erasing and writing require to writes, e.g. 0x2020, 0xD0D0 to perform erase to prevent accidental operations.</text:p>
      <text:p text:style-name="P37"/>
      <text:p text:style-name="P38">Examples</text:p>
      <text:p text:style-name="P39">;erase 64kb block in which ERASE_ADDR resides</text:p>
      <text:p text:style-name="P39"><text:tab/>lea<text:tab/>(ERASE_ADDR),a2</text:p>
      <text:p text:style-name="P39"><text:tab/>move.w<text:tab/>#0x5050,(a2)<text:tab/>;Clear Status Register</text:p>
      <text:p text:style-name="P39"><text:tab/>move.w<text:tab/>#0x2020,(a2)<text:tab/>;Erase Setup</text:p>
      <text:p text:style-name="P39"><text:tab/>move.w<text:tab/>#0xD0D0,(a2)<text:tab/>;Erase Confirm</text:p>
      <text:p text:style-name="P39">write_state_busy:</text:p>
      <text:p text:style-name="P39"><text:tab/>move.w<text:tab/>(a2),d0<text:tab/><text:tab/>;Read Status Register</text:p>
      <text:p text:style-name="P39"><text:tab/>btst<text:tab/>#7,d0<text:tab/><text:tab/>;1=Ready</text:p>
      <text:p text:style-name="P39"><text:tab/>beq<text:tab/>write_state_busy</text:p>
      <text:p text:style-name="P39"><text:tab/>move.w<text:tab/>#0xFFFF,(a2)<text:tab/>;Read</text:p>
      <text:p text:style-name="P37"/>
      <text:p text:style-name="P37"/>
      <text:p text:style-name="P39">;write VALUE to WRITE_ADDR</text:p>
      <text:p text:style-name="P39"><text:tab/>lea<text:tab/>(WRITE_ADDR),a2</text:p>
      <text:p text:style-name="P39"><text:tab/>move.w<text:tab/>#0x5050,(a2)<text:tab/>;Clear Status Register</text:p>
      <text:p text:style-name="P39"><text:tab/>move.w<text:tab/>#0x1010,(a2)<text:tab/>;Write Setup</text:p>
      <text:p text:style-name="P39"><text:tab/>move.w<text:tab/>#VALUE,(a2)<text:tab/>;Erase Confirm</text:p>
      <text:p text:style-name="P39">write_state_busy:</text:p>
      <text:p text:style-name="P39"><text:tab/>move.w<text:tab/>(a2),d0<text:tab/><text:tab/>;Read Status Register</text:p>
      <text:p text:style-name="P39"><text:tab/>btst<text:tab/>#7,d0<text:tab/><text:tab/>;1=Ready</text:p>
      <text:p text:style-name="P39"><text:tab/>beq<text:tab/>write_state_busy</text:p>
      <text:p text:style-name="P39"><text:tab/>move.w<text:tab/>#0xFFFF,(a2)<text:tab/>;Read</text:p>
      <text:p text:style-name="Text_20_body"/>
      <text:p text:style-name="Text_20_body"/>
      <text:p text:style-name="P7">See the Epson LH28F160S3T (2MB) or LH28F320BF (4MB) data sheet for more information.</text:p>
      <text:p text:style-name="P7"/>
      <text:h text:style-name="P27" text:outline-level="2">Timer</text:h>
      <text:p text:style-name="P7"/>
      <text:p text:style-name="P7">The TI calculator can provides you several ‘timers’. This is summed-up below:</text:p>
      <text:p text:style-name="P7"/>
      <text:p text:style-name="P10"><draw:frame draw:style-name="fr1" draw:name="Cadre1" text:anchor-type="paragraph" svg:x="11.97cm" svg:y="0.018cm" svg:width="1.776cm" svg:height="0.76cm" draw:z-index="16"><draw:text-box><text:p text:style-name="P30">AI5</text:p></draw:text-box></draw:frame><draw:frame draw:style-name="fr1" draw:name="Cadre2" text:anchor-type="paragraph" svg:x="11.97cm" svg:y="1.288cm" svg:width="1.776cm" svg:height="0.76cm" draw:z-index="17"><draw:text-box><text:p text:style-name="P16">AI1</text:p></draw:text-box></draw:frame><draw:frame draw:style-name="fr2" draw:name="Cadre3" text:anchor-type="paragraph" svg:x="8.895cm" svg:y="-0.009cm" svg:width="2.083cm" svg:height="0.813cm" draw:z-index="12"><draw:text-box><text:p text:style-name="P17">timer</text:p></draw:text-box></draw:frame><draw:frame draw:style-name="fr2" draw:name="Cadre4" text:anchor-type="paragraph" svg:x="5.339cm" svg:y="-0.009cm" svg:width="2.083cm" svg:height="0.813cm" draw:z-index="5"><draw:text-box><text:p text:style-name="P18">prescaler</text:p></draw:text-box></draw:frame><draw:frame draw:style-name="fr2" draw:name="Cadre5" text:anchor-type="paragraph" svg:x="2.799cm" svg:y="-0.009cm" svg:width="1.321cm" svg:height="0.813cm" draw:z-index="2"><draw:text-box><text:p text:style-name="Standard"><text:span text:style-name="T9">÷</text:span><text:span text:style-name="T11">2</text:span><text:span text:style-name="T7">5</text:span></text:p></draw:text-box></draw:frame><draw:frame draw:style-name="fr2" draw:name="Cadre6" text:anchor-type="paragraph" svg:x="0.005cm" svg:y="-0.009cm" svg:width="1.575cm" svg:height="0.813cm" draw:z-index="1"><draw:text-box><text:p text:style-name="P17">OSC2</text:p></draw:text-box></draw:frame></text:p>
      <text:p text:style-name="P10"><draw:line text:anchor-type="paragraph" draw:z-index="15" draw:style-name="gr1" draw:text-style-name="P79" svg:x1="10.954cm" svg:y1="0.056cm" svg:x2="11.97cm" svg:y2="0.056cm"><text:p/></draw:line><draw:line text:anchor-type="paragraph" draw:z-index="11" draw:style-name="gr1" draw:text-style-name="P79" svg:x1="7.398cm" svg:y1="0.056cm" svg:x2="8.922cm" svg:y2="0.056cm"><text:p/></draw:line><draw:line text:anchor-type="paragraph" draw:z-index="8" draw:style-name="gr2" draw:text-style-name="P79" svg:x1="4.604cm" svg:y1="0.056cm" svg:x2="4.604cm" svg:y2="2.596cm"><text:p/></draw:line><draw:line text:anchor-type="paragraph" draw:z-index="4" draw:style-name="gr1" draw:text-style-name="P79" svg:x1="4.096cm" svg:y1="0.056cm" svg:x2="5.366cm" svg:y2="0.056cm"><text:p/></draw:line><draw:line text:anchor-type="paragraph" draw:z-index="3" draw:style-name="gr1" draw:text-style-name="P79" svg:x1="1.556cm" svg:y1="0.056cm" svg:x2="2.826cm" svg:y2="0.056cm"><text:p/></draw:line></text:p>
      <text:p text:style-name="P10"><draw:frame draw:style-name="fr2" draw:name="Cadre7" text:anchor-type="paragraph" svg:x="5.339cm" svg:y="0.325cm" svg:width="2.083cm" svg:height="0.813cm" draw:z-index="6"><draw:text-box><text:p text:style-name="P19">÷ 64</text:p></draw:text-box></draw:frame></text:p>
      <text:p text:style-name="P10"><draw:line text:anchor-type="paragraph" draw:z-index="13" draw:style-name="gr1" draw:text-style-name="P79" svg:x1="7.398cm" svg:y1="0.39cm" svg:x2="11.97cm" svg:y2="0.39cm"><text:p/></draw:line><draw:line text:anchor-type="paragraph" draw:z-index="10" draw:style-name="gr1" draw:text-style-name="P79" svg:x1="4.604cm" svg:y1="0.39cm" svg:x2="5.366cm" svg:y2="0.39cm"><text:p/></draw:line></text:p>
      <text:p text:style-name="P10"><draw:frame draw:style-name="fr1" draw:name="Cadre8" text:anchor-type="paragraph" svg:x="11.97cm" svg:y="0.429cm" svg:width="1.776cm" svg:height="0.76cm" draw:z-index="18"><draw:text-box><text:p text:style-name="P16">AI3</text:p></draw:text-box></draw:frame></text:p>
      <text:p text:style-name="P10"><draw:frame draw:style-name="fr2" draw:name="Cadre9" text:anchor-type="paragraph" svg:x="5.339cm" svg:y="0.187cm" svg:width="2.083cm" svg:height="0.813cm" draw:z-index="7"><draw:text-box><text:p text:style-name="P20">÷ 16384</text:p></draw:text-box></draw:frame></text:p>
      <text:p text:style-name="P10"><draw:line text:anchor-type="paragraph" draw:z-index="14" draw:style-name="gr1" draw:text-style-name="P79" svg:x1="7.398cm" svg:y1="-0.002cm" svg:x2="11.97cm" svg:y2="-0.002cm"><text:p/></draw:line><draw:line text:anchor-type="paragraph" draw:z-index="9" draw:style-name="gr1" draw:text-style-name="P79" svg:x1="4.604cm" svg:y1="0.252cm" svg:x2="5.366cm" svg:y2="0.252cm"><text:p/></draw:line></text:p>
      <text:p text:style-name="P7"/>
      <text:p text:style-name="P12"><text:span text:style-name="T2">Prescaler values : :</text:span><text:span text:style-name="T10">÷</text:span><text:span text:style-name="T2">1, </text:span><text:span text:style-name="T10">÷</text:span><text:span text:style-name="T2">16, </text:span><text:span text:style-name="T10">÷</text:span><text:span text:style-name="T2">128, </text:span><text:span text:style-name="T10">÷</text:span><text:span text:style-name="T2">8192.</text:span></text:p>
      <text:p text:style-name="P7"/>
      <text:p text:style-name="P7">Useful bits/registers:</text:p>
      <text:list text:style-name="WW8Num8">
        <text:list-item text:start-value="1">
          <text:p text:style-name="P58">master disable interrupts (1,3,5) by $60015:7,</text:p>
        </text:list-item>
        <text:list-item>
          <text:p text:style-name="P58">prescaler ratio: $600015:5-4,</text:p>
        </text:list-item>
        <text:list-item>
          <text:p text:style-name="P58">timer enabled by $600015:3,</text:p>
        </text:list-item>
        <text:list-item>
          <text:p text:style-name="P58">AI3 enabled by $600015:2,</text:p>
        </text:list-item>
        <text:list-item>
          <text:p text:style-name="P58">OS2/OSC3 can be turned off by $600015:1.</text:p>
        </text:list-item>
      </text:list>
      <text:p text:style-name="P7"/>
      <text:p text:style-name="P7">Timer can be read/write at $600017.</text:p>
      <text:p text:style-name="P7"/>
      <text:h text:style-name="P27" text:outline-level="2">RTC</text:h>
      <text:h text:style-name="P34" text:outline-level="3">HW2</text:h>
      <text:p text:style-name="P7"/>
      <text:p text:style-name="P7">This 16-bit register ($700014) is incremented every 2^13 = 8192 seconds exactly.</text:p>
      <text:p text:style-name="P7">It is controlled by register $70001F (bit2, especially).</text:p>
      <text:h text:style-name="P34" text:outline-level="3">HW3</text:h>
      <text:p text:style-name="P7"/>
      <text:p text:style-name="P7">This device exists on HW3 only. </text:p>
      <text:p text:style-name="P12"><text:span text:style-name="T2">The RTC keeps count of seconds since January 1st, 1997 00:00:00 with leap years (2000, 2004 =&gt; Feb the 29</text:span><text:span text:style-name="T6">th</text:span><text:span text:style-name="T2">) and has an additional 1/16</text:span><text:span text:style-name="T6">th</text:span><text:span text:style-name="T2"> of seconds timer.</text:span></text:p>
      <text:p text:style-name="P7"/>
      <text:p text:style-name="P7">Time is read from $710045.b and $710046.l. Time is written on $710044.b and $710040.l.</text:p>
      <text:p text:style-name="P7">Time is updated by toggling the $71005F:1 bit.</text:p>
      <text:p text:style-name="P10"><draw:g text:anchor-type="paragraph" draw:z-index="19" draw:style-name="gr3"><draw:frame draw:style-name="gr4" draw:text-style-name="P80" svg:width="3.049cm" svg:height="1.271cm" svg:x="5.874cm" svg:y="0.4cm"><draw:text-box><text:p text:style-name="P80"><text:span text:style-name="T13">$710040</text:span></text:p><text:p text:style-name="P80"><text:span text:style-name="T13">32 bits</text:span></text:p></draw:text-box></draw:frame><draw:frame draw:style-name="gr4" draw:text-style-name="P80" svg:width="2.033cm" svg:height="1.271cm" svg:x="9.176cm" svg:y="0.4cm"><draw:text-box><text:p text:style-name="P80"><text:span text:style-name="T13">$710044</text:span></text:p><text:p text:style-name="P80"><text:span text:style-name="T13">8 bits</text:span></text:p></draw:text-box></draw:frame><draw:frame draw:style-name="gr4" draw:text-style-name="P80" svg:width="3.049cm" svg:height="1.271cm" svg:x="5.874cm" svg:y="2.94cm"><draw:text-box><text:p text:style-name="P80"><text:span text:style-name="T13">$710046</text:span></text:p><text:p text:style-name="P80"><text:span text:style-name="T13">32 bits</text:span></text:p></draw:text-box></draw:frame><draw:frame draw:style-name="gr4" draw:text-style-name="P80" svg:width="2.033cm" svg:height="1.271cm" svg:x="9.176cm" svg:y="2.94cm"><draw:text-box><text:p text:style-name="P80"><text:span text:style-name="T13">$710045</text:span></text:p><text:p text:style-name="P80"><text:span text:style-name="T13">8 bits</text:span></text:p></draw:text-box></draw:frame><draw:line draw:style-name="gr5" draw:text-style-name="P81" svg:x1="10.192cm" svg:y1="1.67cm" svg:x2="10.192cm" svg:y2="2.94cm"><text:p/></draw:line><draw:line draw:style-name="gr5" draw:text-style-name="P81" svg:x1="7.398cm" svg:y1="1.67cm" svg:x2="7.398cm" svg:y2="2.94cm"><text:p/></draw:line><draw:line draw:style-name="gr5" draw:text-style-name="P81" svg:x1="2.572cm" svg:y1="3.702cm" svg:x2="3.588cm" svg:y2="3.702cm"><text:p/></draw:line><draw:rect draw:style-name="gr6" draw:text-style-name="P82" svg:width="0.763cm" svg:height="0.763cm" svg:x="3.588cm" svg:y="3.194cm"><text:p/></draw:rect><draw:line draw:style-name="gr5" draw:text-style-name="P81" svg:x1="4.35cm" svg:y1="3.702cm" svg:x2="5.874cm" svg:y2="3.702cm"><text:p/></draw:line><draw:line draw:style-name="gr5" draw:text-style-name="P81" svg:x1="4.096cm" svg:y1="2.432cm" svg:x2="4.096cm" svg:y2="3.194cm"><text:p/></draw:line><draw:frame draw:style-name="gr7" draw:text-style-name="P83" svg:width="2.541cm" svg:height="1.271cm" svg:x="1.81cm" svg:y="1.67cm"><draw:text-box><text:p text:style-name="P83"><text:span text:style-name="T13">$71005f :0</text:span></text:p><text:p text:style-name="P83"><text:span text:style-name="T13">en/dis-able</text:span></text:p></draw:text-box></draw:frame><draw:frame draw:style-name="gr7" draw:text-style-name="P83" svg:width="1.525cm" svg:height="0.763cm" svg:x="1.302cm" svg:y="3.194cm"><draw:text-box><text:p text:style-name="P83"><text:span text:style-name="T13">clock</text:span></text:p></draw:text-box></draw:frame><draw:line draw:style-name="gr8" draw:text-style-name="P81" svg:x1="10.192cm" svg:y1="2.432cm" svg:x2="12.224cm" svg:y2="2.432cm"><text:p/></draw:line><draw:line draw:style-name="gr8" draw:text-style-name="P81" svg:x1="7.398cm" svg:y1="2.178cm" svg:x2="12.224cm" svg:y2="2.178cm"><text:p/></draw:line><draw:frame draw:style-name="gr7" draw:text-style-name="P80" svg:width="2.795cm" svg:height="1.271cm" svg:x="12.224cm" svg:y="1.67cm"><draw:text-box><text:p text:style-name="P80"><text:span text:style-name="T13">$71005f :1</text:span></text:p><text:p text:style-name="P80"><text:span text:style-name="T13">load on edge</text:span></text:p></draw:text-box></draw:frame><draw:line draw:style-name="gr8" draw:text-style-name="P81" svg:x1="5.112cm" svg:y1="3.698cm" svg:x2="5.112cm" svg:y2="4.714cm"><text:p/></draw:line><draw:line draw:style-name="gr8" draw:text-style-name="P81" svg:x1="5.112cm" svg:y1="4.676cm" svg:x2="12.224cm" svg:y2="4.676cm"><text:p/></draw:line><draw:line draw:style-name="gr8" draw:text-style-name="P81" svg:x1="12.224cm" svg:y1="4.714cm" svg:x2="12.224cm" svg:y2="3.698cm"><text:p/></draw:line><draw:line draw:style-name="gr5" draw:text-style-name="P81" svg:x1="12.224cm" svg:y1="3.698cm" svg:x2="11.208cm" svg:y2="3.698cm"><text:p/></draw:line></draw:g></text:p>
      <text:p text:style-name="P7"/>
      <text:p text:style-name="P7"/>
      <text:p text:style-name="P7"/>
      <text:p text:style-name="P7"/>
      <text:p text:style-name="P7"/>
      <text:p text:style-name="P7"/>
      <text:p text:style-name="P7"/>
      <text:p text:style-name="P7"/>
      <text:p text:style-name="P7"/>
      <text:p text:style-name="P7"/>
      <text:p text:style-name="P7">Note : the ports are not reinitialized by a CPU reset but when batteries are removed.</text:p>
      <text:h text:style-name="P26" text:outline-level="1">Stealth I/O</text:h>
      <text:h text:style-name="P27" text:outline-level="2">Overview</text:h>
      <text:p text:style-name="P7"/>
      <text:p text:style-name="P7">The status of the various protections can only be changed when a global "lock" is deactivated. <text:s/>For historical reasons, this "lock" is called "the Protection" in this document (note the capital P).</text:p>
      <text:p text:style-name="P7"/>
      <text:p text:style-name="P12"><text:span text:style-name="T5">Note:</text:span><text:span text:style-name="T2"> “consecutive accesses” means consecutive in </text:span><text:span text:style-name="T4">time</text:span><text:span text:style-name="T2">, not (necessarily) consecutive </text:span><text:span text:style-name="T4">addresses</text:span><text:span text:style-name="T2">.)</text:span></text:p>
      <text:p text:style-name="P12"><text:span text:style-name="T5">Note2:</text:span><text:span text:style-name="T2"> information is given for TI89 which have $200000 as FLASH ROM base address. Nothing is changed for other models apart base address.</text:span></text:p>
      <text:p text:style-name="P7"/>
      <text:p text:style-name="P12"><text:span text:style-name="T2">The following protection features are </text:span><text:span text:style-name="T4">always</text:span><text:span text:style-name="T2"> active, they cannot be disabled.</text:span></text:p>
      <text:p text:style-name="P7"/>
      <text:p text:style-name="P40">All HW models:</text:p>
      <text:list text:style-name="WW8Num8">
        <text:list-item text:start-value="1">
          <text:p text:style-name="P69"><text:span text:style-name="T2">write accesses to the boot installer sector ($200000-$20FFFF) are filtered and never reach the flash ROM. This sector is *</text:span><text:span text:style-name="T4">also</text:span><text:span text:style-name="T2">* permanently write protected by a feature of the flash ROM chip.</text:span></text:p>
        </text:list-item>
      </text:list>
      <text:p text:style-name="P40">HW1 specific:</text:p>
      <text:list text:style-name="WW8Num8">
        <text:list-item text:start-value="1">
          <text:p text:style-name="P70">any four consecutive accesses to $1C0000-$1FFFFF crashes the calculator,</text:p>
        </text:list-item>
        <text:list-item>
          <text:p text:style-name="P70">any three consecutive access to a flash ROM sector (64K) that is within the "multiple access forbidden" range crashes the calculator. Effectively inhibits the CPU from fetching instructions from the archive memory.</text:p>
        </text:list-item>
      </text:list>
      <text:p text:style-name="P40">HW2/3 specific:</text:p>
      <text:list text:style-name="WW8Num8">
        <text:list-item text:start-value="1">
          <text:p text:style-name="P70">an instruction fetch from a flash ROM sector (64K) that is within the "execution forbidden" range crashes the calculator. (See $700012).</text:p>
        </text:list-item>
        <text:list-item>
          <text:p text:style-name="P70">an instruction fetch from a RAM 4K page that has its "execution forbidden" bit set crashes the calculator. <text:s/>The protection hardware also considers the "shadow RAM" range $040000-$1FFFFF to be part of the last RAM page. See $700000.</text:p>
        </text:list-item>
      </text:list>
      <text:p text:style-name="P7"/>
      <text:p text:style-name="P7">The following protections are enabled only when the Protection is enabled.</text:p>
      <text:p text:style-name="P40">All HW models:</text:p>
      <text:list text:style-name="WW8Num8">
        <text:list-item text:start-value="1">
          <text:p text:style-name="P70">write accesses to the flash ROM ($210000-$3FFFFF) are filtered and never reach the flash ROM.</text:p>
        </text:list-item>
        <text:list-item>
          <text:p text:style-name="P70">the certificate memory ($210000-$211FFF) is read protected when the Protection is enabled. Read/write otherwise.</text:p>
        </text:list-item>
        <text:list-item>
          <text:p text:style-name="P70">the memory at $218000-$219FFF is read protected. Same as above.</text:p>
        </text:list-item>
      </text:list>
      <text:p text:style-name="P40">HW2/3 specific:</text:p>
      <text:p text:style-name="P40">- certain memory mapped I/O ports are locked and protected against modification. <text:s/>(These include, of course, the RAM page protection bit mask and the flash ROM executable sector limit.)</text:p>
      <text:p text:style-name="P7"/>
      <text:p text:style-name="P7">The following protections can be enabled and disabled at any time.</text:p>
      <text:p text:style-name="P40">All HW models:</text:p>
      <text:list text:style-name="WW8Num8">
        <text:list-item text:start-value="1">
          <text:p text:style-name="P70">write accesses to $000000-$00011F are filtered and trigger interrupt 7. See $600001.</text:p>
        </text:list-item>
      </text:list>
      <text:p text:style-name="P7"/>
      <text:h text:style-name="P27" text:outline-level="2">Address space (again)</text:h>
      <text:p text:style-name="Text_20_body"/>
      <text:p text:style-name="Standard">Detailled reminder on TI89:</text:p>
      <table:table table:name="Tableau57" table:style-name="Tableau57">
        <table:table-column table:style-name="Tableau57.A"/>
        <table:table-column table:style-name="Tableau57.B"/>
        <table:table-column table:style-name="Tableau57.C"/>
        <table:table-row>
          <table:table-cell table:style-name="Tableau57.A1" office:value-type="string">
            <text:p text:style-name="P7">Address</text:p>
          </table:table-cell>
          <table:table-cell table:style-name="Tableau57.A1" office:value-type="string">
            <text:p text:style-name="P8">Size</text:p>
          </table:table-cell>
          <table:table-cell table:style-name="Tableau57.C1" office:value-type="string">
            <text:p text:style-name="P7">Description</text:p>
          </table:table-cell>
        </table:table-row>
        <table:table-row>
          <table:table-cell table:style-name="Tableau57.A2" office:value-type="string">
            <text:p text:style-name="P15">$000000-$1FFFFF</text:p>
            <text:p text:style-name="P15"><text:s text:c="2"/>$000000-$00011F</text:p>
          </table:table-cell>
          <table:table-cell table:number-columns-spanned="2">
            <table:table table:is-sub-table="true">
              <table:table-column table:style-name="Tableau57.B"/>
              <table:table-column table:style-name="Tableau57.C"/>
              <table:table-row>
                <table:table-cell table:style-name="Tableau57.A2" office:value-type="string">
                  <text:p text:style-name="P14">2 MB</text:p>
                </table:table-cell>
                <table:table-cell table:style-name="Tableau57.B2.2.1" office:value-type="string">
                  <text:p text:style-name="P15">RAM (256KB, repeated 8 times)</text:p>
                </table:table-cell>
              </table:table-row>
              <table:table-row>
                <table:table-cell table:style-name="Tableau57.A2" office:value-type="string">
                  <text:p text:style-name="P14">288</text:p>
                </table:table-cell>
                <table:table-cell table:style-name="Tableau57.B2.2.1" office:value-type="string">
                  <text:p text:style-name="P15">Write protected</text:p>
                </table:table-cell>
              </table:table-row>
            </table:table>
          </table:table-cell>
          <table:covered-table-cell/>
        </table:table-row>
        <table:table-row>
          <table:table-cell table:style-name="Tableau57.A2" office:value-type="string">
            <text:p text:style-name="P15"/>
          </table:table-cell>
          <table:table-cell table:style-name="Tableau57.A2" office:value-type="string">
            <text:p text:style-name="P14"/>
          </table:table-cell>
          <table:table-cell table:style-name="Tableau57.B2.2.1" office:value-type="string">
            <text:p text:style-name="P15"/>
          </table:table-cell>
        </table:table-row>
        <table:table-row>
          <table:table-cell table:style-name="Tableau57.A2" office:value-type="string">
            <text:p text:style-name="P15">$200000-$3FFFFF</text:p>
            <text:p text:style-name="P15"><text:s text:c="2"/>$200000-$20FFFF</text:p>
            <text:p text:style-name="P15"><text:s text:c="2"/>$210000-$211FFF</text:p>
            <text:p text:style-name="P15"><text:s text:c="2"/>$212000-$217FFF</text:p>
            <text:p text:style-name="P15"><text:s text:c="2"/>$218000-$219FFF</text:p>
            <text:p text:style-name="P15"><text:s text:c="2"/>$21A000-$3FFFFF</text:p>
          </table:table-cell>
          <table:table-cell table:number-columns-spanned="2">
            <table:table table:is-sub-table="true">
              <table:table-column table:style-name="Tableau57.B"/>
              <table:table-column table:style-name="Tableau57.C"/>
              <table:table-row>
                <table:table-cell table:style-name="Tableau57.A2" office:value-type="string">
                  <text:p text:style-name="P14">2 MB</text:p>
                </table:table-cell>
                <table:table-cell table:style-name="Tableau57.B2.2.1" office:value-type="string">
                  <text:p text:style-name="P15">FLASH ROM (write protected)</text:p>
                </table:table-cell>
              </table:table-row>
              <table:table-row>
                <table:table-cell table:style-name="Tableau57.A2" office:value-type="string">
                  <text:p text:style-name="P14">64 KB</text:p>
                </table:table-cell>
                <table:table-cell table:style-name="Tableau57.B2.2.1" office:value-type="string">
                  <text:p text:style-name="P15">Boot code, always write protected</text:p>
                </table:table-cell>
              </table:table-row>
              <table:table-row>
                <table:table-cell table:style-name="Tableau57.A2" office:value-type="string">
                  <text:p text:style-name="P14">8 KB</text:p>
                </table:table-cell>
                <table:table-cell table:style-name="Tableau57.B2.2.1" office:value-type="string">
                  <text:p text:style-name="P15">Certificate memory (read protected)</text:p>
                </table:table-cell>
              </table:table-row>
              <table:table-row>
                <table:table-cell table:style-name="Tableau57.A2" office:value-type="string">
                  <text:p text:style-name="P14">24 KB</text:p>
                </table:table-cell>
                <table:table-cell table:style-name="Tableau57.B2.2.1" office:value-type="string">
                  <text:p text:style-name="P15">available for code/data</text:p>
                </table:table-cell>
              </table:table-row>
              <table:table-row>
                <table:table-cell table:style-name="Tableau57.A2" office:value-type="string">
                  <text:p text:style-name="P14">8 KB</text:p>
                </table:table-cell>
                <table:table-cell table:style-name="Tableau57.B2.2.1" office:value-type="string">
                  <text:p text:style-name="P15">(read protected ?!?)</text:p>
                </table:table-cell>
              </table:table-row>
              <table:table-row>
                <table:table-cell table:style-name="Tableau57.A2" office:value-type="string">
                  <text:p text:style-name="P14">1944 KB</text:p>
                </table:table-cell>
                <table:table-cell table:style-name="Tableau57.B2.2.1" office:value-type="string">
                  <text:p text:style-name="P15">available for code/data</text:p>
                </table:table-cell>
              </table:table-row>
            </table:table>
          </table:table-cell>
          <table:covered-table-cell/>
        </table:table-row>
      </table:table>
      <text:p text:style-name="P7"/>
      <text:p text:style-name="P7">Stealth I/O on TI89:</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15">Address</text:p>
          </table:table-cell>
          <table:table-cell table:style-name="Tableau58.A1" office:value-type="string">
            <text:p text:style-name="P14">Size</text:p>
          </table:table-cell>
          <table:table-cell table:style-name="Tableau58.A1" office:value-type="string">
            <text:p text:style-name="P15">Type</text:p>
          </table:table-cell>
          <table:table-cell table:style-name="Tableau58.D1" office:value-type="string">
            <text:p text:style-name="P15">Use</text:p>
          </table:table-cell>
        </table:table-row>
        <table:table-row>
          <table:table-cell table:style-name="Tableau58.A2" office:value-type="string">
            <text:p text:style-name="P15"><text:s text:c="2"/>$040000-$07FFFF</text:p>
            <text:p text:style-name="P15"><text:s text:c="2"/>$080000-$0BFFFF</text:p>
            <text:p text:style-name="P15"><text:s text:c="2"/>$0C0000-$0FFFFF</text:p>
          </table:table-cell>
          <table:table-cell table:number-columns-spanned="2">
            <table:table table:is-sub-table="true">
              <table:table-column table:style-name="Tableau58.B"/>
              <table:table-column table:style-name="Tableau58.C"/>
              <table:table-row>
                <table:table-cell table:style-name="Tableau58.A2" office:value-type="string">
                  <text:p text:style-name="P14">256 KB</text:p>
                </table:table-cell>
                <table:table-cell table:style-name="Tableau58.A2" office:value-type="string">
                  <text:p text:style-name="P15">stealth I/O (HW1 only)</text:p>
                </table:table-cell>
              </table:table-row>
              <table:table-row>
                <table:table-cell table:style-name="Tableau58.A2" office:value-type="string">
                  <text:p text:style-name="P14">256 KB</text:p>
                </table:table-cell>
                <table:table-cell table:style-name="Tableau58.A2" office:value-type="string">
                  <text:p text:style-name="P15">stealth I/O (HW1 only)</text:p>
                </table:table-cell>
              </table:table-row>
              <table:table-row>
                <table:table-cell table:style-name="Tableau58.A2" office:value-type="string">
                  <text:p text:style-name="P14">256 KB</text:p>
                </table:table-cell>
                <table:table-cell table:style-name="Tableau58.A2" office:value-type="string">
                  <text:p text:style-name="P15">stealth I/O (HW1 only)</text:p>
                </table:table-cell>
              </table:table-row>
            </table:table>
          </table:table-cell>
          <table:covered-table-cell/>
          <table:table-cell table:style-name="Tableau58.D2" office:value-type="string">
            <text:p text:style-name="P15">Archive memory limit bitmask</text:p>
          </table:table-cell>
        </table:table-row>
        <table:table-row>
          <table:table-cell table:style-name="Tableau58.A2" office:value-type="string">
            <text:p text:style-name="P15"><text:s text:c="2"/>$180000-$1BFFFF</text:p>
            <text:p text:style-name="P15"><text:s text:c="2"/>$1C0000-$1FFFFF</text:p>
          </table:table-cell>
          <table:table-cell table:number-columns-spanned="3">
            <table:table table:is-sub-table="true">
              <table:table-column table:style-name="Tableau58.B"/>
              <table:table-column table:style-name="Tableau58.C"/>
              <table:table-column table:style-name="Tableau58.D"/>
              <table:table-row>
                <table:table-cell table:style-name="Tableau58.A2" office:value-type="string">
                  <text:p text:style-name="P14">256 KB</text:p>
                </table:table-cell>
                <table:table-cell table:style-name="Tableau58.A2" office:value-type="string">
                  <text:p text:style-name="P15">stealth I/O</text:p>
                </table:table-cell>
                <table:table-cell table:style-name="Tableau58.D2" office:value-type="string">
                  <text:p text:style-name="P15">Screen ON/OFF</text:p>
                </table:table-cell>
              </table:table-row>
              <table:table-row>
                <table:table-cell table:style-name="Tableau58.A2" office:value-type="string">
                  <text:p text:style-name="P14">256 KB</text:p>
                </table:table-cell>
                <table:table-cell table:style-name="Tableau58.A2" office:value-type="string">
                  <text:p text:style-name="P15">stealth I/O</text:p>
                </table:table-cell>
                <table:table-cell table:style-name="Tableau58.D2" office:value-type="string">
                  <text:p text:style-name="P15">Protection enable/disable</text:p>
                </table:table-cell>
              </table:table-row>
            </table:table>
          </table:table-cell>
          <table:covered-table-cell/>
          <table:covered-table-cell/>
        </table:table-row>
        <table:table-row>
          <table:table-cell table:style-name="Tableau58.A2" office:value-type="string">
            <text:p text:style-name="P15"><text:s text:c="2"/>$200000-$20FFFF</text:p>
            <text:p text:style-name="P15"><text:s text:c="2"/>$212000-$217FFF</text:p>
            <text:p text:style-name="P15"><text:s text:c="2"/>$21A000-$21FFFF</text:p>
          </table:table-cell>
          <table:table-cell table:number-columns-spanned="2">
            <table:table table:is-sub-table="true">
              <table:table-column table:style-name="Tableau58.B"/>
              <table:table-column table:style-name="Tableau58.C"/>
              <table:table-row>
                <table:table-cell table:style-name="Tableau58.A2" office:value-type="string">
                  <text:p text:style-name="P14">64 KB</text:p>
                </table:table-cell>
                <table:table-cell table:style-name="Tableau58.A2" office:value-type="string">
                  <text:p text:style-name="P15">stealth I/O</text:p>
                </table:table-cell>
              </table:table-row>
              <table:table-row>
                <table:table-cell table:style-name="Tableau58.A2" office:value-type="string">
                  <text:p text:style-name="P14">64 KB</text:p>
                </table:table-cell>
                <table:table-cell table:style-name="Tableau58.A2" office:value-type="string">
                  <text:p text:style-name="P15">stealth I/O</text:p>
                </table:table-cell>
              </table:table-row>
              <table:table-row>
                <table:table-cell table:style-name="Tableau58.A2" office:value-type="string">
                  <text:p text:style-name="P14">64 KB</text:p>
                </table:table-cell>
                <table:table-cell table:style-name="Tableau58.A2" office:value-type="string">
                  <text:p text:style-name="P15">stealth I/O</text:p>
                </table:table-cell>
              </table:table-row>
            </table:table>
          </table:table-cell>
          <table:covered-table-cell/>
          <table:table-cell table:style-name="Tableau58.D2" office:value-type="string">
            <text:p text:style-name="P15">Protection access authorization</text:p>
          </table:table-cell>
        </table:table-row>
      </table:table>
      <text:p text:style-name="P7"/>
      <text:h text:style-name="P27" text:outline-level="2">Use</text:h>
      <text:p text:style-name="P7"/>
      <text:p text:style-name="P7">Apart from the dedicated (memory mapped) I/O, there are special "stealth" I/O ports that occupy parts of the RAM and the flash ROM address ranges.</text:p>
      <text:p text:style-name="P12"><text:span text:style-name="T2">Every access (read or write) to these special address ranges will issue a transparent stealth I/O operation as well as performing the usual access to RAM or flash ROM. <text:s/>To make things less complicated, it is only the </text:span><text:span text:style-name="T4">address</text:span><text:span text:style-name="T2"> and the </text:span><text:span text:style-name="T4">type</text:span><text:span text:style-name="T2"> of the access (HW1: READ or WRITE, HW2/3: READ/WRITE and CPU function codes FC2-FC0) that matters to a stealth I/O port, not the actual data. <text:s/>Be careful when WRITING to a stealth I/O port that occupies the same address range as RAM !</text:span></text:p>
      <text:p text:style-name="P7"/>
      <text:p text:style-name="P12"><text:span text:style-name="T2">"N consecutive accesses [to a memory range]" means that there must be no other bus activity during these N accesses (they must be consecutive in </text:span><text:span text:style-name="T4">time</text:span><text:span text:style-name="T2">). Remember that the HW1 LCD controller DMA is constantly fetching pixel data from RAM. Use $600015:1 to disable it.</text:span></text:p>
      <text:p text:style-name="P7"/>
      <text:p text:style-name="P7">The Protection must be disabled for changes to have any effect.</text:p>
      <text:p text:style-name="P7"/>
      <text:p text:style-name="P41">$040000-$07FFFF: (HW1 only)</text:p>
      <text:p text:style-name="P41"><text:s text:c="2"/>READ: <text:s/>clears archive memory limit bit 0</text:p>
      <text:p text:style-name="P41"><text:s text:c="2"/>WRITE: sets archive memory limit bit 0</text:p>
      <text:p text:style-name="P41">$080000-$0BFFFF: (HW1 only)</text:p>
      <text:p text:style-name="P41"><text:s text:c="2"/>READ: <text:s/>clears archive memory limit bit 1</text:p>
      <text:p text:style-name="P41"><text:s text:c="2"/>WRITE: sets archive memory limit bit 1</text:p>
      <text:p text:style-name="P41">$0C0000-$0FFFFF: (HW1 only)</text:p>
      <text:p text:style-name="P41"><text:s text:c="2"/>READ: <text:s/>clears archive memory limit bit 2</text:p>
      <text:p text:style-name="P41"><text:s text:c="2"/>WRITE: sets archive memory limit bit 2</text:p>
      <text:p text:style-name="P7"/>
      <text:p text:style-name="P7">Three consecutive access to any address &gt;=$390000+'limit'*$10000 and &lt;$400000, where 'limit' is the combined value of the three bits above, crashes the calculator. <text:s/>Use 'limit'=%111 to disable this protection altogether.</text:p>
      <text:p text:style-name="P7"/>
      <text:p text:style-name="P7">(HW2/3:? The CPU must be in supervisor mode for changes to have any effect.)</text:p>
      <text:p text:style-name="P7"/>
      <text:p text:style-name="P41">$180000-$1BFFFF: Screen power control</text:p>
      <text:p text:style-name="P41"><text:s text:c="2"/>READ: <text:s/>Screen power off</text:p>
      <text:p text:style-name="P41"><text:s text:c="2"/>WRITE: Screen power on</text:p>
      <text:p text:style-name="P41">Note: The screen is automatically powered up on reads from the range</text:p>
      <text:p text:style-name="P7"/>
      <text:p text:style-name="P42">$200000-$3FFFFF. <text:s/>(However, $60001D:4 is always obeyed.)</text:p>
      <text:p text:style-name="P42"/>
      <text:p text:style-name="P42">$1C0000-$1FFFFF: "the Protection" enable/disable</text:p>
      <text:p text:style-name="P42">Note: Four consecutive accesses to this range crashes a HW1 calc!</text:p>
      <text:p text:style-name="P42"><text:s text:c="2"/>READ: <text:s/>Enable the Protection</text:p>
      <text:p text:style-name="P42"><text:s text:c="2"/>WRITE: Disable the Protection</text:p>
      <text:p text:style-name="P42">Note: No access to this range will have any effect unless the access is</text:p>
      <text:p text:style-name="P42">"authorized," see below.</text:p>
      <text:p text:style-name="P42"/>
      <text:p text:style-name="P42">$200000-$20FFFF,</text:p>
      <text:p text:style-name="P42">$212000-$217FFF,</text:p>
      <text:p text:style-name="P42">$21A000-$21FFFF: "the Protection" access authorization</text:p>
      <text:p text:style-name="P42">HW1:</text:p>
      <text:p text:style-name="P42"><text:s text:c="2"/>In order to alter the state of the Protection, THREE consecutive read</text:p>
      <text:p text:style-name="P42"><text:s text:c="2"/>accesses must occur from any of the three ranges above immediately prior</text:p>
      <text:p text:style-name="P42"><text:s text:c="2"/>to the access to the Protection enable/disable range.</text:p>
      <text:p text:style-name="P42">HW2/3:</text:p>
      <text:p text:style-name="P42"><text:s text:c="2"/>(Note: This is somewhat complicated and I don't know exactly how it works.</text:p>
      <text:p text:style-name="P42"><text:s text:c="3"/>The procedure listed below is probably too strict. <text:s/>Anyway, this is what</text:p>
      <text:p text:style-name="P42"><text:s text:c="3"/>AMS and the boot sector does.)</text:p>
      <text:p text:style-name="P42"><text:s text:c="2"/>In order to alter the state of the Protection, (at least) SEVEN supervisor</text:p>
      <text:p text:style-name="P42"><text:s text:c="2"/>instruction fetches must occur from any of the three ranges above prior to</text:p>
      <text:p text:style-name="P42"><text:s text:c="2"/>the access to the Protection enable/disable range. <text:s/>The choice of</text:p>
      <text:p text:style-name="P42"><text:s text:c="2"/>instructions is not arbitrary, it must be one of the following sequences:</text:p>
      <text:p text:style-name="P42"><text:s text:c="2"/>* To DISABLE the Protection: <text:s/>$4E71, &lt;multiple non-instruction accesses</text:p>
      <text:p text:style-name="P42"><text:s text:c="4"/>are allowed here&gt;, $4E71, $4E71, $46FC, $2700, $3080, &lt;any instruction</text:p>
      <text:p text:style-name="P42"><text:s text:c="4"/>here&gt;. <text:s/>The very next access must be the WRITE to the Protection enable/</text:p>
      <text:p text:style-name="P42"><text:s text:c="4"/>disable range.</text:p>
      <text:p text:style-name="P42"><text:s text:c="2"/>* To ENABLE the Protection: <text:s/>$4E71, &lt;multiple non-instruction accesses are</text:p>
      <text:p text:style-name="P42"><text:s text:c="4"/>allowed here&gt;, $4E71, $4E71, $46FC, $2700, $3010, &lt;any instruction</text:p>
      <text:p text:style-name="P42"><text:s text:c="4"/>here&gt;. <text:s/>The very next access must be the READ from the Protection</text:p>
      <text:p text:style-name="P42"><text:s text:c="4"/>enable/disable range.</text:p>
      <text:p text:style-name="P42"><text:s text:c="2"/>($4E71="nop", $46FC="move #imm16,sr", $3080="move.w d0,(a0)",</text:p>
      <text:p text:style-name="P42"><text:s text:c="3"/>$3010="move.w (a0),d0")</text:p>
      <text:p text:style-name="P7"/>
      <text:p text:style-name="P1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Arial Unicode MS'" style:font-charset="x-symbol"/>
    <style:font-face style:name="StarSymbol" svg:font-family="StarSymbol"/>
    <style:font-face style:name="Tahoma2" svg:font-family="Tahoma"/>
    <style:font-face style:name="Courier New" svg:font-family="'Courier New'" style:font-family-generic="modern"/>
    <style:font-face style:name="MS Mincho" svg:font-family="'MS Mincho', 'MS ??'" style:font-family-generic="roman"/>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Tahoma1" svg:font-family="Tahom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New Roman" fo:font-size="12pt" fo:language="fr" fo:country="FR" style:font-name-asian="Lucida Sans Unicode1" style:font-size-asian="12pt" style:language-asian="fr" style:country-asian="FR" style:font-name-complex="Courier New"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WW-Titre"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WW-Titre"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 fo:font-weight="bold"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WW-Titre"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Courier New" style:font-size-complex="14pt"/>
    </style:style>
    <style:style style:name="WW-Répertoire" style:family="paragraph" style:parent-style-name="Standard">
      <style:paragraph-properties text:number-lines="false" text:line-number="0"/>
    </style:style>
    <style:style style:name="WW-Titre_20_de_20_table_20_des_20_matières" style:display-name="WW-Titre de table des matières" style:family="paragraph" style:parent-style-name="WW-Titre">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Texte_20_brut" style:display-name="WW-Texte brut" style:family="paragraph" style:parent-style-name="Standard">
      <style:paragraph-properties fo:orphans="2" fo:widows="2" fo:hyphenation-ladder-count="no-limit"/>
      <style:text-properties style:use-window-font-color="true" style:font-name="Courier New" fo:font-size="10pt" fo:language="en" fo:country="GB" style:font-name-asian="Times New Roman" style:font-size-asian="10pt" style:language-asian="fr" style:country-asian="FR"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WW8Num2z0" style:family="text">
      <style:text-properties style:font-name="StarSymbol2" fo:font-size="9pt" style:font-size-asian="9pt" style:font-name-complex="Lucida Sans Unicode1" style:font-size-complex="9pt"/>
    </style:style>
    <style:style style:name="WW-Police_20_par_20_défaut" style:display-name="WW-Police par défaut" style:family="text"/>
    <style:style style:name="WW-Caractères_20_de_20_numérotation" style:display-name="WW-Caractères de numérotation" style:family="text"/>
    <style:style style:name="WW-Puces" style:family="text">
      <style:text-properties style:font-name="StarSymbol2" fo:font-size="9pt" style:font-name-asian="StarSymbol2" style:font-size-asian="9pt" style:font-name-complex="Lucida Sans Unicode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tarSymbol2"/>
      </text:list-level-style-bullet>
      <text:list-level-style-bullet text:level="2" text:style-name="WW8Num2z0" style:num-suffix="." text:bullet-char="–">
        <style:list-level-properties text:space-before="0.499cm" text:min-label-width="0.499cm"/>
        <style:text-properties style:font-name="StarSymbol2"/>
      </text:list-level-style-bullet>
      <text:list-level-style-bullet text:level="3" text:style-name="WW8Num2z0" style:num-suffix="." text:bullet-char="–">
        <style:list-level-properties text:space-before="0.999cm" text:min-label-width="0.499cm"/>
        <style:text-properties style:font-name="StarSymbol2"/>
      </text:list-level-style-bullet>
      <text:list-level-style-bullet text:level="4" text:style-name="WW8Num2z0" style:num-suffix="." text:bullet-char="–">
        <style:list-level-properties text:space-before="1.498cm" text:min-label-width="0.499cm"/>
        <style:text-properties style:font-name="StarSymbol2"/>
      </text:list-level-style-bullet>
      <text:list-level-style-bullet text:level="5" text:style-name="WW8Num2z0" style:num-suffix="." text:bullet-char="–">
        <style:list-level-properties text:space-before="1.997cm" text:min-label-width="0.499cm"/>
        <style:text-properties style:font-name="StarSymbol2"/>
      </text:list-level-style-bullet>
      <text:list-level-style-bullet text:level="6" text:style-name="WW8Num2z0" style:num-suffix="." text:bullet-char="–">
        <style:list-level-properties text:space-before="2.496cm" text:min-label-width="0.499cm"/>
        <style:text-properties style:font-name="StarSymbol2"/>
      </text:list-level-style-bullet>
      <text:list-level-style-bullet text:level="7" text:style-name="WW8Num2z0" style:num-suffix="." text:bullet-char="–">
        <style:list-level-properties text:space-before="2.995cm" text:min-label-width="0.499cm"/>
        <style:text-properties style:font-name="StarSymbol2"/>
      </text:list-level-style-bullet>
      <text:list-level-style-bullet text:level="8" text:style-name="WW8Num2z0" style:num-suffix="." text:bullet-char="–">
        <style:list-level-properties text:space-before="3.494cm" text:min-label-width="0.499cm"/>
        <style:text-properties style:font-name="StarSymbol2"/>
      </text:list-level-style-bullet>
      <text:list-level-style-bullet text:level="9" text:style-name="WW8Num2z0" style:num-suffix="." text:bullet-char="–">
        <style:list-level-properties text:space-before="3.994cm" text:min-label-width="0.499cm"/>
        <style:text-properties style:font-name="StarSymbol2"/>
      </text:list-level-style-bullet>
      <text:list-level-style-number text:level="10" style:num-suffix="." style:num-format="1">
        <style:list-level-properties text:space-before="4.502cm" text:min-label-width="0.499cm"/>
      </text:list-level-style-number>
    </text:list-style>
    <text:list-style style:name="WW8Num3">
      <text:list-level-style-number text:level="1" style:num-prefix=" " style:num-suffix=" " style:num-format="1">
        <style:list-level-properties text:min-label-width="0.499cm"/>
      </text:list-level-style-number>
      <text:list-level-style-number text:level="2" style:num-prefix=" " style:num-suffix=" " style:num-format="1" text:display-levels="2">
        <style:list-level-properties text:space-before="0.501cm" text:min-label-width="0.499cm"/>
      </text:list-level-style-number>
      <text:list-level-style-number text:level="3" style:num-prefix=" " style:num-suffix=" " style:num-format="1" text:display-levels="3">
        <style:list-level-properties text:space-before="1cm" text:min-label-width="0.499cm"/>
      </text:list-level-style-number>
      <text:list-level-style-number text:level="4" style:num-prefix=" " style:num-suffix=" " style:num-format="1" text:display-levels="4">
        <style:list-level-properties text:space-before="1.501cm" text:min-label-width="0.499cm"/>
      </text:list-level-style-number>
      <text:list-level-style-number text:level="5" style:num-prefix=" " style:num-suffix=" " style:num-format="1" text:display-levels="5">
        <style:list-level-properties text:space-before="2cm" text:min-label-width="0.499cm"/>
      </text:list-level-style-number>
      <text:list-level-style-number text:level="6" style:num-prefix=" " style:num-suffix=" " style:num-format="1" text:display-levels="6">
        <style:list-level-properties text:space-before="2.501cm" text:min-label-width="0.499cm"/>
      </text:list-level-style-number>
      <text:list-level-style-number text:level="7" style:num-prefix=" " style:num-suffix=" " style:num-format="1" text:display-levels="7">
        <style:list-level-properties text:space-before="3.001cm" text:min-label-width="0.499cm"/>
      </text:list-level-style-number>
      <text:list-level-style-number text:level="8" style:num-prefix=" " style:num-suffix=" " style:num-format="1" text:display-levels="8">
        <style:list-level-properties text:space-before="3.502cm" text:min-label-width="0.499cm"/>
      </text:list-level-style-number>
      <text:list-level-style-number text:level="9" style:num-prefix=" " style:num-suffix=" " style:num-format="1" text:display-levels="9">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prefix=" " style:num-suffix=" " style:num-format="1">
        <style:list-level-properties text:min-label-width="0.499cm"/>
      </text:list-level-style-number>
      <text:list-level-style-number text:level="2" style:num-prefix=" " style:num-suffix=" " style:num-format="1" text:display-levels="2">
        <style:list-level-properties text:space-before="0.501cm" text:min-label-width="0.499cm"/>
      </text:list-level-style-number>
      <text:list-level-style-number text:level="3" style:num-prefix=" " style:num-suffix=" " style:num-format="1" text:display-levels="3">
        <style:list-level-properties text:space-before="1cm" text:min-label-width="0.499cm"/>
      </text:list-level-style-number>
      <text:list-level-style-number text:level="4" style:num-prefix=" " style:num-suffix=" " style:num-format="1" text:display-levels="4">
        <style:list-level-properties text:space-before="1.501cm" text:min-label-width="0.499cm"/>
      </text:list-level-style-number>
      <text:list-level-style-number text:level="5" style:num-prefix=" " style:num-suffix=" " style:num-format="1" text:display-levels="5">
        <style:list-level-properties text:space-before="2cm" text:min-label-width="0.499cm"/>
      </text:list-level-style-number>
      <text:list-level-style-number text:level="6" style:num-prefix=" " style:num-suffix=" " style:num-format="1" text:display-levels="6">
        <style:list-level-properties text:space-before="2.501cm" text:min-label-width="0.499cm"/>
      </text:list-level-style-number>
      <text:list-level-style-number text:level="7" style:num-prefix=" " style:num-suffix=" " style:num-format="1" text:display-levels="7">
        <style:list-level-properties text:space-before="3.001cm" text:min-label-width="0.499cm"/>
      </text:list-level-style-number>
      <text:list-level-style-number text:level="8" style:num-prefix=" " style:num-suffix=" " style:num-format="1" text:display-levels="8">
        <style:list-level-properties text:space-before="3.502cm" text:min-label-width="0.499cm"/>
      </text:list-level-style-number>
      <text:list-level-style-number text:level="9" style:num-prefix=" " style:num-suffix=" " style:num-format="1" text:display-levels="9">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style:num-suffix="."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style:num-suffix="."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style:language-asian="fr" style:country-asian="FR"/>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0.73cm" fo:margin-left="0cm" fo:margin-right="0cm" fo:margin-top="0.23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day number:style="long"/>
      <number:text>/</number:text>
      <number:month number:style="long"/>
      <number:text>/</number:text>
      <number:year number:style="long"/>
      <number:year/>
    </number:date-style>
  </office:automatic-styles>
  <office:master-styles>
    <style:master-page style:name="Standard" style:page-layout-name="pm1">
      <style:header>
        <text:p text:style-name="P1"><text:file-name text:display="name-and-extension">TI HW guide.odt</text:file-name></text:p>
      </style:header>
      <style:footer>
        <text:p text:style-name="Footer"><text:span text:style-name="T1"><text:tab/>Page </text:span><text:span text:style-name="T1"><text:page-number text:select-page="current">13</text:page-number></text:span><text:span text:style-name="T1"> sur </text:span><text:span text:style-name="T1"><text:page-count style:num-format="1">23</text:page-count></text:span><text:span text:style-name="T1"><text:tab/></text:span><text:span text:style-name="T1"><text:date style:data-style-name="N106" text:date-value="2007-04-04T19:02:11.15">04/04/200707</text:date></text:span></text:p>
      </style:footer>
    </style:master-page>
    <style:master-page style:name="Endnote" style:page-layout-name="pm2"/>
    <style:master-page style:name="Conversion_20_1" style:display-name="Conversion 1" style:page-layout-name="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TI hardware guide</dc:title>
    <dc:subject>Texas Instruments hand-helds</dc:subject>
    <meta:initial-creator>Romain Liévin</meta:initial-creator>
    <meta:creation-date>1995-11-21T17:41:00</meta:creation-date>
    <dc:creator>Romain Liévin</dc:creator>
    <dc:date>2007-04-04T19:02:11</dc:date>
    <meta:print-date>2005-03-11T19:04:00</meta:print-date>
    <dc:language>fr-FR</dc:language>
    <meta:editing-cycles>309</meta:editing-cycles>
    <meta:editing-duration>PT7H4M19S</meta:editing-duration>
    <meta:user-defined meta:name="Info 1"/>
    <meta:user-defined meta:name="Info 2"/>
    <meta:user-defined meta:name="Info 3"/>
    <meta:user-defined meta:name="Info 4"/>
    <meta:document-statistic meta:table-count="58" meta:image-count="1" meta:object-count="0" meta:page-count="23" meta:paragraph-count="1084" meta:word-count="6609" meta:character-count="37784"/>
  </office:meta>
</office:document-meta>
</file>